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72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0.74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9.42mm"/>
    </style:style>
    <style:style style:name="co8" style:family="table-column">
      <style:table-column-properties fo:break-before="auto" style:column-width="14.48mm"/>
    </style:style>
    <style:style style:name="co9" style:family="table-column">
      <style:table-column-properties fo:break-before="auto" style:column-width="18.66mm"/>
    </style:style>
    <style:style style:name="co10" style:family="table-column">
      <style:table-column-properties fo:break-before="auto" style:column-width="4.99mm"/>
    </style:style>
    <style:style style:name="co11" style:family="table-column">
      <style:table-column-properties fo:break-before="auto" style:column-width="12.4mm"/>
    </style:style>
    <style:style style:name="co12" style:family="table-column">
      <style:table-column-properties fo:break-before="auto" style:column-width="17.23mm"/>
    </style:style>
    <style:style style:name="co13" style:family="table-column">
      <style:table-column-properties fo:break-before="auto" style:column-width="8.89mm"/>
    </style:style>
    <style:style style:name="co14" style:family="table-column">
      <style:table-column-properties fo:break-before="auto" style:column-width="15.33mm"/>
    </style:style>
    <style:style style:name="co15" style:family="table-column">
      <style:table-column-properties fo:break-before="auto" style:column-width="19.54mm"/>
    </style:style>
    <style:style style:name="co16" style:family="table-column">
      <style:table-column-properties fo:break-before="auto" style:column-width="15.17mm"/>
    </style:style>
    <style:style style:name="co17" style:family="table-column">
      <style:table-column-properties fo:break-before="auto" style:column-width="21.64mm"/>
    </style:style>
    <style:style style:name="co18" style:family="table-column">
      <style:table-column-properties fo:break-before="auto" style:column-width="18.19mm"/>
    </style:style>
    <style:style style:name="co19" style:family="table-column">
      <style:table-column-properties fo:break-before="auto" style:column-width="16.58mm"/>
    </style:style>
    <style:style style:name="co20" style:family="table-column">
      <style:table-column-properties fo:break-before="auto" style:column-width="5.04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22.58mm"/>
    </style:style>
    <style:style style:name="co23" style:family="table-column">
      <style:table-column-properties fo:break-before="auto" style:column-width="20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003"/>
    <style:style style:name="ce20" style:family="table-cell" style:parent-style-name="Default" style:data-style-name="N10121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122"/>
    <style:style style:name="ce9" style:family="table-cell" style:parent-style-name="Default" style:data-style-name="N129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1.28mm" svg:height="96.64mm" svg:x="1.21mm" svg:y="50.57mm">
            <draw:object draw:notify-on-update-of-ranges="Sheet1.A3:Sheet1.A10 Sheet1.B2:Sheet1.B2 Sheet1.B3:Sheet1.B10 Sheet1.C2:Sheet1.C2 Sheet1.C3:Sheet1.C10 Sheet1.D2:Sheet1.D2 Sheet1.D3:Sheet1.D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.35mm" svg:y="148.2mm">
            <draw:object draw:notify-on-update-of-ranges="Sheet1.F3:Sheet1.F10 Sheet1.G2:Sheet1.G2 Sheet1.G3:Sheet1.G10 Sheet1.H2:Sheet1.H2 Sheet1.H3:Sheet1.H10 Sheet1.I2:Sheet1.I2 Sheet1.I3:Sheet1.I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09mm" svg:height="77.67mm" svg:x="13.59mm" svg:y="242.03mm">
            <draw:object draw:notify-on-update-of-ranges="Sheet1.BW4:Sheet1.BW45 Sheet1.BW2:Sheet1.BW2 Sheet1.BY4:Sheet1.BY45 Sheet1.CA2:Sheet1.CA2 Sheet1.CC4:Sheet1.CC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8.58mm" svg:height="89.71mm" svg:x="12.99mm" svg:y="334.45mm">
            <draw:object draw:notify-on-update-of-ranges="Sheet1.CP3:Sheet1.CP3 Sheet1.CP4:Sheet1.CP50 Sheet1.CQ3:Sheet1.CQ3 Sheet1.CQ4:Sheet1.CQ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09mm" svg:height="82.19mm" svg:x="12.69mm" svg:y="429.28mm">
            <draw:object draw:notify-on-update-of-ranges="Sheet1.CT2:Sheet1.CT2 Sheet1.CR4:Sheet1.CR45 Sheet1.CW2:Sheet1.CW2 Sheet1.CX4:Sheet1.CX4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ce20"/>
        <table:table-column table:style-name="co10" table:default-cell-style-name="Default"/>
        <table:table-column table:style-name="co7" table:default-cell-style-name="Default"/>
        <table:table-column table:style-name="co11" table:default-cell-style-name="ce13"/>
        <table:table-column table:style-name="co12" table:default-cell-style-name="ce20"/>
        <table:table-column table:style-name="co10" table:default-cell-style-name="Default"/>
        <table:table-column table:style-name="co13" table:default-cell-style-name="Default"/>
        <table:table-column table:style-name="co14" table:default-cell-style-name="ce13"/>
        <table:table-column table:style-name="co9" table:default-cell-style-name="ce8"/>
        <table:table-column table:style-name="co4" table:default-cell-style-name="ce13"/>
        <table:table-column table:style-name="co7" table:default-cell-style-name="Default"/>
        <table:table-column table:style-name="co15" table:default-cell-style-name="ce13"/>
        <table:table-column table:style-name="co9" table:default-cell-style-name="ce9"/>
        <table:table-column table:style-name="co10" table:default-cell-style-name="Default"/>
        <table:table-column table:style-name="co13" table:default-cell-style-name="Default"/>
        <table:table-column table:style-name="co8" table:default-cell-style-name="ce13"/>
        <table:table-column table:style-name="co12" table:default-cell-style-name="ce9"/>
        <table:table-column table:style-name="co10" table:default-cell-style-name="Default"/>
        <table:table-column table:style-name="co13" table:default-cell-style-name="Default"/>
        <table:table-column table:style-name="co16" table:default-cell-style-name="ce13"/>
        <table:table-column table:style-name="co12" table:default-cell-style-name="ce9"/>
        <table:table-column table:style-name="co4" table:default-cell-style-name="Default"/>
        <table:table-column table:style-name="co7" table:default-cell-style-name="Default"/>
        <table:table-column table:style-name="co17" table:default-cell-style-name="ce13"/>
        <table:table-column table:style-name="co9" table:default-cell-style-name="ce9"/>
        <table:table-column table:style-name="co10" table:default-cell-style-name="Default"/>
        <table:table-column table:style-name="co13" table:default-cell-style-name="Default"/>
        <table:table-column table:style-name="co18" table:default-cell-style-name="ce13"/>
        <table:table-column table:style-name="co12" table:default-cell-style-name="ce9"/>
        <table:table-column table:style-name="co10" table:default-cell-style-name="Default"/>
        <table:table-column table:style-name="co7" table:default-cell-style-name="Default"/>
        <table:table-column table:style-name="co19" table:default-cell-style-name="ce13"/>
        <table:table-column table:style-name="co9" table:default-cell-style-name="ce9"/>
        <table:table-column table:style-name="co4" table:default-cell-style-name="Default"/>
        <table:table-column table:style-name="co13" table:default-cell-style-name="Default"/>
        <table:table-column table:style-name="co3" table:default-cell-style-name="ce13"/>
        <table:table-column table:style-name="co5" table:default-cell-style-name="ce9"/>
        <table:table-column table:style-name="co10" table:default-cell-style-name="Default"/>
        <table:table-column table:style-name="co13" table:default-cell-style-name="Default"/>
        <table:table-column table:style-name="co19" table:default-cell-style-name="ce13"/>
        <table:table-column table:style-name="co12" table:default-cell-style-name="ce9"/>
        <table:table-column table:style-name="co4" table:default-cell-style-name="Default"/>
        <table:table-column table:style-name="co7" table:default-cell-style-name="Default"/>
        <table:table-column table:style-name="co19" table:default-cell-style-name="ce13"/>
        <table:table-column table:style-name="co9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9" table:default-cell-style-name="ce9"/>
        <table:table-column table:style-name="co4" table:default-cell-style-name="Default"/>
        <table:table-column table:style-name="co21" table:default-cell-style-name="Default"/>
        <table:table-column table:style-name="co15" table:default-cell-style-name="ce13"/>
        <table:table-column table:style-name="co5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4" table:default-cell-style-name="Default"/>
        <table:table-column table:style-name="co7" table:default-cell-style-name="Default"/>
        <table:table-column table:style-name="co15" table:default-cell-style-name="ce13"/>
        <table:table-column table:style-name="co9" table:default-cell-style-name="ce9"/>
        <table:table-column table:style-name="co20" table:default-cell-style-name="Default"/>
        <table:table-column table:style-name="co21" table:default-cell-style-name="Default"/>
        <table:table-column table:style-name="co22" table:default-cell-style-name="ce13"/>
        <table:table-column table:style-name="co22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4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20" table:default-cell-style-name="Default"/>
        <table:table-column table:style-name="co7" table:default-cell-style-name="Default"/>
        <table:table-column table:style-name="co17" table:default-cell-style-name="ce13"/>
        <table:table-column table:style-name="co5" table:default-cell-style-name="ce9"/>
        <table:table-column table:style-name="co22" table:default-cell-style-name="Default"/>
        <table:table-column table:style-name="co7" table:default-cell-style-name="Default"/>
        <table:table-column table:style-name="co23" table:default-cell-style-name="ce13"/>
        <table:table-column table:style-name="co17" table:default-cell-style-name="ce13"/>
        <table:table-column table:style-name="co5" table:default-cell-style-name="ce13"/>
        <table:table-column table:style-name="co15" table:default-cell-style-name="ce13"/>
        <table:table-column table:style-name="co5" table:default-cell-style-name="ce9"/>
        <table:table-column table:style-name="co22" table:number-columns-repeated="3" table:default-cell-style-name="Default"/>
        <table:table-column table:style-name="co20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 table:number-columns-spanned="3" table:number-rows-spanned="1">
            <text:p>Calls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time</text:p>
          </table:table-cell>
          <table:covered-table-cell table:number-columns-repeated="2"/>
          <table:table-cell/>
          <table:table-cell table:style-name="ce1" office:value-type="string" calcext:value-type="string" table:number-columns-spanned="11" table:number-rows-spanned="1">
            <text:p>DEPTH = 5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11" table:number-rows-spanned="1">
            <text:p>DEPTH = 6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11" table:number-rows-spanned="1">
            <text:p>DEPTH = 7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11" table:number-rows-spanned="1">
            <text:p>DEPTH = 8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9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10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11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7" table:number-rows-spanned="1">
            <text:p>DEPTH = 12</text:p>
          </table:table-cell>
          <table:covered-table-cell table:number-columns-repeated="2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1" office:value-type="string" calcext:value-type="string" table:number-columns-spanned="6" table:number-rows-spanned="1">
            <text:p>DEPTH = 11 / reorder</text:p>
          </table:table-cell>
          <table:covered-table-cell table:style-name="Default"/>
          <table:covered-table-cell table:style-name="ce1"/>
          <table:covered-table-cell table:number-columns-repeated="3" table:style-name="Default"/>
          <table:table-cell/>
          <table:table-cell table:style-name="ce5" office:value-type="string" calcext:value-type="string" table:number-columns-spanned="5" table:number-rows-spanned="1">
            <text:p>DEPTH = 11 / reorder / no stop at volatile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Depth</text:p>
          </table:table-cell>
          <table:table-cell table:style-name="ce2" office:value-type="string" calcext:value-type="string">
            <text:p>minimax</text:p>
          </table:table-cell>
          <table:table-cell table:style-name="ce2" office:value-type="string" calcext:value-type="string">
            <text:p>A-b</text:p>
          </table:table-cell>
          <table:table-cell table:style-name="ce2" office:value-type="string" calcext:value-type="string">
            <text:p>reorder</text:p>
          </table:table-cell>
          <table:table-cell/>
          <table:table-cell office:value-type="string" calcext:value-type="string">
            <text:p>Depth</text:p>
          </table:table-cell>
          <table:table-cell table:style-name="ce2" office:value-type="string" calcext:value-type="string">
            <text:p>minimax</text:p>
          </table:table-cell>
          <table:table-cell table:style-name="ce2" office:value-type="string" calcext:value-type="string">
            <text:p>A-b</text:p>
          </table:table-cell>
          <table:table-cell table:style-name="ce2" office:value-type="string" calcext:value-type="string">
            <text:p>reorder</text:p>
          </table:table-cell>
          <table:table-cell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minimax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A-b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3" table:number-rows-spanned="1">
            <text:p>reorder</text:p>
          </table:table-cell>
          <table:covered-table-cell table:number-columns-repeated="2" table:style-name="Default"/>
          <table:table-cell/>
          <table:table-cell table:style-name="ce1" office:value-type="string" calcext:value-type="string" table:number-columns-spanned="6" table:number-rows-spanned="1">
            <text:p>no stop at volatile</text:p>
          </table:table-cell>
          <table:covered-table-cell table:style-name="Default"/>
          <table:covered-table-cell table:style-name="ce1"/>
          <table:covered-table-cell table:number-columns-repeated="3" table:style-name="Default"/>
          <table:table-cell/>
          <table:table-cell table:style-name="ce1" office:value-type="string" calcext:value-type="string" table:number-columns-spanned="2" table:number-rows-spanned="1">
            <text:p>No multithreading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ultithreading</text:p>
          </table:table-cell>
          <table:covered-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table:formula="of:=SUM([.L4:.L91])" office:value-type="float" office:value="1295269" calcext:value-type="float">
            <text:p>1,295,269</text:p>
          </table:table-cell>
          <table:table-cell table:style-name="ce13" table:formula="of:=SUM([.P4:.P90])" office:value-type="float" office:value="129238" calcext:value-type="float">
            <text:p>129,238</text:p>
          </table:table-cell>
          <table:table-cell table:style-name="ce13" table:formula="of:=SUM([.T4:.T106])" office:value-type="float" office:value="79624" calcext:value-type="float">
            <text:p>79,624</text:p>
          </table:table-cell>
          <table:table-cell/>
          <table:table-cell office:value-type="float" office:value="5" calcext:value-type="float">
            <text:p>5</text:p>
          </table:table-cell>
          <table:table-cell table:style-name="ce20" table:formula="of:=MAX([.M4:.M91])" office:value-type="float" office:value="0.040793" calcext:value-type="float">
            <text:p>0.040793</text:p>
          </table:table-cell>
          <table:table-cell table:style-name="ce20" table:formula="of:=MAX([.Q4:.Q90])" office:value-type="float" office:value="0.017115" calcext:value-type="float">
            <text:p>0.017115</text:p>
          </table:table-cell>
          <table:table-cell table:style-name="ce20" table:formula="of:=MAX([.U4:.U106])" office:value-type="float" office:value="0.016748" calcext:value-type="float">
            <text:p>0.016748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 table:style-name="Default"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max depth</text:p>
          </table:table-cell>
          <table:table-cell table:style-name="Default" office:value-type="string" calcext:value-type="string">
            <text:p>calls</text:p>
          </table:table-cell>
          <table:table-cell table:style-name="Default" office:value-type="string" calcext:value-type="string">
            <text:p>normal calls</text:p>
          </table:table-cell>
          <table:table-cell table:style-name="Default" office:value-type="string" calcext:value-type="string">
            <text:p>extra calls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3" table:formula="of:=SUM([.X4:.X103])" office:value-type="float" office:value="14089978" calcext:value-type="float">
            <text:p>14,089,978</text:p>
          </table:table-cell>
          <table:table-cell table:style-name="ce13" table:formula="of:=SUM([.AB4:.AB86])" office:value-type="float" office:value="458694" calcext:value-type="float">
            <text:p>458,694</text:p>
          </table:table-cell>
          <table:table-cell table:style-name="ce13" table:formula="of:=SUM([.AF4:.AF94])" office:value-type="float" office:value="526870" calcext:value-type="float">
            <text:p>526,870</text:p>
          </table:table-cell>
          <table:table-cell/>
          <table:table-cell office:value-type="float" office:value="6" calcext:value-type="float">
            <text:p>6</text:p>
          </table:table-cell>
          <table:table-cell table:style-name="ce20" table:formula="of:=MAX([.Y4:.Y103])" office:value-type="float" office:value="0.785797" calcext:value-type="float">
            <text:p>0.785797</text:p>
          </table:table-cell>
          <table:table-cell table:style-name="ce20" table:formula="of:=MAX([.AC4:.AC86])" office:value-type="float" office:value="0.035397" calcext:value-type="float">
            <text:p>0.035397</text:p>
          </table:table-cell>
          <table:table-cell table:style-name="ce20" table:formula="of:=MAX([.AG4:.AG94])" office:value-type="float" office:value="0.045676" calcext:value-type="float">
            <text:p>0.0456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1263" calcext:value-type="float">
            <text:p>41,263</text:p>
          </table:table-cell>
          <table:table-cell office:value-type="float" office:value="0.020512" calcext:value-type="float">
            <text:p>0.0205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5" calcext:value-type="float">
            <text:p>1,785</text:p>
          </table:table-cell>
          <table:table-cell office:value-type="float" office:value="0.002319" calcext:value-type="float">
            <text:p>0.002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98" calcext:value-type="float">
            <text:p>1,898</text:p>
          </table:table-cell>
          <table:table-cell office:value-type="float" office:value="0.004185" calcext:value-type="float">
            <text:p>0.0041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9917" calcext:value-type="float">
            <text:p>399,917</text:p>
          </table:table-cell>
          <table:table-cell office:value-type="float" office:value="0.196474" calcext:value-type="float">
            <text:p>0.196474</text:p>
          </table:table-cell>
          <table:table-cell table:style-name="ce13"/>
          <table:table-cell office:value-type="float" office:value="1" calcext:value-type="float">
            <text:p>1</text:p>
          </table:table-cell>
          <table:table-cell office:value-type="float" office:value="9254" calcext:value-type="float">
            <text:p>9,254</text:p>
          </table:table-cell>
          <table:table-cell office:value-type="float" office:value="0.01312" calcext:value-type="float">
            <text:p>0.0131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35" calcext:value-type="float">
            <text:p>7,635</text:p>
          </table:table-cell>
          <table:table-cell office:value-type="float" office:value="0.013416" calcext:value-type="float">
            <text:p>0.0134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17597" calcext:value-type="float">
            <text:p>3,917,597</text:p>
          </table:table-cell>
          <table:table-cell office:value-type="float" office:value="1.311849" calcext:value-type="float">
            <text:p>1.3118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7864" calcext:value-type="float">
            <text:p>17,864</text:p>
          </table:table-cell>
          <table:table-cell office:value-type="float" office:value="0.024113" calcext:value-type="float">
            <text:p>0.0241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880" calcext:value-type="float">
            <text:p>22,880</text:p>
          </table:table-cell>
          <table:table-cell office:value-type="float" office:value="0.040262" calcext:value-type="float">
            <text:p>0.0402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0372770" calcext:value-type="float">
            <text:p>40,372,770</text:p>
          </table:table-cell>
          <table:table-cell office:value-type="float" office:value="18.276288" calcext:value-type="float">
            <text:p>18.2762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2460" calcext:value-type="float">
            <text:p>82,460</text:p>
          </table:table-cell>
          <table:table-cell office:value-type="float" office:value="0.080539" calcext:value-type="float">
            <text:p>0.0805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980" calcext:value-type="float">
            <text:p>80,980</text:p>
          </table:table-cell>
          <table:table-cell office:value-type="float" office:value="0.101316" calcext:value-type="float">
            <text:p>0.10131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5294" calcext:value-type="float">
            <text:p>315,294</text:p>
          </table:table-cell>
          <table:table-cell office:value-type="float" office:value="0.296743" calcext:value-type="float">
            <text:p>0.2967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5736" calcext:value-type="float">
            <text:p>395,736</text:p>
          </table:table-cell>
          <table:table-cell office:value-type="float" office:value="0.562007" calcext:value-type="float">
            <text:p>0.5620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62301" calcext:value-type="float">
            <text:p>2,662,301</text:p>
          </table:table-cell>
          <table:table-cell office:value-type="float" office:value="2.65446" calcext:value-type="float">
            <text:p>2.6544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4317" calcext:value-type="float">
            <text:p>774,317</text:p>
          </table:table-cell>
          <table:table-cell office:value-type="float" office:value="0.961731" calcext:value-type="float">
            <text:p>0.9617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602625" calcext:value-type="float">
            <text:p>7,602,625</text:p>
          </table:table-cell>
          <table:table-cell office:value-type="float" office:value="6.787745" calcext:value-type="float">
            <text:p>6.7877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055865" calcext:value-type="float">
            <text:p>3,055,865</text:p>
          </table:table-cell>
          <table:table-cell office:value-type="float" office:value="4.811951" calcext:value-type="float">
            <text:p>4.8119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505162" calcext:value-type="float">
            <text:p>11,505,162</text:p>
          </table:table-cell>
          <table:table-cell office:value-type="float" office:value="11.559192" calcext:value-type="float">
            <text:p>11.559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794160" calcext:value-type="float">
            <text:p>13,794,160</text:p>
          </table:table-cell>
          <table:table-cell office:value-type="float" office:value="18.590871" calcext:value-type="float">
            <text:p>18.5908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61590" calcext:value-type="float">
            <text:p>4,461,590</text:p>
          </table:table-cell>
          <table:table-cell table:formula="of:=[.CO4]-[.CQ4]" office:value-type="float" office:value="3844116" calcext:value-type="float">
            <text:p>3,844,116</text:p>
          </table:table-cell>
          <table:table-cell office:value-type="float" office:value="617474" calcext:value-type="float">
            <text:p>617,474</text:p>
          </table:table-cell>
          <table:table-cell office:value-type="float" office:value="7.650241" calcext:value-type="float">
            <text:p>7.65024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52375" calcext:value-type="float">
            <text:p>2.5237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3" table:formula="of:=SUM([.AJ4:.AJ97])" office:value-type="float" office:value="113383375" calcext:value-type="float">
            <text:p>113,383,375</text:p>
          </table:table-cell>
          <table:table-cell table:style-name="ce13" table:formula="of:=SUM([.AN4:.AN86])" office:value-type="float" office:value="1599148" calcext:value-type="float">
            <text:p>1,599,148</text:p>
          </table:table-cell>
          <table:table-cell table:style-name="ce13" table:formula="of:=SUM([.AR4:.AR84])" office:value-type="float" office:value="2386575" calcext:value-type="float">
            <text:p>2,386,575</text:p>
          </table:table-cell>
          <table:table-cell/>
          <table:table-cell office:value-type="float" office:value="7" calcext:value-type="float">
            <text:p>7</text:p>
          </table:table-cell>
          <table:table-cell table:style-name="ce20" table:formula="of:=MAX([.AK4:.AK97])" office:value-type="float" office:value="2.788252" calcext:value-type="float">
            <text:p>2.788252</text:p>
          </table:table-cell>
          <table:table-cell table:style-name="ce20" table:formula="of:=MAX([.AO4:.AO86])" office:value-type="float" office:value="0.080037" calcext:value-type="float">
            <text:p>0.080037</text:p>
          </table:table-cell>
          <table:table-cell table:style-name="ce20" table:formula="of:=MAX([.AS4:.AS84])" office:value-type="float" office:value="0.211507" calcext:value-type="float">
            <text:p>0.21150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7456" calcext:value-type="float">
            <text:p>67,456</text:p>
          </table:table-cell>
          <table:table-cell office:value-type="float" office:value="0.025837" calcext:value-type="float">
            <text:p>0.02583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60" calcext:value-type="float">
            <text:p>2,460</text:p>
          </table:table-cell>
          <table:table-cell office:value-type="float" office:value="0.003395" calcext:value-type="float">
            <text:p>0.0033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33" calcext:value-type="float">
            <text:p>2,733</text:p>
          </table:table-cell>
          <table:table-cell office:value-type="float" office:value="0.006503" calcext:value-type="float">
            <text:p>0.0065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83884" calcext:value-type="float">
            <text:p>683,884</text:p>
          </table:table-cell>
          <table:table-cell office:value-type="float" office:value="0.321332" calcext:value-type="float">
            <text:p>0.3213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60" calcext:value-type="float">
            <text:p>12,860</text:p>
          </table:table-cell>
          <table:table-cell office:value-type="float" office:value="0.017331" calcext:value-type="float">
            <text:p>0.01733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658" calcext:value-type="float">
            <text:p>10,658</text:p>
          </table:table-cell>
          <table:table-cell office:value-type="float" office:value="0.018358" calcext:value-type="float">
            <text:p>0.0183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095873" calcext:value-type="float">
            <text:p>7,095,873</text:p>
          </table:table-cell>
          <table:table-cell office:value-type="float" office:value="2.21537" calcext:value-type="float">
            <text:p>2.21537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748" calcext:value-type="float">
            <text:p>26,748</text:p>
          </table:table-cell>
          <table:table-cell office:value-type="float" office:value="0.031929" calcext:value-type="float">
            <text:p>0.0319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759" calcext:value-type="float">
            <text:p>33,759</text:p>
          </table:table-cell>
          <table:table-cell office:value-type="float" office:value="0.059773" calcext:value-type="float">
            <text:p>0.0597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5117837" calcext:value-type="float">
            <text:p>75,117,837</text:p>
          </table:table-cell>
          <table:table-cell office:value-type="float" office:value="33.457055" calcext:value-type="float">
            <text:p>33.4570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432" calcext:value-type="float">
            <text:p>113,432</text:p>
          </table:table-cell>
          <table:table-cell office:value-type="float" office:value="0.106842" calcext:value-type="float">
            <text:p>0.1068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3917" calcext:value-type="float">
            <text:p>113,917</text:p>
          </table:table-cell>
          <table:table-cell office:value-type="float" office:value="0.14072" calcext:value-type="float">
            <text:p>0.1407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77339" calcext:value-type="float">
            <text:p>477,339</text:p>
          </table:table-cell>
          <table:table-cell office:value-type="float" office:value="0.40468" calcext:value-type="float">
            <text:p>0.4046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89378" calcext:value-type="float">
            <text:p>589,378</text:p>
          </table:table-cell>
          <table:table-cell office:value-type="float" office:value="0.830902" calcext:value-type="float">
            <text:p>0.8309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76571" calcext:value-type="float">
            <text:p>3,476,571</text:p>
          </table:table-cell>
          <table:table-cell office:value-type="float" office:value="3.459229" calcext:value-type="float">
            <text:p>3.45922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85108" calcext:value-type="float">
            <text:p>1,385,108</text:p>
          </table:table-cell>
          <table:table-cell office:value-type="float" office:value="1.80213" calcext:value-type="float">
            <text:p>1.8021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406157" calcext:value-type="float">
            <text:p>9,406,157</text:p>
          </table:table-cell>
          <table:table-cell office:value-type="float" office:value="7.470298" calcext:value-type="float">
            <text:p>7.47029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465191" calcext:value-type="float">
            <text:p>6,465,191</text:p>
          </table:table-cell>
          <table:table-cell office:value-type="float" office:value="9.23165" calcext:value-type="float">
            <text:p>9.2316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642791" calcext:value-type="float">
            <text:p>18,642,791</text:p>
          </table:table-cell>
          <table:table-cell office:value-type="float" office:value="17.894993" calcext:value-type="float">
            <text:p>17.8949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0717067" calcext:value-type="float">
            <text:p>20,717,067</text:p>
          </table:table-cell>
          <table:table-cell office:value-type="float" office:value="28.346003" calcext:value-type="float">
            <text:p>28.34600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996448" calcext:value-type="float">
            <text:p>10,996,448</text:p>
          </table:table-cell>
          <table:table-cell table:formula="of:=[.CO5]-[.CQ5]" office:value-type="float" office:value="9137329" calcext:value-type="float">
            <text:p>9,137,329</text:p>
          </table:table-cell>
          <table:table-cell office:value-type="float" office:value="1859119" calcext:value-type="float">
            <text:p>1,859,119</text:p>
          </table:table-cell>
          <table:table-cell office:value-type="float" office:value="17.113596" calcext:value-type="float">
            <text:p>17.11359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.232295" calcext:value-type="float">
            <text:p>6.2322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table:formula="of:=SUM([.AV4:.AV99])" office:value-type="float" office:value="1284363083" calcext:value-type="float">
            <text:p>1,284,363,083</text:p>
          </table:table-cell>
          <table:table-cell table:style-name="ce13" table:formula="of:=SUM([.AZ4:.AZ95])" office:value-type="float" office:value="7327189" calcext:value-type="float">
            <text:p>7,327,189</text:p>
          </table:table-cell>
          <table:table-cell table:style-name="ce13" table:formula="of:=SUM([.BD4:.BD97])" office:value-type="float" office:value="4347867" calcext:value-type="float">
            <text:p>4,347,867</text:p>
          </table:table-cell>
          <table:table-cell/>
          <table:table-cell office:value-type="float" office:value="8" calcext:value-type="float">
            <text:p>8</text:p>
          </table:table-cell>
          <table:table-cell table:style-name="ce20" table:formula="of:=MAX([.AW4:.AW100])" office:value-type="float" office:value="61.480318" calcext:value-type="float">
            <text:p>61.480318</text:p>
          </table:table-cell>
          <table:table-cell table:style-name="ce20" table:formula="of:=MAX([.BA4:.BA95])" office:value-type="float" office:value="0.765814" calcext:value-type="float">
            <text:p>0.765814</text:p>
          </table:table-cell>
          <table:table-cell table:style-name="ce20" table:formula="of:=MAX([.BE4:.BE97])" office:value-type="float" office:value="0.489435" calcext:value-type="float">
            <text:p>0.4894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0814" calcext:value-type="float">
            <text:p>60,814</text:p>
          </table:table-cell>
          <table:table-cell office:value-type="float" office:value="0.025806" calcext:value-type="float">
            <text:p>0.02580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87" calcext:value-type="float">
            <text:p>1,987</text:p>
          </table:table-cell>
          <table:table-cell office:value-type="float" office:value="0.002033" calcext:value-type="float">
            <text:p>0.0020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284" calcext:value-type="float">
            <text:p>2,284</text:p>
          </table:table-cell>
          <table:table-cell office:value-type="float" office:value="0.004493" calcext:value-type="float">
            <text:p>0.00449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37737" calcext:value-type="float">
            <text:p>437,737</text:p>
          </table:table-cell>
          <table:table-cell office:value-type="float" office:value="0.216027" calcext:value-type="float">
            <text:p>0.216027</text:p>
          </table:table-cell>
          <table:table-cell table:style-name="ce13"/>
          <table:table-cell office:value-type="float" office:value="3" calcext:value-type="float">
            <text:p>3</text:p>
          </table:table-cell>
          <table:table-cell office:value-type="float" office:value="11075" calcext:value-type="float">
            <text:p>11,075</text:p>
          </table:table-cell>
          <table:table-cell office:value-type="float" office:value="0.018226" calcext:value-type="float">
            <text:p>0.01822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160" calcext:value-type="float">
            <text:p>8,160</text:p>
          </table:table-cell>
          <table:table-cell office:value-type="float" office:value="0.014692" calcext:value-type="float">
            <text:p>0.0146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04359" calcext:value-type="float">
            <text:p>4,504,359</text:p>
          </table:table-cell>
          <table:table-cell office:value-type="float" office:value="1.369374" calcext:value-type="float">
            <text:p>1.36937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458" calcext:value-type="float">
            <text:p>20,458</text:p>
          </table:table-cell>
          <table:table-cell office:value-type="float" office:value="0.022885" calcext:value-type="float">
            <text:p>0.0228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105" calcext:value-type="float">
            <text:p>27,105</text:p>
          </table:table-cell>
          <table:table-cell office:value-type="float" office:value="0.042688" calcext:value-type="float">
            <text:p>0.04268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5229426" calcext:value-type="float">
            <text:p>45,229,426</text:p>
          </table:table-cell>
          <table:table-cell office:value-type="float" office:value="20.681592" calcext:value-type="float">
            <text:p>20.6815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8672" calcext:value-type="float">
            <text:p>88,672</text:p>
          </table:table-cell>
          <table:table-cell office:value-type="float" office:value="0.092573" calcext:value-type="float">
            <text:p>0.09257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9420" calcext:value-type="float">
            <text:p>89,420</text:p>
          </table:table-cell>
          <table:table-cell office:value-type="float" office:value="0.129533" calcext:value-type="float">
            <text:p>0.1295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85410" calcext:value-type="float">
            <text:p>385,410</text:p>
          </table:table-cell>
          <table:table-cell office:value-type="float" office:value="0.280163" calcext:value-type="float">
            <text:p>0.28016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65157" calcext:value-type="float">
            <text:p>465,157</text:p>
          </table:table-cell>
          <table:table-cell office:value-type="float" office:value="0.559792" calcext:value-type="float">
            <text:p>0.5597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704147" calcext:value-type="float">
            <text:p>2,704,147</text:p>
          </table:table-cell>
          <table:table-cell office:value-type="float" office:value="2.776221" calcext:value-type="float">
            <text:p>2.77622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25558" calcext:value-type="float">
            <text:p>1,325,558</text:p>
          </table:table-cell>
          <table:table-cell office:value-type="float" office:value="1.947337" calcext:value-type="float">
            <text:p>1.9473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635554" calcext:value-type="float">
            <text:p>6,635,554</text:p>
          </table:table-cell>
          <table:table-cell office:value-type="float" office:value="4.809424" calcext:value-type="float">
            <text:p>4.80942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819570" calcext:value-type="float">
            <text:p>4,819,570</text:p>
          </table:table-cell>
          <table:table-cell office:value-type="float" office:value="5.927792" calcext:value-type="float">
            <text:p>5.92779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359234" calcext:value-type="float">
            <text:p>14,359,234</text:p>
          </table:table-cell>
          <table:table-cell office:value-type="float" office:value="14.503085" calcext:value-type="float">
            <text:p>14.50308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693847" calcext:value-type="float">
            <text:p>14,693,847</text:p>
          </table:table-cell>
          <table:table-cell office:value-type="float" office:value="22.032772" calcext:value-type="float">
            <text:p>22.03277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117691" calcext:value-type="float">
            <text:p>10,117,691</text:p>
          </table:table-cell>
          <table:table-cell table:formula="of:=[.CO6]-[.CQ6]" office:value-type="float" office:value="8442485" calcext:value-type="float">
            <text:p>8,442,485</text:p>
          </table:table-cell>
          <table:table-cell office:value-type="float" office:value="1675206" calcext:value-type="float">
            <text:p>1,675,206</text:p>
          </table:table-cell>
          <table:table-cell office:value-type="float" office:value="15.211159" calcext:value-type="float">
            <text:p>15.21115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1.401827" calcext:value-type="float">
            <text:p>11.4018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/>
          <table:table-cell table:style-name="ce13" table:formula="of:=SUM([.BH4:.BH99])" office:value-type="float" office:value="22553285" calcext:value-type="float">
            <text:p>22,553,285</text:p>
          </table:table-cell>
          <table:table-cell table:style-name="ce13" table:formula="of:=SUM([.BL4:.BL101])" office:value-type="float" office:value="16007998" calcext:value-type="float">
            <text:p>16,007,998</text:p>
          </table:table-cell>
          <table:table-cell/>
          <table:table-cell office:value-type="float" office:value="9" calcext:value-type="float">
            <text:p>9</text:p>
          </table:table-cell>
          <table:table-cell table:style-name="ce20"/>
          <table:table-cell table:style-name="ce20" table:formula="of:=MAX([.BI4:.BI99])" office:value-type="float" office:value="1.235871" calcext:value-type="float">
            <text:p>1.235871</text:p>
          </table:table-cell>
          <table:table-cell table:style-name="ce20" table:formula="of:=MAX([.BM4:.BM101])" office:value-type="float" office:value="1.873801" calcext:value-type="float">
            <text:p>1.87380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590" calcext:value-type="float">
            <text:p>97,590</text:p>
          </table:table-cell>
          <table:table-cell office:value-type="float" office:value="0.040793" calcext:value-type="float">
            <text:p>0.04079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34" calcext:value-type="float">
            <text:p>2,134</text:p>
          </table:table-cell>
          <table:table-cell office:value-type="float" office:value="0.0069" calcext:value-type="float">
            <text:p>0.00690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95" calcext:value-type="float">
            <text:p>3,095</text:p>
          </table:table-cell>
          <table:table-cell office:value-type="float" office:value="0.010799" calcext:value-type="float">
            <text:p>0.01079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7685" calcext:value-type="float">
            <text:p>497,685</text:p>
          </table:table-cell>
          <table:table-cell office:value-type="float" office:value="0.237212" calcext:value-type="float">
            <text:p>0.237212</text:p>
          </table:table-cell>
          <table:table-cell table:style-name="ce13"/>
          <table:table-cell office:value-type="float" office:value="4" calcext:value-type="float">
            <text:p>4</text:p>
          </table:table-cell>
          <table:table-cell office:value-type="float" office:value="15801" calcext:value-type="float">
            <text:p>15,801</text:p>
          </table:table-cell>
          <table:table-cell office:value-type="float" office:value="0.026425" calcext:value-type="float">
            <text:p>0.0264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316" calcext:value-type="float">
            <text:p>12,316</text:p>
          </table:table-cell>
          <table:table-cell office:value-type="float" office:value="0.023025" calcext:value-type="float">
            <text:p>0.0230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932060" calcext:value-type="float">
            <text:p>4,932,060</text:p>
          </table:table-cell>
          <table:table-cell office:value-type="float" office:value="1.669709" calcext:value-type="float">
            <text:p>1.6697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370" calcext:value-type="float">
            <text:p>21,370</text:p>
          </table:table-cell>
          <table:table-cell office:value-type="float" office:value="0.031812" calcext:value-type="float">
            <text:p>0.0318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415" calcext:value-type="float">
            <text:p>29,415</text:p>
          </table:table-cell>
          <table:table-cell office:value-type="float" office:value="0.056677" calcext:value-type="float">
            <text:p>0.05667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754407" calcext:value-type="float">
            <text:p>50,754,407</text:p>
          </table:table-cell>
          <table:table-cell office:value-type="float" office:value="23.045118" calcext:value-type="float">
            <text:p>23.0451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5496" calcext:value-type="float">
            <text:p>105,496</text:p>
          </table:table-cell>
          <table:table-cell office:value-type="float" office:value="0.105345" calcext:value-type="float">
            <text:p>0.1053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31847" calcext:value-type="float">
            <text:p>131,847</text:p>
          </table:table-cell>
          <table:table-cell office:value-type="float" office:value="0.17854" calcext:value-type="float">
            <text:p>0.1785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9252" calcext:value-type="float">
            <text:p>379,252</text:p>
          </table:table-cell>
          <table:table-cell office:value-type="float" office:value="0.355326" calcext:value-type="float">
            <text:p>0.35532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0819" calcext:value-type="float">
            <text:p>500,819</text:p>
          </table:table-cell>
          <table:table-cell office:value-type="float" office:value="0.745879" calcext:value-type="float">
            <text:p>0.74587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81888" calcext:value-type="float">
            <text:p>3,081,888</text:p>
          </table:table-cell>
          <table:table-cell office:value-type="float" office:value="3.146462" calcext:value-type="float">
            <text:p>3.1464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059128" calcext:value-type="float">
            <text:p>2,059,128</text:p>
          </table:table-cell>
          <table:table-cell office:value-type="float" office:value="2.981921" calcext:value-type="float">
            <text:p>2.9819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180246" calcext:value-type="float">
            <text:p>6,180,246</text:p>
          </table:table-cell>
          <table:table-cell office:value-type="float" office:value="5.497116" calcext:value-type="float">
            <text:p>5.4971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46669" calcext:value-type="float">
            <text:p>3,646,669</text:p>
          </table:table-cell>
          <table:table-cell office:value-type="float" office:value="5.121705" calcext:value-type="float">
            <text:p>5.12170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186810" calcext:value-type="float">
            <text:p>11,186,810</text:p>
          </table:table-cell>
          <table:table-cell office:value-type="float" office:value="11.62632" calcext:value-type="float">
            <text:p>11.6263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717102" calcext:value-type="float">
            <text:p>11,717,102</text:p>
          </table:table-cell>
          <table:table-cell office:value-type="float" office:value="15.179213" calcext:value-type="float">
            <text:p>15.1792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84158" calcext:value-type="float">
            <text:p>5,884,158</text:p>
          </table:table-cell>
          <table:table-cell table:formula="of:=[.CO7]-[.CQ7]" office:value-type="float" office:value="4936233" calcext:value-type="float">
            <text:p>4,936,233</text:p>
          </table:table-cell>
          <table:table-cell office:value-type="float" office:value="947925" calcext:value-type="float">
            <text:p>947,925</text:p>
          </table:table-cell>
          <table:table-cell office:value-type="float" office:value="9.607647" calcext:value-type="float">
            <text:p>9.60764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4.050355" calcext:value-type="float">
            <text:p>14.0503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/>
          <table:table-cell table:style-name="ce13" table:formula="of:=SUM([.BP4:.BP107])" office:value-type="float" office:value="99335680" calcext:value-type="float">
            <text:p>99,335,680</text:p>
          </table:table-cell>
          <table:table-cell table:style-name="ce13" table:formula="of:=SUM([.BT4:.BT102])" office:value-type="float" office:value="75614679" calcext:value-type="float">
            <text:p>75,614,679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20"/>
          <table:table-cell table:style-name="ce20" table:formula="of:=MAX([.BQ4:.BQ107])" office:value-type="float" office:value="10.826416" calcext:value-type="float">
            <text:p>10.826416</text:p>
          </table:table-cell>
          <table:table-cell table:style-name="ce20" table:formula="of:=MAX([.BU4:.BU102])" office:value-type="float" office:value="8.162223" calcext:value-type="float">
            <text:p>8.1622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6273" calcext:value-type="float">
            <text:p>66,273</text:p>
          </table:table-cell>
          <table:table-cell office:value-type="float" office:value="0.029553" calcext:value-type="float">
            <text:p>0.02955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24" calcext:value-type="float">
            <text:p>2,724</text:p>
          </table:table-cell>
          <table:table-cell office:value-type="float" office:value="0.003917" calcext:value-type="float">
            <text:p>0.0039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16" calcext:value-type="float">
            <text:p>2,416</text:p>
          </table:table-cell>
          <table:table-cell office:value-type="float" office:value="0.005695" calcext:value-type="float">
            <text:p>0.00569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1357" calcext:value-type="float">
            <text:p>631,357</text:p>
          </table:table-cell>
          <table:table-cell office:value-type="float" office:value="0.305418" calcext:value-type="float">
            <text:p>0.305418</text:p>
          </table:table-cell>
          <table:table-cell table:style-name="ce13"/>
          <table:table-cell office:value-type="float" office:value="5" calcext:value-type="float">
            <text:p>5</text:p>
          </table:table-cell>
          <table:table-cell office:value-type="float" office:value="12147" calcext:value-type="float">
            <text:p>12,147</text:p>
          </table:table-cell>
          <table:table-cell office:value-type="float" office:value="0.017991" calcext:value-type="float">
            <text:p>0.0179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298" calcext:value-type="float">
            <text:p>9,298</text:p>
          </table:table-cell>
          <table:table-cell office:value-type="float" office:value="0.018069" calcext:value-type="float">
            <text:p>0.01806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488938" calcext:value-type="float">
            <text:p>6,488,938</text:p>
          </table:table-cell>
          <table:table-cell office:value-type="float" office:value="2.098246" calcext:value-type="float">
            <text:p>2.09824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8026" calcext:value-type="float">
            <text:p>28,026</text:p>
          </table:table-cell>
          <table:table-cell office:value-type="float" office:value="0.032796" calcext:value-type="float">
            <text:p>0.03279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3867" calcext:value-type="float">
            <text:p>33,867</text:p>
          </table:table-cell>
          <table:table-cell office:value-type="float" office:value="0.057474" calcext:value-type="float">
            <text:p>0.05747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5505843" calcext:value-type="float">
            <text:p>65,505,843</text:p>
          </table:table-cell>
          <table:table-cell office:value-type="float" office:value="30.135512" calcext:value-type="float">
            <text:p>30.13551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5442" calcext:value-type="float">
            <text:p>115,442</text:p>
          </table:table-cell>
          <table:table-cell office:value-type="float" office:value="0.123975" calcext:value-type="float">
            <text:p>0.1239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7574" calcext:value-type="float">
            <text:p>107,574</text:p>
          </table:table-cell>
          <table:table-cell office:value-type="float" office:value="0.172455" calcext:value-type="float">
            <text:p>0.172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37354" calcext:value-type="float">
            <text:p>637,354</text:p>
          </table:table-cell>
          <table:table-cell office:value-type="float" office:value="0.525344" calcext:value-type="float">
            <text:p>0.5253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74955" calcext:value-type="float">
            <text:p>674,955</text:p>
          </table:table-cell>
          <table:table-cell office:value-type="float" office:value="0.930903" calcext:value-type="float">
            <text:p>0.93090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27501" calcext:value-type="float">
            <text:p>3,827,501</text:p>
          </table:table-cell>
          <table:table-cell office:value-type="float" office:value="4.180547" calcext:value-type="float">
            <text:p>4.18054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702074" calcext:value-type="float">
            <text:p>2,702,074</text:p>
          </table:table-cell>
          <table:table-cell office:value-type="float" office:value="4.553463" calcext:value-type="float">
            <text:p>4.55346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674645" calcext:value-type="float">
            <text:p>7,674,645</text:p>
          </table:table-cell>
          <table:table-cell office:value-type="float" office:value="6.123045" calcext:value-type="float">
            <text:p>6.12304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385108" calcext:value-type="float">
            <text:p>5,385,108</text:p>
          </table:table-cell>
          <table:table-cell office:value-type="float" office:value="6.99402" calcext:value-type="float">
            <text:p>6.99402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726069" calcext:value-type="float">
            <text:p>12,726,069</text:p>
          </table:table-cell>
          <table:table-cell office:value-type="float" office:value="14.774694" calcext:value-type="float">
            <text:p>14.7746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6935156" calcext:value-type="float">
            <text:p>16,935,156</text:p>
          </table:table-cell>
          <table:table-cell office:value-type="float" office:value="24.844548" calcext:value-type="float">
            <text:p>24.84454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938675" calcext:value-type="float">
            <text:p>7,938,675</text:p>
          </table:table-cell>
          <table:table-cell table:formula="of:=[.CO8]-[.CQ8]" office:value-type="float" office:value="6526063" calcext:value-type="float">
            <text:p>6,526,063</text:p>
          </table:table-cell>
          <table:table-cell office:value-type="float" office:value="1412612" calcext:value-type="float">
            <text:p>1,412,612</text:p>
          </table:table-cell>
          <table:table-cell office:value-type="float" office:value="12.219428" calcext:value-type="float">
            <text:p>12.21942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.633462" calcext:value-type="float">
            <text:p>9.6334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3"/>
          <table:table-cell table:style-name="ce13" table:formula="of:=SUM([.BX4:.BX93])" office:value-type="float" office:value="332671796" calcext:value-type="float">
            <text:p>332,671,796</text:p>
          </table:table-cell>
          <table:table-cell table:style-name="ce13" table:formula="of:=SUM([.CB4:.CB105])" office:value-type="float" office:value="182685860" calcext:value-type="float">
            <text:p>182,685,86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0"/>
          <table:table-cell table:style-name="ce20" table:formula="of:=MAX([.BY4:.BY93])" office:value-type="float" office:value="22.188479" calcext:value-type="float">
            <text:p>22.188479</text:p>
          </table:table-cell>
          <table:table-cell table:style-name="ce20" table:formula="of:=MAX([.CC4:.CC105])" office:value-type="float" office:value="14.529634" calcext:value-type="float">
            <text:p>14.5296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4528" calcext:value-type="float">
            <text:p>84,528</text:p>
          </table:table-cell>
          <table:table-cell office:value-type="float" office:value="0.03328" calcext:value-type="float">
            <text:p>0.0332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381" calcext:value-type="float">
            <text:p>3,381</text:p>
          </table:table-cell>
          <table:table-cell office:value-type="float" office:value="0.004319" calcext:value-type="float">
            <text:p>0.00431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89" calcext:value-type="float">
            <text:p>3,789</text:p>
          </table:table-cell>
          <table:table-cell office:value-type="float" office:value="0.007326" calcext:value-type="float">
            <text:p>0.00732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31699" calcext:value-type="float">
            <text:p>1,031,699</text:p>
          </table:table-cell>
          <table:table-cell office:value-type="float" office:value="0.480436" calcext:value-type="float">
            <text:p>0.480436</text:p>
          </table:table-cell>
          <table:table-cell table:style-name="ce13"/>
          <table:table-cell office:value-type="float" office:value="6" calcext:value-type="float">
            <text:p>6</text:p>
          </table:table-cell>
          <table:table-cell office:value-type="float" office:value="14334" calcext:value-type="float">
            <text:p>14,334</text:p>
          </table:table-cell>
          <table:table-cell office:value-type="float" office:value="0.020394" calcext:value-type="float">
            <text:p>0.02039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841" calcext:value-type="float">
            <text:p>11,841</text:p>
          </table:table-cell>
          <table:table-cell office:value-type="float" office:value="0.020356" calcext:value-type="float">
            <text:p>0.0203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166826" calcext:value-type="float">
            <text:p>5,166,826</text:p>
          </table:table-cell>
          <table:table-cell office:value-type="float" office:value="1.772208" calcext:value-type="float">
            <text:p>1.77220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0119" calcext:value-type="float">
            <text:p>30,119</text:p>
          </table:table-cell>
          <table:table-cell office:value-type="float" office:value="0.037682" calcext:value-type="float">
            <text:p>0.0376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5077" calcext:value-type="float">
            <text:p>35,077</text:p>
          </table:table-cell>
          <table:table-cell office:value-type="float" office:value="0.063358" calcext:value-type="float">
            <text:p>0.06335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4148708" calcext:value-type="float">
            <text:p>54,148,708</text:p>
          </table:table-cell>
          <table:table-cell office:value-type="float" office:value="24.418402" calcext:value-type="float">
            <text:p>24.41840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9211" calcext:value-type="float">
            <text:p>129,211</text:p>
          </table:table-cell>
          <table:table-cell office:value-type="float" office:value="0.144687" calcext:value-type="float">
            <text:p>0.1446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06507" calcext:value-type="float">
            <text:p>206,507</text:p>
          </table:table-cell>
          <table:table-cell office:value-type="float" office:value="0.365638" calcext:value-type="float">
            <text:p>0.3656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87280" calcext:value-type="float">
            <text:p>987,280</text:p>
          </table:table-cell>
          <table:table-cell office:value-type="float" office:value="0.819136" calcext:value-type="float">
            <text:p>0.81913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41938" calcext:value-type="float">
            <text:p>1,141,938</text:p>
          </table:table-cell>
          <table:table-cell office:value-type="float" office:value="1.617365" calcext:value-type="float">
            <text:p>1.61736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912231" calcext:value-type="float">
            <text:p>3,912,231</text:p>
          </table:table-cell>
          <table:table-cell office:value-type="float" office:value="4.111197" calcext:value-type="float">
            <text:p>4.1111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471815" calcext:value-type="float">
            <text:p>2,471,815</text:p>
          </table:table-cell>
          <table:table-cell office:value-type="float" office:value="3.74709" calcext:value-type="float">
            <text:p>3.74709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01140" calcext:value-type="float">
            <text:p>6,601,140</text:p>
          </table:table-cell>
          <table:table-cell office:value-type="float" office:value="6.0713" calcext:value-type="float">
            <text:p>6.07130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994962" calcext:value-type="float">
            <text:p>5,994,962</text:p>
          </table:table-cell>
          <table:table-cell office:value-type="float" office:value="8.987748" calcext:value-type="float">
            <text:p>8.98774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5035868" calcext:value-type="float">
            <text:p>15,035,868</text:p>
          </table:table-cell>
          <table:table-cell office:value-type="float" office:value="16.512884" calcext:value-type="float">
            <text:p>16.51288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1708389" calcext:value-type="float">
            <text:p>21,708,389</text:p>
          </table:table-cell>
          <table:table-cell office:value-type="float" office:value="28.25918" calcext:value-type="float">
            <text:p>28.25918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6674046" calcext:value-type="float">
            <text:p>16,674,046</text:p>
          </table:table-cell>
          <table:table-cell table:formula="of:=[.CO9]-[.CQ9]" office:value-type="float" office:value="13110412" calcext:value-type="float">
            <text:p>13,110,412</text:p>
          </table:table-cell>
          <table:table-cell office:value-type="float" office:value="3563634" calcext:value-type="float">
            <text:p>3,563,634</text:p>
          </table:table-cell>
          <table:table-cell office:value-type="float" office:value="25.666586" calcext:value-type="float">
            <text:p>25.66658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8.216818" calcext:value-type="float">
            <text:p>8.2168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3"/>
          <table:table-cell table:style-name="ce13" table:formula="of:=SUM([.CF4:.CF95])" office:value-type="float" office:value="656903379" calcext:value-type="float">
            <text:p>656,903,379</text:p>
          </table:table-cell>
          <table:table-cell table:style-name="ce13" table:formula="of:=SUM([.CJ4:.CJ94])" office:value-type="float" office:value="611464242" calcext:value-type="float">
            <text:p>611,464,242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0"/>
          <table:table-cell table:style-name="ce20" table:formula="of:=MAX([.CG4:.CG95])" office:value-type="float" office:value="70.167694" calcext:value-type="float">
            <text:p>70.167694</text:p>
          </table:table-cell>
          <table:table-cell table:style-name="ce20" table:formula="of:=MAX([.CK4:.CK94])" office:value-type="float" office:value="56.578935" calcext:value-type="float">
            <text:p>56.5789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3819" calcext:value-type="float">
            <text:p>63,819</text:p>
          </table:table-cell>
          <table:table-cell office:value-type="float" office:value="0.028393" calcext:value-type="float">
            <text:p>0.02839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063" calcext:value-type="float">
            <text:p>5,063</text:p>
          </table:table-cell>
          <table:table-cell office:value-type="float" office:value="0.010606" calcext:value-type="float">
            <text:p>0.01060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962" calcext:value-type="float">
            <text:p>2,962</text:p>
          </table:table-cell>
          <table:table-cell office:value-type="float" office:value="0.011572" calcext:value-type="float">
            <text:p>0.01157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78894" calcext:value-type="float">
            <text:p>1,078,894</text:p>
          </table:table-cell>
          <table:table-cell office:value-type="float" office:value="0.484219" calcext:value-type="float">
            <text:p>0.484219</text:p>
          </table:table-cell>
          <table:table-cell table:style-name="ce13"/>
          <table:table-cell office:value-type="float" office:value="7" calcext:value-type="float">
            <text:p>7</text:p>
          </table:table-cell>
          <table:table-cell office:value-type="float" office:value="23972" calcext:value-type="float">
            <text:p>23,972</text:p>
          </table:table-cell>
          <table:table-cell office:value-type="float" office:value="0.034901" calcext:value-type="float">
            <text:p>0.0349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597" calcext:value-type="float">
            <text:p>12,597</text:p>
          </table:table-cell>
          <table:table-cell office:value-type="float" office:value="0.025075" calcext:value-type="float">
            <text:p>0.0250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968415" calcext:value-type="float">
            <text:p>7,968,415</text:p>
          </table:table-cell>
          <table:table-cell office:value-type="float" office:value="2.560767" calcext:value-type="float">
            <text:p>2.5607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6662" calcext:value-type="float">
            <text:p>46,662</text:p>
          </table:table-cell>
          <table:table-cell office:value-type="float" office:value="0.048874" calcext:value-type="float">
            <text:p>0.0488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7142" calcext:value-type="float">
            <text:p>47,142</text:p>
          </table:table-cell>
          <table:table-cell office:value-type="float" office:value="0.075379" calcext:value-type="float">
            <text:p>0.07537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2420322" calcext:value-type="float">
            <text:p>82,420,322</text:p>
          </table:table-cell>
          <table:table-cell office:value-type="float" office:value="36.312928" calcext:value-type="float">
            <text:p>36.31292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69650" calcext:value-type="float">
            <text:p>169,650</text:p>
          </table:table-cell>
          <table:table-cell office:value-type="float" office:value="0.190652" calcext:value-type="float">
            <text:p>0.19065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6934" calcext:value-type="float">
            <text:p>76,934</text:p>
          </table:table-cell>
          <table:table-cell office:value-type="float" office:value="0.116168" calcext:value-type="float">
            <text:p>0.11616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18340" calcext:value-type="float">
            <text:p>518,340</text:p>
          </table:table-cell>
          <table:table-cell office:value-type="float" office:value="0.446229" calcext:value-type="float">
            <text:p>0.4462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74399" calcext:value-type="float">
            <text:p>874,399</text:p>
          </table:table-cell>
          <table:table-cell office:value-type="float" office:value="1.337746" calcext:value-type="float">
            <text:p>1.33774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554391" calcext:value-type="float">
            <text:p>8,554,391</text:p>
          </table:table-cell>
          <table:table-cell office:value-type="float" office:value="9.185564" calcext:value-type="float">
            <text:p>9.1855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00344" calcext:value-type="float">
            <text:p>2,000,344</text:p>
          </table:table-cell>
          <table:table-cell office:value-type="float" office:value="2.937245" calcext:value-type="float">
            <text:p>2.9372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636134" calcext:value-type="float">
            <text:p>8,636,134</text:p>
          </table:table-cell>
          <table:table-cell office:value-type="float" office:value="6.784632" calcext:value-type="float">
            <text:p>6.78463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656281" calcext:value-type="float">
            <text:p>6,656,281</text:p>
          </table:table-cell>
          <table:table-cell office:value-type="float" office:value="9.030967" calcext:value-type="float">
            <text:p>9.0309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678470" calcext:value-type="float">
            <text:p>10,678,470</text:p>
          </table:table-cell>
          <table:table-cell office:value-type="float" office:value="11.13648" calcext:value-type="float">
            <text:p>11.13648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2355364" calcext:value-type="float">
            <text:p>32,355,364</text:p>
          </table:table-cell>
          <table:table-cell office:value-type="float" office:value="43.483474" calcext:value-type="float">
            <text:p>43.4834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383549" calcext:value-type="float">
            <text:p>20,383,549</text:p>
          </table:table-cell>
          <table:table-cell table:formula="of:=[.CO10]-[.CQ10]" office:value-type="float" office:value="16218380" calcext:value-type="float">
            <text:p>16,218,380</text:p>
          </table:table-cell>
          <table:table-cell office:value-type="float" office:value="4165169" calcext:value-type="float">
            <text:p>4,165,169</text:p>
          </table:table-cell>
          <table:table-cell office:value-type="float" office:value="32.75535" calcext:value-type="float">
            <text:p>32.75535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.792062" calcext:value-type="float">
            <text:p>8.792062</text:p>
          </table:table-cell>
        </table:table-row>
        <table:table-row table:style-name="ro1">
          <table:table-cell table:number-columns-repeated="10"/>
          <table:table-cell office:value-type="float" office:value="8" calcext:value-type="float">
            <text:p>8</text:p>
          </table:table-cell>
          <table:table-cell office:value-type="float" office:value="82835" calcext:value-type="float">
            <text:p>82,835</text:p>
          </table:table-cell>
          <table:table-cell office:value-type="float" office:value="0.038281" calcext:value-type="float">
            <text:p>0.03828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974" calcext:value-type="float">
            <text:p>4,974</text:p>
          </table:table-cell>
          <table:table-cell office:value-type="float" office:value="0.005044" calcext:value-type="float">
            <text:p>0.0050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371" calcext:value-type="float">
            <text:p>3,371</text:p>
          </table:table-cell>
          <table:table-cell office:value-type="float" office:value="0.007224" calcext:value-type="float">
            <text:p>0.00722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753967" calcext:value-type="float">
            <text:p>1,753,967</text:p>
          </table:table-cell>
          <table:table-cell office:value-type="float" office:value="0.785797" calcext:value-type="float">
            <text:p>0.785797</text:p>
          </table:table-cell>
          <table:table-cell table:style-name="ce13"/>
          <table:table-cell office:value-type="float" office:value="8" calcext:value-type="float">
            <text:p>8</text:p>
          </table:table-cell>
          <table:table-cell office:value-type="float" office:value="24115" calcext:value-type="float">
            <text:p>24,115</text:p>
          </table:table-cell>
          <table:table-cell office:value-type="float" office:value="0.028805" calcext:value-type="float">
            <text:p>0.02880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652" calcext:value-type="float">
            <text:p>14,652</text:p>
          </table:table-cell>
          <table:table-cell office:value-type="float" office:value="0.023693" calcext:value-type="float">
            <text:p>0.0236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454212" calcext:value-type="float">
            <text:p>7,454,212</text:p>
          </table:table-cell>
          <table:table-cell office:value-type="float" office:value="2.320621" calcext:value-type="float">
            <text:p>2.3206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814" calcext:value-type="float">
            <text:p>36,814</text:p>
          </table:table-cell>
          <table:table-cell office:value-type="float" office:value="0.032136" calcext:value-type="float">
            <text:p>0.03213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6003" calcext:value-type="float">
            <text:p>56,003</text:p>
          </table:table-cell>
          <table:table-cell office:value-type="float" office:value="0.09749" calcext:value-type="float">
            <text:p>0.09749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8404907" calcext:value-type="float">
            <text:p>138,404,907</text:p>
          </table:table-cell>
          <table:table-cell office:value-type="float" office:value="61.480318" calcext:value-type="float">
            <text:p>61.4803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00175" calcext:value-type="float">
            <text:p>200,175</text:p>
          </table:table-cell>
          <table:table-cell office:value-type="float" office:value="0.231044" calcext:value-type="float">
            <text:p>0.23104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416" calcext:value-type="float">
            <text:p>12,416</text:p>
          </table:table-cell>
          <table:table-cell office:value-type="float" office:value="0.019666" calcext:value-type="float">
            <text:p>0.01966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07438" calcext:value-type="float">
            <text:p>807,438</text:p>
          </table:table-cell>
          <table:table-cell office:value-type="float" office:value="0.661098" calcext:value-type="float">
            <text:p>0.66109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07746" calcext:value-type="float">
            <text:p>1,107,746</text:p>
          </table:table-cell>
          <table:table-cell office:value-type="float" office:value="1.575288" calcext:value-type="float">
            <text:p>1.5752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930708" calcext:value-type="float">
            <text:p>9,930,708</text:p>
          </table:table-cell>
          <table:table-cell office:value-type="float" office:value="10.826416" calcext:value-type="float">
            <text:p>10.8264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494870" calcext:value-type="float">
            <text:p>1,494,870</text:p>
          </table:table-cell>
          <table:table-cell office:value-type="float" office:value="1.885485" calcext:value-type="float">
            <text:p>1.88548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29067" calcext:value-type="float">
            <text:p>9,529,067</text:p>
          </table:table-cell>
          <table:table-cell office:value-type="float" office:value="6.484765" calcext:value-type="float">
            <text:p>6.48476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827524" calcext:value-type="float">
            <text:p>6,827,524</text:p>
          </table:table-cell>
          <table:table-cell office:value-type="float" office:value="9.252547" calcext:value-type="float">
            <text:p>9.2525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287202" calcext:value-type="float">
            <text:p>3,287,202</text:p>
          </table:table-cell>
          <table:table-cell office:value-type="float" office:value="3.523147" calcext:value-type="float">
            <text:p>3.52314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4126476" calcext:value-type="float">
            <text:p>24,126,476</text:p>
          </table:table-cell>
          <table:table-cell office:value-type="float" office:value="28.295086" calcext:value-type="float">
            <text:p>28.2950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6778189" calcext:value-type="float">
            <text:p>16,778,189</text:p>
          </table:table-cell>
          <table:table-cell table:formula="of:=[.CO11]-[.CQ11]" office:value-type="float" office:value="13501485" calcext:value-type="float">
            <text:p>13,501,485</text:p>
          </table:table-cell>
          <table:table-cell office:value-type="float" office:value="3276704" calcext:value-type="float">
            <text:p>3,276,704</text:p>
          </table:table-cell>
          <table:table-cell office:value-type="float" office:value="25.50373" calcext:value-type="float">
            <text:p>25.50373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.50463" calcext:value-type="float">
            <text:p>9.50463</text:p>
          </table:table-cell>
        </table:table-row>
        <table:table-row table:style-name="ro1">
          <table:table-cell table:number-columns-repeated="10"/>
          <table:table-cell office:value-type="float" office:value="9" calcext:value-type="float">
            <text:p>9</text:p>
          </table:table-cell>
          <table:table-cell office:value-type="float" office:value="71408" calcext:value-type="float">
            <text:p>71,408</text:p>
          </table:table-cell>
          <table:table-cell office:value-type="float" office:value="0.027697" calcext:value-type="float">
            <text:p>0.02769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375" calcext:value-type="float">
            <text:p>3,375</text:p>
          </table:table-cell>
          <table:table-cell office:value-type="float" office:value="0.003927" calcext:value-type="float">
            <text:p>0.0039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493" calcext:value-type="float">
            <text:p>2,493</text:p>
          </table:table-cell>
          <table:table-cell office:value-type="float" office:value="0.006086" calcext:value-type="float">
            <text:p>0.00608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76038" calcext:value-type="float">
            <text:p>1,076,038</text:p>
          </table:table-cell>
          <table:table-cell office:value-type="float" office:value="0.513478" calcext:value-type="float">
            <text:p>0.513478</text:p>
          </table:table-cell>
          <table:table-cell table:style-name="ce13"/>
          <table:table-cell office:value-type="float" office:value="9" calcext:value-type="float">
            <text:p>9</text:p>
          </table:table-cell>
          <table:table-cell office:value-type="float" office:value="22220" calcext:value-type="float">
            <text:p>22,220</text:p>
          </table:table-cell>
          <table:table-cell office:value-type="float" office:value="0.028052" calcext:value-type="float">
            <text:p>0.02805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940" calcext:value-type="float">
            <text:p>16,940</text:p>
          </table:table-cell>
          <table:table-cell office:value-type="float" office:value="0.025781" calcext:value-type="float">
            <text:p>0.02578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683778" calcext:value-type="float">
            <text:p>6,683,778</text:p>
          </table:table-cell>
          <table:table-cell office:value-type="float" office:value="2.076699" calcext:value-type="float">
            <text:p>2.07669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315" calcext:value-type="float">
            <text:p>36,315</text:p>
          </table:table-cell>
          <table:table-cell office:value-type="float" office:value="0.031593" calcext:value-type="float">
            <text:p>0.03159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8142" calcext:value-type="float">
            <text:p>38,142</text:p>
          </table:table-cell>
          <table:table-cell office:value-type="float" office:value="0.065465" calcext:value-type="float">
            <text:p>0.0654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5945336" calcext:value-type="float">
            <text:p>95,945,336</text:p>
          </table:table-cell>
          <table:table-cell office:value-type="float" office:value="45.445603" calcext:value-type="float">
            <text:p>45.44560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6603" calcext:value-type="float">
            <text:p>126,603</text:p>
          </table:table-cell>
          <table:table-cell office:value-type="float" office:value="0.142387" calcext:value-type="float">
            <text:p>0.1423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96759" calcext:value-type="float">
            <text:p>296,759</text:p>
          </table:table-cell>
          <table:table-cell office:value-type="float" office:value="0.408257" calcext:value-type="float">
            <text:p>0.40825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50010" calcext:value-type="float">
            <text:p>950,010</text:p>
          </table:table-cell>
          <table:table-cell office:value-type="float" office:value="0.741946" calcext:value-type="float">
            <text:p>0.74194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5974" calcext:value-type="float">
            <text:p>1,055,974</text:p>
          </table:table-cell>
          <table:table-cell office:value-type="float" office:value="1.447407" calcext:value-type="float">
            <text:p>1.44740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718068" calcext:value-type="float">
            <text:p>6,718,068</text:p>
          </table:table-cell>
          <table:table-cell office:value-type="float" office:value="6.860963" calcext:value-type="float">
            <text:p>6.8609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105058" calcext:value-type="float">
            <text:p>2,105,058</text:p>
          </table:table-cell>
          <table:table-cell office:value-type="float" office:value="2.810363" calcext:value-type="float">
            <text:p>2.81036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269157" calcext:value-type="float">
            <text:p>8,269,157</text:p>
          </table:table-cell>
          <table:table-cell office:value-type="float" office:value="7.341032" calcext:value-type="float">
            <text:p>7.34103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514957" calcext:value-type="float">
            <text:p>10,514,957</text:p>
          </table:table-cell>
          <table:table-cell office:value-type="float" office:value="13.551158" calcext:value-type="float">
            <text:p>13.55115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4466083" calcext:value-type="float">
            <text:p>64,466,083</text:p>
          </table:table-cell>
          <table:table-cell office:value-type="float" office:value="70.167694" calcext:value-type="float">
            <text:p>70.16769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018719" calcext:value-type="float">
            <text:p>30,018,719</text:p>
          </table:table-cell>
          <table:table-cell office:value-type="float" office:value="46.298849" calcext:value-type="float">
            <text:p>46.29884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210251" calcext:value-type="float">
            <text:p>11,210,251</text:p>
          </table:table-cell>
          <table:table-cell table:formula="of:=[.CO12]-[.CQ12]" office:value-type="float" office:value="9066251" calcext:value-type="float">
            <text:p>9,066,251</text:p>
          </table:table-cell>
          <table:table-cell office:value-type="float" office:value="2144000" calcext:value-type="float">
            <text:p>2,144,000</text:p>
          </table:table-cell>
          <table:table-cell office:value-type="float" office:value="16.68247" calcext:value-type="float">
            <text:p>16.68247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8.645995" calcext:value-type="float">
            <text:p>8.645995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float" office:value="69930" calcext:value-type="float">
            <text:p>69,930</text:p>
          </table:table-cell>
          <table:table-cell office:value-type="float" office:value="0.03207" calcext:value-type="float">
            <text:p>0.03207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346" calcext:value-type="float">
            <text:p>6,346</text:p>
          </table:table-cell>
          <table:table-cell office:value-type="float" office:value="0.017115" calcext:value-type="float">
            <text:p>0.01711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51" calcext:value-type="float">
            <text:p>5,251</text:p>
          </table:table-cell>
          <table:table-cell office:value-type="float" office:value="0.016748" calcext:value-type="float">
            <text:p>0.0167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154" calcext:value-type="float">
            <text:p>48,154</text:p>
          </table:table-cell>
          <table:table-cell office:value-type="float" office:value="0.027415" calcext:value-type="float">
            <text:p>0.027415</text:p>
          </table:table-cell>
          <table:table-cell table:style-name="ce13"/>
          <table:table-cell office:value-type="float" office:value="10" calcext:value-type="float">
            <text:p>10</text:p>
          </table:table-cell>
          <table:table-cell office:value-type="float" office:value="28355" calcext:value-type="float">
            <text:p>28,355</text:p>
          </table:table-cell>
          <table:table-cell office:value-type="float" office:value="0.035397" calcext:value-type="float">
            <text:p>0.03539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703" calcext:value-type="float">
            <text:p>24,703</text:p>
          </table:table-cell>
          <table:table-cell office:value-type="float" office:value="0.035861" calcext:value-type="float">
            <text:p>0.03586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271911" calcext:value-type="float">
            <text:p>6,271,911</text:p>
          </table:table-cell>
          <table:table-cell office:value-type="float" office:value="1.995801" calcext:value-type="float">
            <text:p>1.995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8360" calcext:value-type="float">
            <text:p>78,360</text:p>
          </table:table-cell>
          <table:table-cell office:value-type="float" office:value="0.060822" calcext:value-type="float">
            <text:p>0.0608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433" calcext:value-type="float">
            <text:p>3,433</text:p>
          </table:table-cell>
          <table:table-cell office:value-type="float" office:value="0.010912" calcext:value-type="float">
            <text:p>0.0109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7701582" calcext:value-type="float">
            <text:p>77,701,582</text:p>
          </table:table-cell>
          <table:table-cell office:value-type="float" office:value="37.665119" calcext:value-type="float">
            <text:p>37.66511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072" calcext:value-type="float">
            <text:p>25,072</text:p>
          </table:table-cell>
          <table:table-cell office:value-type="float" office:value="0.029824" calcext:value-type="float">
            <text:p>0.02982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4762" calcext:value-type="float">
            <text:p>204,762</text:p>
          </table:table-cell>
          <table:table-cell office:value-type="float" office:value="0.262579" calcext:value-type="float">
            <text:p>0.26257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17966" calcext:value-type="float">
            <text:p>1,117,966</text:p>
          </table:table-cell>
          <table:table-cell office:value-type="float" office:value="0.789186" calcext:value-type="float">
            <text:p>0.7891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87970" calcext:value-type="float">
            <text:p>1,187,970</text:p>
          </table:table-cell>
          <table:table-cell office:value-type="float" office:value="1.873801" calcext:value-type="float">
            <text:p>1.8738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918537" calcext:value-type="float">
            <text:p>5,918,537</text:p>
          </table:table-cell>
          <table:table-cell office:value-type="float" office:value="5.468193" calcext:value-type="float">
            <text:p>5.46819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98991" calcext:value-type="float">
            <text:p>198,991</text:p>
          </table:table-cell>
          <table:table-cell office:value-type="float" office:value="0.2324" calcext:value-type="float">
            <text:p>0.2324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637795" calcext:value-type="float">
            <text:p>12,637,795</text:p>
          </table:table-cell>
          <table:table-cell office:value-type="float" office:value="10.912736" calcext:value-type="float">
            <text:p>10.91273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161034" calcext:value-type="float">
            <text:p>10,161,034</text:p>
          </table:table-cell>
          <table:table-cell office:value-type="float" office:value="13.753532" calcext:value-type="float">
            <text:p>13.7535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4547208" calcext:value-type="float">
            <text:p>54,547,208</text:p>
          </table:table-cell>
          <table:table-cell office:value-type="float" office:value="56.914491" calcext:value-type="float">
            <text:p>56.9144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412097" calcext:value-type="float">
            <text:p>44,412,097</text:p>
          </table:table-cell>
          <table:table-cell office:value-type="float" office:value="50.329711" calcext:value-type="float">
            <text:p>50.3297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367365" calcext:value-type="float">
            <text:p>9,367,365</text:p>
          </table:table-cell>
          <table:table-cell table:formula="of:=[.CO13]-[.CQ13]" office:value-type="float" office:value="7597705" calcext:value-type="float">
            <text:p>7,597,705</text:p>
          </table:table-cell>
          <table:table-cell office:value-type="float" office:value="1769660" calcext:value-type="float">
            <text:p>1,769,660</text:p>
          </table:table-cell>
          <table:table-cell office:value-type="float" office:value="15.062849" calcext:value-type="float">
            <text:p>15.062849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8.314089" calcext:value-type="float">
            <text:p>8.314089</text:p>
          </table:table-cell>
        </table:table-row>
        <table:table-row table:style-name="ro1">
          <table:table-cell table:number-columns-repeated="10"/>
          <table:table-cell office:value-type="float" office:value="11" calcext:value-type="float">
            <text:p>11</text:p>
          </table:table-cell>
          <table:table-cell office:value-type="float" office:value="66079" calcext:value-type="float">
            <text:p>66,079</text:p>
          </table:table-cell>
          <table:table-cell office:value-type="float" office:value="0.033895" calcext:value-type="float">
            <text:p>0.03389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548" calcext:value-type="float">
            <text:p>4,548</text:p>
          </table:table-cell>
          <table:table-cell office:value-type="float" office:value="0.005824" calcext:value-type="float">
            <text:p>0.00582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292" calcext:value-type="float">
            <text:p>4,292</text:p>
          </table:table-cell>
          <table:table-cell office:value-type="float" office:value="0.01036" calcext:value-type="float">
            <text:p>0.01036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475" calcext:value-type="float">
            <text:p>10,475</text:p>
          </table:table-cell>
          <table:table-cell office:value-type="float" office:value="0.005528" calcext:value-type="float">
            <text:p>0.005528</text:p>
          </table:table-cell>
          <table:table-cell table:style-name="ce13"/>
          <table:table-cell office:value-type="float" office:value="11" calcext:value-type="float">
            <text:p>11</text:p>
          </table:table-cell>
          <table:table-cell office:value-type="float" office:value="20640" calcext:value-type="float">
            <text:p>20,640</text:p>
          </table:table-cell>
          <table:table-cell office:value-type="float" office:value="0.024234" calcext:value-type="float">
            <text:p>0.02423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785" calcext:value-type="float">
            <text:p>21,785</text:p>
          </table:table-cell>
          <table:table-cell office:value-type="float" office:value="0.02924" calcext:value-type="float">
            <text:p>0.02924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883143" calcext:value-type="float">
            <text:p>4,883,143</text:p>
          </table:table-cell>
          <table:table-cell office:value-type="float" office:value="1.529565" calcext:value-type="float">
            <text:p>1.5295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5830" calcext:value-type="float">
            <text:p>55,830</text:p>
          </table:table-cell>
          <table:table-cell office:value-type="float" office:value="0.057172" calcext:value-type="float">
            <text:p>0.05717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2598" calcext:value-type="float">
            <text:p>72,598</text:p>
          </table:table-cell>
          <table:table-cell office:value-type="float" office:value="0.100487" calcext:value-type="float">
            <text:p>0.10048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1838224" calcext:value-type="float">
            <text:p>31,838,224</text:p>
          </table:table-cell>
          <table:table-cell office:value-type="float" office:value="13.72705" calcext:value-type="float">
            <text:p>13.72705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8336" calcext:value-type="float">
            <text:p>368,336</text:p>
          </table:table-cell>
          <table:table-cell office:value-type="float" office:value="0.402979" calcext:value-type="float">
            <text:p>0.40297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40460" calcext:value-type="float">
            <text:p>340,460</text:p>
          </table:table-cell>
          <table:table-cell office:value-type="float" office:value="0.489435" calcext:value-type="float">
            <text:p>0.4894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164733" calcext:value-type="float">
            <text:p>1,164,733</text:p>
          </table:table-cell>
          <table:table-cell office:value-type="float" office:value="0.851796" calcext:value-type="float">
            <text:p>0.85179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34742" calcext:value-type="float">
            <text:p>934,742</text:p>
          </table:table-cell>
          <table:table-cell office:value-type="float" office:value="1.310285" calcext:value-type="float">
            <text:p>1.31028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130231" calcext:value-type="float">
            <text:p>7,130,231</text:p>
          </table:table-cell>
          <table:table-cell office:value-type="float" office:value="6.765255" calcext:value-type="float">
            <text:p>6.7652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834119" calcext:value-type="float">
            <text:p>3,834,119</text:p>
          </table:table-cell>
          <table:table-cell office:value-type="float" office:value="5.343973" calcext:value-type="float">
            <text:p>5.3439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763226" calcext:value-type="float">
            <text:p>13,763,226</text:p>
          </table:table-cell>
          <table:table-cell office:value-type="float" office:value="11.630978" calcext:value-type="float">
            <text:p>11.63097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094062" calcext:value-type="float">
            <text:p>6,094,062</text:p>
          </table:table-cell>
          <table:table-cell office:value-type="float" office:value="8.777984" calcext:value-type="float">
            <text:p>8.7779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6703771" calcext:value-type="float">
            <text:p>56,703,771</text:p>
          </table:table-cell>
          <table:table-cell office:value-type="float" office:value="57.172176" calcext:value-type="float">
            <text:p>57.17217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116137" calcext:value-type="float">
            <text:p>46,116,137</text:p>
          </table:table-cell>
          <table:table-cell office:value-type="float" office:value="55.591238" calcext:value-type="float">
            <text:p>55.59123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46624" calcext:value-type="float">
            <text:p>6,646,624</text:p>
          </table:table-cell>
          <table:table-cell table:formula="of:=[.CO14]-[.CQ14]" office:value-type="float" office:value="5296277" calcext:value-type="float">
            <text:p>5,296,277</text:p>
          </table:table-cell>
          <table:table-cell office:value-type="float" office:value="1350347" calcext:value-type="float">
            <text:p>1,350,347</text:p>
          </table:table-cell>
          <table:table-cell office:value-type="float" office:value="10.107561" calcext:value-type="float">
            <text:p>10.10756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7.852588" calcext:value-type="float">
            <text:p>7.852588</text:p>
          </table:table-cell>
        </table:table-row>
        <table:table-row table:style-name="ro1">
          <table:table-cell table:number-columns-repeated="10"/>
          <table:table-cell office:value-type="float" office:value="12" calcext:value-type="float">
            <text:p>12</text:p>
          </table:table-cell>
          <table:table-cell office:value-type="float" office:value="38568" calcext:value-type="float">
            <text:p>38,568</text:p>
          </table:table-cell>
          <table:table-cell office:value-type="float" office:value="0.021699" calcext:value-type="float">
            <text:p>0.02169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117" calcext:value-type="float">
            <text:p>6,117</text:p>
          </table:table-cell>
          <table:table-cell office:value-type="float" office:value="0.005571" calcext:value-type="float">
            <text:p>0.00557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69" calcext:value-type="float">
            <text:p>3,669</text:p>
          </table:table-cell>
          <table:table-cell office:value-type="float" office:value="0.008029" calcext:value-type="float">
            <text:p>0.00802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13688" calcext:value-type="float">
            <text:p>1,013,688</text:p>
          </table:table-cell>
          <table:table-cell office:value-type="float" office:value="0.420035" calcext:value-type="float">
            <text:p>0.420035</text:p>
          </table:table-cell>
          <table:table-cell table:style-name="ce13"/>
          <table:table-cell office:value-type="float" office:value="12" calcext:value-type="float">
            <text:p>12</text:p>
          </table:table-cell>
          <table:table-cell office:value-type="float" office:value="17178" calcext:value-type="float">
            <text:p>17,178</text:p>
          </table:table-cell>
          <table:table-cell office:value-type="float" office:value="0.021821" calcext:value-type="float">
            <text:p>0.02182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994" calcext:value-type="float">
            <text:p>24,994</text:p>
          </table:table-cell>
          <table:table-cell office:value-type="float" office:value="0.032782" calcext:value-type="float">
            <text:p>0.0327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3161" calcext:value-type="float">
            <text:p>53,161</text:p>
          </table:table-cell>
          <table:table-cell office:value-type="float" office:value="0.020305" calcext:value-type="float">
            <text:p>0.0203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636" calcext:value-type="float">
            <text:p>8,636</text:p>
          </table:table-cell>
          <table:table-cell office:value-type="float" office:value="0.011126" calcext:value-type="float">
            <text:p>0.0111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5868" calcext:value-type="float">
            <text:p>85,868</text:p>
          </table:table-cell>
          <table:table-cell office:value-type="float" office:value="0.124902" calcext:value-type="float">
            <text:p>0.1249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407481" calcext:value-type="float">
            <text:p>17,407,481</text:p>
          </table:table-cell>
          <table:table-cell office:value-type="float" office:value="7.552786" calcext:value-type="float">
            <text:p>7.55278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77348" calcext:value-type="float">
            <text:p>577,348</text:p>
          </table:table-cell>
          <table:table-cell office:value-type="float" office:value="0.626852" calcext:value-type="float">
            <text:p>0.62685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96646" calcext:value-type="float">
            <text:p>196,646</text:p>
          </table:table-cell>
          <table:table-cell office:value-type="float" office:value="0.238174" calcext:value-type="float">
            <text:p>0.23817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20981" calcext:value-type="float">
            <text:p>520,981</text:p>
          </table:table-cell>
          <table:table-cell office:value-type="float" office:value="0.355054" calcext:value-type="float">
            <text:p>0.35505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97561" calcext:value-type="float">
            <text:p>697,561</text:p>
          </table:table-cell>
          <table:table-cell office:value-type="float" office:value="1.095875" calcext:value-type="float">
            <text:p>1.0958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552608" calcext:value-type="float">
            <text:p>5,552,608</text:p>
          </table:table-cell>
          <table:table-cell office:value-type="float" office:value="5.190316" calcext:value-type="float">
            <text:p>5.1903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392414" calcext:value-type="float">
            <text:p>4,392,414</text:p>
          </table:table-cell>
          <table:table-cell office:value-type="float" office:value="6.247818" calcext:value-type="float">
            <text:p>6.247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60527" calcext:value-type="float">
            <text:p>660,527</text:p>
          </table:table-cell>
          <table:table-cell office:value-type="float" office:value="0.503653" calcext:value-type="float">
            <text:p>0.5036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26425" calcext:value-type="float">
            <text:p>3,926,425</text:p>
          </table:table-cell>
          <table:table-cell office:value-type="float" office:value="4.532526" calcext:value-type="float">
            <text:p>4.53252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1986490" calcext:value-type="float">
            <text:p>41,986,490</text:p>
          </table:table-cell>
          <table:table-cell office:value-type="float" office:value="43.046002" calcext:value-type="float">
            <text:p>43.04600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9778415" calcext:value-type="float">
            <text:p>39,778,415</text:p>
          </table:table-cell>
          <table:table-cell office:value-type="float" office:value="45.650165" calcext:value-type="float">
            <text:p>45.65016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454540" calcext:value-type="float">
            <text:p>5,454,540</text:p>
          </table:table-cell>
          <table:table-cell table:formula="of:=[.CO15]-[.CQ15]" office:value-type="float" office:value="4345968" calcext:value-type="float">
            <text:p>4,345,968</text:p>
          </table:table-cell>
          <table:table-cell office:value-type="float" office:value="1108572" calcext:value-type="float">
            <text:p>1,108,572</text:p>
          </table:table-cell>
          <table:table-cell office:value-type="float" office:value="9.793152" calcext:value-type="float">
            <text:p>9.79315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9.381666" calcext:value-type="float">
            <text:p>9.381666</text:p>
          </table:table-cell>
        </table:table-row>
        <table:table-row table:style-name="ro1">
          <table:table-cell table:number-columns-repeated="10"/>
          <table:table-cell office:value-type="float" office:value="13" calcext:value-type="float">
            <text:p>13</text:p>
          </table:table-cell>
          <table:table-cell office:value-type="float" office:value="51790" calcext:value-type="float">
            <text:p>51,790</text:p>
          </table:table-cell>
          <table:table-cell office:value-type="float" office:value="0.02419" calcext:value-type="float">
            <text:p>0.02419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186" calcext:value-type="float">
            <text:p>7,186</text:p>
          </table:table-cell>
          <table:table-cell office:value-type="float" office:value="0.010881" calcext:value-type="float">
            <text:p>0.010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753" calcext:value-type="float">
            <text:p>3,753</text:p>
          </table:table-cell>
          <table:table-cell office:value-type="float" office:value="0.014779" calcext:value-type="float">
            <text:p>0.0147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37344" calcext:value-type="float">
            <text:p>737,344</text:p>
          </table:table-cell>
          <table:table-cell office:value-type="float" office:value="0.311269" calcext:value-type="float">
            <text:p>0.311269</text:p>
          </table:table-cell>
          <table:table-cell table:style-name="ce13"/>
          <table:table-cell office:value-type="float" office:value="13" calcext:value-type="float">
            <text:p>13</text:p>
          </table:table-cell>
          <table:table-cell office:value-type="float" office:value="26804" calcext:value-type="float">
            <text:p>26,804</text:p>
          </table:table-cell>
          <table:table-cell office:value-type="float" office:value="0.035196" calcext:value-type="float">
            <text:p>0.0351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475" calcext:value-type="float">
            <text:p>29,475</text:p>
          </table:table-cell>
          <table:table-cell office:value-type="float" office:value="0.040332" calcext:value-type="float">
            <text:p>0.04033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602594" calcext:value-type="float">
            <text:p>4,602,594</text:p>
          </table:table-cell>
          <table:table-cell office:value-type="float" office:value="1.253443" calcext:value-type="float">
            <text:p>1.25344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7759" calcext:value-type="float">
            <text:p>87,759</text:p>
          </table:table-cell>
          <table:table-cell office:value-type="float" office:value="0.080037" calcext:value-type="float">
            <text:p>0.08003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9531" calcext:value-type="float">
            <text:p>99,531</text:p>
          </table:table-cell>
          <table:table-cell office:value-type="float" office:value="0.136568" calcext:value-type="float">
            <text:p>0.13656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2612087" calcext:value-type="float">
            <text:p>102,612,087</text:p>
          </table:table-cell>
          <table:table-cell office:value-type="float" office:value="46.333861" calcext:value-type="float">
            <text:p>46.33386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20750" calcext:value-type="float">
            <text:p>720,750</text:p>
          </table:table-cell>
          <table:table-cell office:value-type="float" office:value="0.765814" calcext:value-type="float">
            <text:p>0.76581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20013" calcext:value-type="float">
            <text:p>320,013</text:p>
          </table:table-cell>
          <table:table-cell office:value-type="float" office:value="0.427791" calcext:value-type="float">
            <text:p>0.4277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22844" calcext:value-type="float">
            <text:p>1,722,844</text:p>
          </table:table-cell>
          <table:table-cell office:value-type="float" office:value="1.235871" calcext:value-type="float">
            <text:p>1.23587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08902" calcext:value-type="float">
            <text:p>908,902</text:p>
          </table:table-cell>
          <table:table-cell office:value-type="float" office:value="1.327881" calcext:value-type="float">
            <text:p>1.32788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952454" calcext:value-type="float">
            <text:p>4,952,454</text:p>
          </table:table-cell>
          <table:table-cell office:value-type="float" office:value="4.711778" calcext:value-type="float">
            <text:p>4.71177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952271" calcext:value-type="float">
            <text:p>5,952,271</text:p>
          </table:table-cell>
          <table:table-cell office:value-type="float" office:value="7.892138" calcext:value-type="float">
            <text:p>7.89213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9690787" calcext:value-type="float">
            <text:p>29,690,787</text:p>
          </table:table-cell>
          <table:table-cell office:value-type="float" office:value="22.188479" calcext:value-type="float">
            <text:p>22.188479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056567" calcext:value-type="float">
            <text:p>10,056,567</text:p>
          </table:table-cell>
          <table:table-cell office:value-type="float" office:value="14.513122" calcext:value-type="float">
            <text:p>14.5131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0444992" calcext:value-type="float">
            <text:p>60,444,992</text:p>
          </table:table-cell>
          <table:table-cell office:value-type="float" office:value="60.684992" calcext:value-type="float">
            <text:p>60.68499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3326860" calcext:value-type="float">
            <text:p>33,326,860</text:p>
          </table:table-cell>
          <table:table-cell office:value-type="float" office:value="37.551482" calcext:value-type="float">
            <text:p>37.55148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5311422" calcext:value-type="float">
            <text:p>5,311,422</text:p>
          </table:table-cell>
          <table:table-cell table:formula="of:=[.CO16]-[.CQ16]" office:value-type="float" office:value="4183119" calcext:value-type="float">
            <text:p>4,183,119</text:p>
          </table:table-cell>
          <table:table-cell office:value-type="float" office:value="1128303" calcext:value-type="float">
            <text:p>1,128,303</text:p>
          </table:table-cell>
          <table:table-cell office:value-type="float" office:value="8.711873" calcext:value-type="float">
            <text:p>8.711873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.020534" calcext:value-type="float">
            <text:p>5.020534</text:p>
          </table:table-cell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73319" calcext:value-type="float">
            <text:p>73,319</text:p>
          </table:table-cell>
          <table:table-cell office:value-type="float" office:value="0.029721" calcext:value-type="float">
            <text:p>0.0297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029" calcext:value-type="float">
            <text:p>7,029</text:p>
          </table:table-cell>
          <table:table-cell office:value-type="float" office:value="0.007678" calcext:value-type="float">
            <text:p>0.0076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95" calcext:value-type="float">
            <text:p>5,095</text:p>
          </table:table-cell>
          <table:table-cell office:value-type="float" office:value="0.012228" calcext:value-type="float">
            <text:p>0.01222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57112" calcext:value-type="float">
            <text:p>1,057,112</text:p>
          </table:table-cell>
          <table:table-cell office:value-type="float" office:value="0.433017" calcext:value-type="float">
            <text:p>0.433017</text:p>
          </table:table-cell>
          <table:table-cell table:style-name="ce13"/>
          <table:table-cell office:value-type="float" office:value="14" calcext:value-type="float">
            <text:p>14</text:p>
          </table:table-cell>
          <table:table-cell office:value-type="float" office:value="22571" calcext:value-type="float">
            <text:p>22,571</text:p>
          </table:table-cell>
          <table:table-cell office:value-type="float" office:value="0.029706" calcext:value-type="float">
            <text:p>0.02970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4973" calcext:value-type="float">
            <text:p>34,973</text:p>
          </table:table-cell>
          <table:table-cell office:value-type="float" office:value="0.045676" calcext:value-type="float">
            <text:p>0.04567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468042" calcext:value-type="float">
            <text:p>7,468,042</text:p>
          </table:table-cell>
          <table:table-cell office:value-type="float" office:value="2.048063" calcext:value-type="float">
            <text:p>2.04806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3722" calcext:value-type="float">
            <text:p>103,722</text:p>
          </table:table-cell>
          <table:table-cell office:value-type="float" office:value="0.07963" calcext:value-type="float">
            <text:p>0.07963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0299" calcext:value-type="float">
            <text:p>80,299</text:p>
          </table:table-cell>
          <table:table-cell office:value-type="float" office:value="0.105921" calcext:value-type="float">
            <text:p>0.10592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9710002" calcext:value-type="float">
            <text:p>119,710,002</text:p>
          </table:table-cell>
          <table:table-cell office:value-type="float" office:value="54.771602" calcext:value-type="float">
            <text:p>54.7716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93466" calcext:value-type="float">
            <text:p>393,466</text:p>
          </table:table-cell>
          <table:table-cell office:value-type="float" office:value="0.440585" calcext:value-type="float">
            <text:p>0.44058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87339" calcext:value-type="float">
            <text:p>187,339</text:p>
          </table:table-cell>
          <table:table-cell office:value-type="float" office:value="0.248884" calcext:value-type="float">
            <text:p>0.24888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438046" calcext:value-type="float">
            <text:p>1,438,046</text:p>
          </table:table-cell>
          <table:table-cell office:value-type="float" office:value="1.06234" calcext:value-type="float">
            <text:p>1.06234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18363" calcext:value-type="float">
            <text:p>1,318,363</text:p>
          </table:table-cell>
          <table:table-cell office:value-type="float" office:value="1.863134" calcext:value-type="float">
            <text:p>1.8631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767869" calcext:value-type="float">
            <text:p>4,767,869</text:p>
          </table:table-cell>
          <table:table-cell office:value-type="float" office:value="4.423977" calcext:value-type="float">
            <text:p>4.4239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532791" calcext:value-type="float">
            <text:p>3,532,791</text:p>
          </table:table-cell>
          <table:table-cell office:value-type="float" office:value="5.008751" calcext:value-type="float">
            <text:p>5.00875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723189" calcext:value-type="float">
            <text:p>1,723,189</text:p>
          </table:table-cell>
          <table:table-cell office:value-type="float" office:value="1.22502" calcext:value-type="float">
            <text:p>1.2250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737901" calcext:value-type="float">
            <text:p>9,737,901</text:p>
          </table:table-cell>
          <table:table-cell office:value-type="float" office:value="14.529634" calcext:value-type="float">
            <text:p>14.52963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3275349" calcext:value-type="float">
            <text:p>33,275,349</text:p>
          </table:table-cell>
          <table:table-cell office:value-type="float" office:value="35.26182" calcext:value-type="float">
            <text:p>35.2618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720555" calcext:value-type="float">
            <text:p>50,720,555</text:p>
          </table:table-cell>
          <table:table-cell office:value-type="float" office:value="56.578935" calcext:value-type="float">
            <text:p>56.57893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03018" calcext:value-type="float">
            <text:p>6,203,018</text:p>
          </table:table-cell>
          <table:table-cell table:formula="of:=[.CO17]-[.CQ17]" office:value-type="float" office:value="4792664" calcext:value-type="float">
            <text:p>4,792,664</text:p>
          </table:table-cell>
          <table:table-cell office:value-type="float" office:value="1410354" calcext:value-type="float">
            <text:p>1,410,354</text:p>
          </table:table-cell>
          <table:table-cell office:value-type="float" office:value="10.134739" calcext:value-type="float">
            <text:p>10.134739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7.972334" calcext:value-type="float">
            <text:p>7.972334</text:p>
          </table:table-cell>
        </table:table-row>
        <table:table-row table:style-name="ro1">
          <table:table-cell table:number-columns-repeated="10"/>
          <table:table-cell office:value-type="float" office:value="15" calcext:value-type="float">
            <text:p>15</text:p>
          </table:table-cell>
          <table:table-cell office:value-type="float" office:value="29582" calcext:value-type="float">
            <text:p>29,582</text:p>
          </table:table-cell>
          <table:table-cell office:value-type="float" office:value="0.017131" calcext:value-type="float">
            <text:p>0.0171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436" calcext:value-type="float">
            <text:p>5,436</text:p>
          </table:table-cell>
          <table:table-cell office:value-type="float" office:value="0.005077" calcext:value-type="float">
            <text:p>0.0050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56" calcext:value-type="float">
            <text:p>4,056</text:p>
          </table:table-cell>
          <table:table-cell office:value-type="float" office:value="0.008739" calcext:value-type="float">
            <text:p>0.00873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59632" calcext:value-type="float">
            <text:p>959,632</text:p>
          </table:table-cell>
          <table:table-cell office:value-type="float" office:value="0.398294" calcext:value-type="float">
            <text:p>0.398294</text:p>
          </table:table-cell>
          <table:table-cell table:style-name="ce13"/>
          <table:table-cell office:value-type="float" office:value="15" calcext:value-type="float">
            <text:p>15</text:p>
          </table:table-cell>
          <table:table-cell office:value-type="float" office:value="12397" calcext:value-type="float">
            <text:p>12,397</text:p>
          </table:table-cell>
          <table:table-cell office:value-type="float" office:value="0.019666" calcext:value-type="float">
            <text:p>0.0196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3669" calcext:value-type="float">
            <text:p>23,669</text:p>
          </table:table-cell>
          <table:table-cell office:value-type="float" office:value="0.032867" calcext:value-type="float">
            <text:p>0.0328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096435" calcext:value-type="float">
            <text:p>10,096,435</text:p>
          </table:table-cell>
          <table:table-cell office:value-type="float" office:value="2.788252" calcext:value-type="float">
            <text:p>2.7882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5056" calcext:value-type="float">
            <text:p>65,056</text:p>
          </table:table-cell>
          <table:table-cell office:value-type="float" office:value="0.059199" calcext:value-type="float">
            <text:p>0.0591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1621" calcext:value-type="float">
            <text:p>51,621</text:p>
          </table:table-cell>
          <table:table-cell office:value-type="float" office:value="0.074122" calcext:value-type="float">
            <text:p>0.0741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8375056" calcext:value-type="float">
            <text:p>58,375,056</text:p>
          </table:table-cell>
          <table:table-cell office:value-type="float" office:value="28.105895" calcext:value-type="float">
            <text:p>28.10589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40700" calcext:value-type="float">
            <text:p>340,700</text:p>
          </table:table-cell>
          <table:table-cell office:value-type="float" office:value="0.341629" calcext:value-type="float">
            <text:p>0.34162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86116" calcext:value-type="float">
            <text:p>186,116</text:p>
          </table:table-cell>
          <table:table-cell office:value-type="float" office:value="0.24315" calcext:value-type="float">
            <text:p>0.24315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12085" calcext:value-type="float">
            <text:p>1,112,085</text:p>
          </table:table-cell>
          <table:table-cell office:value-type="float" office:value="0.795045" calcext:value-type="float">
            <text:p>0.7950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55220" calcext:value-type="float">
            <text:p>555,220</text:p>
          </table:table-cell>
          <table:table-cell office:value-type="float" office:value="0.885689" calcext:value-type="float">
            <text:p>0.8856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193956" calcext:value-type="float">
            <text:p>3,193,956</text:p>
          </table:table-cell>
          <table:table-cell office:value-type="float" office:value="3.030277" calcext:value-type="float">
            <text:p>3.03027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754109" calcext:value-type="float">
            <text:p>3,754,109</text:p>
          </table:table-cell>
          <table:table-cell office:value-type="float" office:value="5.482366" calcext:value-type="float">
            <text:p>5.4823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862453" calcext:value-type="float">
            <text:p>21,862,453</text:p>
          </table:table-cell>
          <table:table-cell office:value-type="float" office:value="15.013399" calcext:value-type="float">
            <text:p>15.01339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736679" calcext:value-type="float">
            <text:p>6,736,679</text:p>
          </table:table-cell>
          <table:table-cell office:value-type="float" office:value="9.469856" calcext:value-type="float">
            <text:p>9.46985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0999071" calcext:value-type="float">
            <text:p>30,999,071</text:p>
          </table:table-cell>
          <table:table-cell office:value-type="float" office:value="30.637192" calcext:value-type="float">
            <text:p>30.63719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993420" calcext:value-type="float">
            <text:p>35,993,420</text:p>
          </table:table-cell>
          <table:table-cell office:value-type="float" office:value="44.902243" calcext:value-type="float">
            <text:p>44.90224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689116" calcext:value-type="float">
            <text:p>2,689,116</text:p>
          </table:table-cell>
          <table:table-cell table:formula="of:=[.CO18]-[.CQ18]" office:value-type="float" office:value="2057053" calcext:value-type="float">
            <text:p>2,057,053</text:p>
          </table:table-cell>
          <table:table-cell office:value-type="float" office:value="632063" calcext:value-type="float">
            <text:p>632,063</text:p>
          </table:table-cell>
          <table:table-cell office:value-type="float" office:value="4.562455" calcext:value-type="float">
            <text:p>4.562455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6.917699" calcext:value-type="float">
            <text:p>6.917699</text:p>
          </table:table-cell>
        </table:table-row>
        <table:table-row table:style-name="ro1">
          <table:table-cell table:number-columns-repeated="10"/>
          <table:table-cell office:value-type="float" office:value="16" calcext:value-type="float">
            <text:p>16</text:p>
          </table:table-cell>
          <table:table-cell office:value-type="float" office:value="51480" calcext:value-type="float">
            <text:p>51,480</text:p>
          </table:table-cell>
          <table:table-cell office:value-type="float" office:value="0.02829" calcext:value-type="float">
            <text:p>0.02829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954" calcext:value-type="float">
            <text:p>4,954</text:p>
          </table:table-cell>
          <table:table-cell office:value-type="float" office:value="0.013194" calcext:value-type="float">
            <text:p>0.01319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2" calcext:value-type="float">
            <text:p>132</text:p>
          </table:table-cell>
          <table:table-cell office:value-type="float" office:value="0.000338" calcext:value-type="float">
            <text:p>0.00033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09504" calcext:value-type="float">
            <text:p>909,504</text:p>
          </table:table-cell>
          <table:table-cell office:value-type="float" office:value="0.389533" calcext:value-type="float">
            <text:p>0.389533</text:p>
          </table:table-cell>
          <table:table-cell table:style-name="ce13"/>
          <table:table-cell office:value-type="float" office:value="16" calcext:value-type="float">
            <text:p>16</text:p>
          </table:table-cell>
          <table:table-cell office:value-type="float" office:value="1558" calcext:value-type="float">
            <text:p>1,558</text:p>
          </table:table-cell>
          <table:table-cell office:value-type="float" office:value="0.004247" calcext:value-type="float">
            <text:p>0.0042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348" calcext:value-type="float">
            <text:p>22,348</text:p>
          </table:table-cell>
          <table:table-cell office:value-type="float" office:value="0.032512" calcext:value-type="float">
            <text:p>0.0325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686333" calcext:value-type="float">
            <text:p>7,686,333</text:p>
          </table:table-cell>
          <table:table-cell office:value-type="float" office:value="2.286702" calcext:value-type="float">
            <text:p>2.28670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7584" calcext:value-type="float">
            <text:p>87,584</text:p>
          </table:table-cell>
          <table:table-cell office:value-type="float" office:value="0.07605" calcext:value-type="float">
            <text:p>0.07605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5291" calcext:value-type="float">
            <text:p>95,291</text:p>
          </table:table-cell>
          <table:table-cell office:value-type="float" office:value="0.115579" calcext:value-type="float">
            <text:p>0.11557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092587" calcext:value-type="float">
            <text:p>26,092,587</text:p>
          </table:table-cell>
          <table:table-cell office:value-type="float" office:value="12.829477" calcext:value-type="float">
            <text:p>12.82947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6013" calcext:value-type="float">
            <text:p>236,013</text:p>
          </table:table-cell>
          <table:table-cell office:value-type="float" office:value="0.236219" calcext:value-type="float">
            <text:p>0.2362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943" calcext:value-type="float">
            <text:p>19,943</text:p>
          </table:table-cell>
          <table:table-cell office:value-type="float" office:value="0.025919" calcext:value-type="float">
            <text:p>0.0259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75284" calcext:value-type="float">
            <text:p>1,075,284</text:p>
          </table:table-cell>
          <table:table-cell office:value-type="float" office:value="0.882189" calcext:value-type="float">
            <text:p>0.88218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72487" calcext:value-type="float">
            <text:p>472,487</text:p>
          </table:table-cell>
          <table:table-cell office:value-type="float" office:value="0.827985" calcext:value-type="float">
            <text:p>0.82798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614284" calcext:value-type="float">
            <text:p>2,614,284</text:p>
          </table:table-cell>
          <table:table-cell office:value-type="float" office:value="2.565651" calcext:value-type="float">
            <text:p>2.56565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278944" calcext:value-type="float">
            <text:p>5,278,944</text:p>
          </table:table-cell>
          <table:table-cell office:value-type="float" office:value="8.162223" calcext:value-type="float">
            <text:p>8.16222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171831" calcext:value-type="float">
            <text:p>18,171,831</text:p>
          </table:table-cell>
          <table:table-cell office:value-type="float" office:value="11.853534" calcext:value-type="float">
            <text:p>11.85353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222385" calcext:value-type="float">
            <text:p>6,222,385</text:p>
          </table:table-cell>
          <table:table-cell office:value-type="float" office:value="9.083618" calcext:value-type="float">
            <text:p>9.08361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4242810" calcext:value-type="float">
            <text:p>24,242,810</text:p>
          </table:table-cell>
          <table:table-cell office:value-type="float" office:value="23.096497" calcext:value-type="float">
            <text:p>23.09649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123692" calcext:value-type="float">
            <text:p>20,123,692</text:p>
          </table:table-cell>
          <table:table-cell office:value-type="float" office:value="25.74863" calcext:value-type="float">
            <text:p>25.74863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4676939" calcext:value-type="float">
            <text:p>4,676,939</text:p>
          </table:table-cell>
          <table:table-cell table:formula="of:=[.CO19]-[.CQ19]" office:value-type="float" office:value="3612241" calcext:value-type="float">
            <text:p>3,612,241</text:p>
          </table:table-cell>
          <table:table-cell office:value-type="float" office:value="1064698" calcext:value-type="float">
            <text:p>1,064,698</text:p>
          </table:table-cell>
          <table:table-cell office:value-type="float" office:value="7.787243" calcext:value-type="float">
            <text:p>7.787243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6.601427" calcext:value-type="float">
            <text:p>6.601427</text:p>
          </table:table-cell>
        </table:table-row>
        <table:table-row table:style-name="ro1">
          <table:table-cell table:number-columns-repeated="10"/>
          <table:table-cell office:value-type="float" office:value="17" calcext:value-type="float">
            <text:p>17</text:p>
          </table:table-cell>
          <table:table-cell office:value-type="float" office:value="32658" calcext:value-type="float">
            <text:p>32,658</text:p>
          </table:table-cell>
          <table:table-cell office:value-type="float" office:value="0.023042" calcext:value-type="float">
            <text:p>0.0230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850" calcext:value-type="float">
            <text:p>7,850</text:p>
          </table:table-cell>
          <table:table-cell office:value-type="float" office:value="0.009601" calcext:value-type="float">
            <text:p>0.0096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917" calcext:value-type="float">
            <text:p>2,917</text:p>
          </table:table-cell>
          <table:table-cell office:value-type="float" office:value="0.005082" calcext:value-type="float">
            <text:p>0.00508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00014" calcext:value-type="float">
            <text:p>500,014</text:p>
          </table:table-cell>
          <table:table-cell office:value-type="float" office:value="0.234906" calcext:value-type="float">
            <text:p>0.234906</text:p>
          </table:table-cell>
          <table:table-cell table:style-name="ce13"/>
          <table:table-cell office:value-type="float" office:value="17" calcext:value-type="float">
            <text:p>17</text:p>
          </table:table-cell>
          <table:table-cell office:value-type="float" office:value="20286" calcext:value-type="float">
            <text:p>20,286</text:p>
          </table:table-cell>
          <table:table-cell office:value-type="float" office:value="0.022074" calcext:value-type="float">
            <text:p>0.0220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6102" calcext:value-type="float">
            <text:p>26,102</text:p>
          </table:table-cell>
          <table:table-cell office:value-type="float" office:value="0.035593" calcext:value-type="float">
            <text:p>0.03559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690104" calcext:value-type="float">
            <text:p>5,690,104</text:p>
          </table:table-cell>
          <table:table-cell office:value-type="float" office:value="1.854301" calcext:value-type="float">
            <text:p>1.85430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7484" calcext:value-type="float">
            <text:p>67,484</text:p>
          </table:table-cell>
          <table:table-cell office:value-type="float" office:value="0.053864" calcext:value-type="float">
            <text:p>0.0538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138" calcext:value-type="float">
            <text:p>6,138</text:p>
          </table:table-cell>
          <table:table-cell office:value-type="float" office:value="0.00939" calcext:value-type="float">
            <text:p>0.0093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2006155" calcext:value-type="float">
            <text:p>32,006,155</text:p>
          </table:table-cell>
          <table:table-cell office:value-type="float" office:value="16.168702" calcext:value-type="float">
            <text:p>16.16870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337" calcext:value-type="float">
            <text:p>6,337</text:p>
          </table:table-cell>
          <table:table-cell office:value-type="float" office:value="0.010989" calcext:value-type="float">
            <text:p>0.0109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97182" calcext:value-type="float">
            <text:p>197,182</text:p>
          </table:table-cell>
          <table:table-cell office:value-type="float" office:value="0.226992" calcext:value-type="float">
            <text:p>0.22699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49305" calcext:value-type="float">
            <text:p>1,149,305</text:p>
          </table:table-cell>
          <table:table-cell office:value-type="float" office:value="0.923506" calcext:value-type="float">
            <text:p>0.92350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8584" calcext:value-type="float">
            <text:p>338,584</text:p>
          </table:table-cell>
          <table:table-cell office:value-type="float" office:value="0.640079" calcext:value-type="float">
            <text:p>0.64007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21120" calcext:value-type="float">
            <text:p>2,021,120</text:p>
          </table:table-cell>
          <table:table-cell office:value-type="float" office:value="1.896599" calcext:value-type="float">
            <text:p>1.89659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330347" calcext:value-type="float">
            <text:p>3,330,347</text:p>
          </table:table-cell>
          <table:table-cell office:value-type="float" office:value="4.56369" calcext:value-type="float">
            <text:p>4.56369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3527886" calcext:value-type="float">
            <text:p>13,527,886</text:p>
          </table:table-cell>
          <table:table-cell office:value-type="float" office:value="10.10098" calcext:value-type="float">
            <text:p>10.10098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61366" calcext:value-type="float">
            <text:p>6,061,366</text:p>
          </table:table-cell>
          <table:table-cell office:value-type="float" office:value="8.488549" calcext:value-type="float">
            <text:p>8.48854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482405" calcext:value-type="float">
            <text:p>1,482,405</text:p>
          </table:table-cell>
          <table:table-cell office:value-type="float" office:value="1.268774" calcext:value-type="float">
            <text:p>1.26877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104378" calcext:value-type="float">
            <text:p>23,104,378</text:p>
          </table:table-cell>
          <table:table-cell office:value-type="float" office:value="28.681523" calcext:value-type="float">
            <text:p>28.68152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230079" calcext:value-type="float">
            <text:p>3,230,079</text:p>
          </table:table-cell>
          <table:table-cell table:formula="of:=[.CO20]-[.CQ20]" office:value-type="float" office:value="2489989" calcext:value-type="float">
            <text:p>2,489,989</text:p>
          </table:table-cell>
          <table:table-cell office:value-type="float" office:value="740090" calcext:value-type="float">
            <text:p>740,090</text:p>
          </table:table-cell>
          <table:table-cell office:value-type="float" office:value="5.615242" calcext:value-type="float">
            <text:p>5.615242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office:value-type="float" office:value="5.54876" calcext:value-type="float">
            <text:p>5.54876</text:p>
          </table:table-cell>
        </table:table-row>
        <table:table-row table:style-name="ro1">
          <table:table-cell table:number-columns-repeated="10"/>
          <table:table-cell office:value-type="float" office:value="18" calcext:value-type="float">
            <text:p>18</text:p>
          </table:table-cell>
          <table:table-cell office:value-type="float" office:value="22087" calcext:value-type="float">
            <text:p>22,087</text:p>
          </table:table-cell>
          <table:table-cell office:value-type="float" office:value="0.016312" calcext:value-type="float">
            <text:p>0.0163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81" calcext:value-type="float">
            <text:p>5,581</text:p>
          </table:table-cell>
          <table:table-cell office:value-type="float" office:value="0.006895" calcext:value-type="float">
            <text:p>0.006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28" calcext:value-type="float">
            <text:p>3,128</text:p>
          </table:table-cell>
          <table:table-cell office:value-type="float" office:value="0.005284" calcext:value-type="float">
            <text:p>0.00528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31111" calcext:value-type="float">
            <text:p>331,111</text:p>
          </table:table-cell>
          <table:table-cell office:value-type="float" office:value="0.160327" calcext:value-type="float">
            <text:p>0.160327</text:p>
          </table:table-cell>
          <table:table-cell table:style-name="ce13"/>
          <table:table-cell office:value-type="float" office:value="18" calcext:value-type="float">
            <text:p>18</text:p>
          </table:table-cell>
          <table:table-cell office:value-type="float" office:value="37954" calcext:value-type="float">
            <text:p>37,954</text:p>
          </table:table-cell>
          <table:table-cell office:value-type="float" office:value="0.033415" calcext:value-type="float">
            <text:p>0.03341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1073" calcext:value-type="float">
            <text:p>21,073</text:p>
          </table:table-cell>
          <table:table-cell office:value-type="float" office:value="0.029624" calcext:value-type="float">
            <text:p>0.02962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131013" calcext:value-type="float">
            <text:p>3,131,013</text:p>
          </table:table-cell>
          <table:table-cell office:value-type="float" office:value="1.096932" calcext:value-type="float">
            <text:p>1.0969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792" calcext:value-type="float">
            <text:p>29,792</text:p>
          </table:table-cell>
          <table:table-cell office:value-type="float" office:value="0.029213" calcext:value-type="float">
            <text:p>0.02921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38" calcext:value-type="float">
            <text:p>2,438</text:p>
          </table:table-cell>
          <table:table-cell office:value-type="float" office:value="0.00337" calcext:value-type="float">
            <text:p>0.00337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693763" calcext:value-type="float">
            <text:p>23,693,763</text:p>
          </table:table-cell>
          <table:table-cell office:value-type="float" office:value="11.943687" calcext:value-type="float">
            <text:p>11.94368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80856" calcext:value-type="float">
            <text:p>580,856</text:p>
          </table:table-cell>
          <table:table-cell office:value-type="float" office:value="0.521582" calcext:value-type="float">
            <text:p>0.5215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0932" calcext:value-type="float">
            <text:p>170,932</text:p>
          </table:table-cell>
          <table:table-cell office:value-type="float" office:value="0.200027" calcext:value-type="float">
            <text:p>0.20002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04885" calcext:value-type="float">
            <text:p>704,885</text:p>
          </table:table-cell>
          <table:table-cell office:value-type="float" office:value="0.562218" calcext:value-type="float">
            <text:p>0.5622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53549" calcext:value-type="float">
            <text:p>353,549</text:p>
          </table:table-cell>
          <table:table-cell office:value-type="float" office:value="0.632767" calcext:value-type="float">
            <text:p>0.6327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04305" calcext:value-type="float">
            <text:p>2,904,305</text:p>
          </table:table-cell>
          <table:table-cell office:value-type="float" office:value="2.671023" calcext:value-type="float">
            <text:p>2.67102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1736" calcext:value-type="float">
            <text:p>71,736</text:p>
          </table:table-cell>
          <table:table-cell office:value-type="float" office:value="0.087032" calcext:value-type="float">
            <text:p>0.0870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315351" calcext:value-type="float">
            <text:p>19,315,351</text:p>
          </table:table-cell>
          <table:table-cell office:value-type="float" office:value="13.759543" calcext:value-type="float">
            <text:p>13.75954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332080" calcext:value-type="float">
            <text:p>8,332,080</text:p>
          </table:table-cell>
          <table:table-cell office:value-type="float" office:value="12.063375" calcext:value-type="float">
            <text:p>12.0633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652532" calcext:value-type="float">
            <text:p>39,652,532</text:p>
          </table:table-cell>
          <table:table-cell office:value-type="float" office:value="33.585964" calcext:value-type="float">
            <text:p>33.5859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266845" calcext:value-type="float">
            <text:p>9,266,845</text:p>
          </table:table-cell>
          <table:table-cell office:value-type="float" office:value="13.593677" calcext:value-type="float">
            <text:p>13.59367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770892" calcext:value-type="float">
            <text:p>2,770,892</text:p>
          </table:table-cell>
          <table:table-cell table:formula="of:=[.CO21]-[.CQ21]" office:value-type="float" office:value="2245810" calcext:value-type="float">
            <text:p>2,245,810</text:p>
          </table:table-cell>
          <table:table-cell office:value-type="float" office:value="525082" calcext:value-type="float">
            <text:p>525,082</text:p>
          </table:table-cell>
          <table:table-cell office:value-type="float" office:value="4.939375" calcext:value-type="float">
            <text:p>4.939375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float" office:value="4.435612" calcext:value-type="float">
            <text:p>4.435612</text:p>
          </table:table-cell>
        </table:table-row>
        <table:table-row table:style-name="ro1">
          <table:table-cell table:number-columns-repeated="10"/>
          <table:table-cell office:value-type="float" office:value="19" calcext:value-type="float">
            <text:p>19</text:p>
          </table:table-cell>
          <table:table-cell office:value-type="float" office:value="457" calcext:value-type="float">
            <text:p>457</text:p>
          </table:table-cell>
          <table:table-cell office:value-type="float" office:value="0.000299" calcext:value-type="float">
            <text:p>0.00029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51" calcext:value-type="float">
            <text:p>1,951</text:p>
          </table:table-cell>
          <table:table-cell office:value-type="float" office:value="0.00549" calcext:value-type="float">
            <text:p>0.00549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41" calcext:value-type="float">
            <text:p>2,341</text:p>
          </table:table-cell>
          <table:table-cell office:value-type="float" office:value="0.009322" calcext:value-type="float">
            <text:p>0.0093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2559" calcext:value-type="float">
            <text:p>232,559</text:p>
          </table:table-cell>
          <table:table-cell office:value-type="float" office:value="0.119518" calcext:value-type="float">
            <text:p>0.1195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2955" calcext:value-type="float">
            <text:p>22,955</text:p>
          </table:table-cell>
          <table:table-cell office:value-type="float" office:value="0.028425" calcext:value-type="float">
            <text:p>0.02842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88" calcext:value-type="float">
            <text:p>688</text:p>
          </table:table-cell>
          <table:table-cell office:value-type="float" office:value="0.000848" calcext:value-type="float">
            <text:p>0.00084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968481" calcext:value-type="float">
            <text:p>2,968,481</text:p>
          </table:table-cell>
          <table:table-cell office:value-type="float" office:value="1.064213" calcext:value-type="float">
            <text:p>1.06421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591" calcext:value-type="float">
            <text:p>7,591</text:p>
          </table:table-cell>
          <table:table-cell office:value-type="float" office:value="0.008477" calcext:value-type="float">
            <text:p>0.00847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0676" calcext:value-type="float">
            <text:p>130,676</text:p>
          </table:table-cell>
          <table:table-cell office:value-type="float" office:value="0.134134" calcext:value-type="float">
            <text:p>0.1341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21236" calcext:value-type="float">
            <text:p>421,236</text:p>
          </table:table-cell>
          <table:table-cell office:value-type="float" office:value="0.198897" calcext:value-type="float">
            <text:p>0.19889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9771" calcext:value-type="float">
            <text:p>139,771</text:p>
          </table:table-cell>
          <table:table-cell office:value-type="float" office:value="0.122503" calcext:value-type="float">
            <text:p>0.12250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7089" calcext:value-type="float">
            <text:p>187,089</text:p>
          </table:table-cell>
          <table:table-cell office:value-type="float" office:value="0.213156" calcext:value-type="float">
            <text:p>0.21315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2900" calcext:value-type="float">
            <text:p>32,900</text:p>
          </table:table-cell>
          <table:table-cell office:value-type="float" office:value="0.032506" calcext:value-type="float">
            <text:p>0.03250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73190" calcext:value-type="float">
            <text:p>173,190</text:p>
          </table:table-cell>
          <table:table-cell office:value-type="float" office:value="0.270226" calcext:value-type="float">
            <text:p>0.27022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1794" calcext:value-type="float">
            <text:p>111,794</text:p>
          </table:table-cell>
          <table:table-cell office:value-type="float" office:value="0.104671" calcext:value-type="float">
            <text:p>0.10467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37515" calcext:value-type="float">
            <text:p>1,337,515</text:p>
          </table:table-cell>
          <table:table-cell office:value-type="float" office:value="1.704031" calcext:value-type="float">
            <text:p>1.70403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3823159" calcext:value-type="float">
            <text:p>13,823,159</text:p>
          </table:table-cell>
          <table:table-cell office:value-type="float" office:value="10.948761" calcext:value-type="float">
            <text:p>10.94876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09964" calcext:value-type="float">
            <text:p>309,964</text:p>
          </table:table-cell>
          <table:table-cell office:value-type="float" office:value="0.302951" calcext:value-type="float">
            <text:p>0.30295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3973703" calcext:value-type="float">
            <text:p>23,973,703</text:p>
          </table:table-cell>
          <table:table-cell office:value-type="float" office:value="20.283268" calcext:value-type="float">
            <text:p>20.28326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120720" calcext:value-type="float">
            <text:p>2,120,720</text:p>
          </table:table-cell>
          <table:table-cell office:value-type="float" office:value="2.478772" calcext:value-type="float">
            <text:p>2.47877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09632" calcext:value-type="float">
            <text:p>1,509,632</text:p>
          </table:table-cell>
          <table:table-cell table:formula="of:=[.CO22]-[.CQ22]" office:value-type="float" office:value="1220585" calcext:value-type="float">
            <text:p>1,220,585</text:p>
          </table:table-cell>
          <table:table-cell office:value-type="float" office:value="289047" calcext:value-type="float">
            <text:p>289,047</text:p>
          </table:table-cell>
          <table:table-cell office:value-type="float" office:value="2.655596" calcext:value-type="float">
            <text:p>2.655596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2.836553" calcext:value-type="float">
            <text:p>2.836553</text:p>
          </table:table-cell>
        </table:table-row>
        <table:table-row table:style-name="ro1">
          <table:table-cell table:number-columns-repeated="10"/>
          <table:table-cell office:value-type="float" office:value="20" calcext:value-type="float">
            <text:p>20</text:p>
          </table:table-cell>
          <table:table-cell office:value-type="float" office:value="28035" calcext:value-type="float">
            <text:p>28,035</text:p>
          </table:table-cell>
          <table:table-cell office:value-type="float" office:value="0.020583" calcext:value-type="float">
            <text:p>0.0205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44" calcext:value-type="float">
            <text:p>1,944</text:p>
          </table:table-cell>
          <table:table-cell office:value-type="float" office:value="0.002025" calcext:value-type="float">
            <text:p>0.00202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798" calcext:value-type="float">
            <text:p>1,798</text:p>
          </table:table-cell>
          <table:table-cell office:value-type="float" office:value="0.003191" calcext:value-type="float">
            <text:p>0.0031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7550" calcext:value-type="float">
            <text:p>207,550</text:p>
          </table:table-cell>
          <table:table-cell office:value-type="float" office:value="0.109578" calcext:value-type="float">
            <text:p>0.10957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523" calcext:value-type="float">
            <text:p>20,523</text:p>
          </table:table-cell>
          <table:table-cell office:value-type="float" office:value="0.021583" calcext:value-type="float">
            <text:p>0.02158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4121" calcext:value-type="float">
            <text:p>14,121</text:p>
          </table:table-cell>
          <table:table-cell office:value-type="float" office:value="0.019391" calcext:value-type="float">
            <text:p>0.01939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022281" calcext:value-type="float">
            <text:p>4,022,281</text:p>
          </table:table-cell>
          <table:table-cell office:value-type="float" office:value="1.409928" calcext:value-type="float">
            <text:p>1.40992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724" calcext:value-type="float">
            <text:p>7,724</text:p>
          </table:table-cell>
          <table:table-cell office:value-type="float" office:value="0.007575" calcext:value-type="float">
            <text:p>0.00757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5249" calcext:value-type="float">
            <text:p>125,249</text:p>
          </table:table-cell>
          <table:table-cell office:value-type="float" office:value="0.131904" calcext:value-type="float">
            <text:p>0.13190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731044" calcext:value-type="float">
            <text:p>26,731,044</text:p>
          </table:table-cell>
          <table:table-cell office:value-type="float" office:value="12.592794" calcext:value-type="float">
            <text:p>12.59279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03609" calcext:value-type="float">
            <text:p>203,609</text:p>
          </table:table-cell>
          <table:table-cell office:value-type="float" office:value="0.174709" calcext:value-type="float">
            <text:p>0.17470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0564" calcext:value-type="float">
            <text:p>130,564</text:p>
          </table:table-cell>
          <table:table-cell office:value-type="float" office:value="0.153577" calcext:value-type="float">
            <text:p>0.15357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10642" calcext:value-type="float">
            <text:p>510,642</text:p>
          </table:table-cell>
          <table:table-cell office:value-type="float" office:value="0.431906" calcext:value-type="float">
            <text:p>0.43190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2674" calcext:value-type="float">
            <text:p>162,674</text:p>
          </table:table-cell>
          <table:table-cell office:value-type="float" office:value="0.293845" calcext:value-type="float">
            <text:p>0.2938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175964" calcext:value-type="float">
            <text:p>2,175,964</text:p>
          </table:table-cell>
          <table:table-cell office:value-type="float" office:value="1.951958" calcext:value-type="float">
            <text:p>1.95195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379606" calcext:value-type="float">
            <text:p>4,379,606</text:p>
          </table:table-cell>
          <table:table-cell office:value-type="float" office:value="5.887765" calcext:value-type="float">
            <text:p>5.88776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4010" calcext:value-type="float">
            <text:p>564,010</text:p>
          </table:table-cell>
          <table:table-cell office:value-type="float" office:value="0.400457" calcext:value-type="float">
            <text:p>0.40045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560379" calcext:value-type="float">
            <text:p>4,560,379</text:p>
          </table:table-cell>
          <table:table-cell office:value-type="float" office:value="5.214749" calcext:value-type="float">
            <text:p>5.21474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082180" calcext:value-type="float">
            <text:p>26,082,180</text:p>
          </table:table-cell>
          <table:table-cell office:value-type="float" office:value="21.489855" calcext:value-type="float">
            <text:p>21.4898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4639237" calcext:value-type="float">
            <text:p>44,639,237</text:p>
          </table:table-cell>
          <table:table-cell office:value-type="float" office:value="48.894552" calcext:value-type="float">
            <text:p>48.89455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654835" calcext:value-type="float">
            <text:p>2,654,835</text:p>
          </table:table-cell>
          <table:table-cell table:formula="of:=[.CO23]-[.CQ23]" office:value-type="float" office:value="2204317" calcext:value-type="float">
            <text:p>2,204,317</text:p>
          </table:table-cell>
          <table:table-cell office:value-type="float" office:value="450518" calcext:value-type="float">
            <text:p>450,518</text:p>
          </table:table-cell>
          <table:table-cell office:value-type="float" office:value="4.848408" calcext:value-type="float">
            <text:p>4.848408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0.376974" calcext:value-type="float">
            <text:p>0.376974</text:p>
          </table:table-cell>
        </table:table-row>
        <table:table-row table:style-name="ro1">
          <table:table-cell table:number-columns-repeated="10"/>
          <table:table-cell office:value-type="float" office:value="21" calcext:value-type="float">
            <text:p>21</text:p>
          </table:table-cell>
          <table:table-cell office:value-type="float" office:value="16863" calcext:value-type="float">
            <text:p>16,863</text:p>
          </table:table-cell>
          <table:table-cell office:value-type="float" office:value="0.013417" calcext:value-type="float">
            <text:p>0.01341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02" calcext:value-type="float">
            <text:p>1,102</text:p>
          </table:table-cell>
          <table:table-cell office:value-type="float" office:value="0.002207" calcext:value-type="float">
            <text:p>0.00220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16" calcext:value-type="float">
            <text:p>2,116</text:p>
          </table:table-cell>
          <table:table-cell office:value-type="float" office:value="0.003474" calcext:value-type="float">
            <text:p>0.00347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1866" calcext:value-type="float">
            <text:p>161,866</text:p>
          </table:table-cell>
          <table:table-cell office:value-type="float" office:value="0.090896" calcext:value-type="float">
            <text:p>0.09089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710" calcext:value-type="float">
            <text:p>28,710</text:p>
          </table:table-cell>
          <table:table-cell office:value-type="float" office:value="0.031364" calcext:value-type="float">
            <text:p>0.0313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676" calcext:value-type="float">
            <text:p>14,676</text:p>
          </table:table-cell>
          <table:table-cell office:value-type="float" office:value="0.027954" calcext:value-type="float">
            <text:p>0.02795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5783" calcext:value-type="float">
            <text:p>95,783</text:p>
          </table:table-cell>
          <table:table-cell office:value-type="float" office:value="0.044919" calcext:value-type="float">
            <text:p>0.04491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4710" calcext:value-type="float">
            <text:p>64,710</text:p>
          </table:table-cell>
          <table:table-cell office:value-type="float" office:value="0.053343" calcext:value-type="float">
            <text:p>0.05334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1135" calcext:value-type="float">
            <text:p>141,135</text:p>
          </table:table-cell>
          <table:table-cell office:value-type="float" office:value="0.140386" calcext:value-type="float">
            <text:p>0.14038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2723200" calcext:value-type="float">
            <text:p>22,723,200</text:p>
          </table:table-cell>
          <table:table-cell office:value-type="float" office:value="11.296118" calcext:value-type="float">
            <text:p>11.2961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57465" calcext:value-type="float">
            <text:p>157,465</text:p>
          </table:table-cell>
          <table:table-cell office:value-type="float" office:value="0.12969" calcext:value-type="float">
            <text:p>0.12969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43306" calcext:value-type="float">
            <text:p>143,306</text:p>
          </table:table-cell>
          <table:table-cell office:value-type="float" office:value="0.169759" calcext:value-type="float">
            <text:p>0.16975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0721" calcext:value-type="float">
            <text:p>600,721</text:p>
          </table:table-cell>
          <table:table-cell office:value-type="float" office:value="0.463146" calcext:value-type="float">
            <text:p>0.46314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5952" calcext:value-type="float">
            <text:p>125,952</text:p>
          </table:table-cell>
          <table:table-cell office:value-type="float" office:value="0.208235" calcext:value-type="float">
            <text:p>0.20823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90158" calcext:value-type="float">
            <text:p>2,790,158</text:p>
          </table:table-cell>
          <table:table-cell office:value-type="float" office:value="2.61963" calcext:value-type="float">
            <text:p>2.6196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809525" calcext:value-type="float">
            <text:p>2,809,525</text:p>
          </table:table-cell>
          <table:table-cell office:value-type="float" office:value="3.669824" calcext:value-type="float">
            <text:p>3.6698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562692" calcext:value-type="float">
            <text:p>9,562,692</text:p>
          </table:table-cell>
          <table:table-cell office:value-type="float" office:value="7.085953" calcext:value-type="float">
            <text:p>7.08595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79144" calcext:value-type="float">
            <text:p>5,079,144</text:p>
          </table:table-cell>
          <table:table-cell office:value-type="float" office:value="6.170885" calcext:value-type="float">
            <text:p>6.17088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969111" calcext:value-type="float">
            <text:p>13,969,111</text:p>
          </table:table-cell>
          <table:table-cell office:value-type="float" office:value="12.080289" calcext:value-type="float">
            <text:p>12.08028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1824338" calcext:value-type="float">
            <text:p>21,824,338</text:p>
          </table:table-cell>
          <table:table-cell office:value-type="float" office:value="24.008624" calcext:value-type="float">
            <text:p>24.00862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262668" calcext:value-type="float">
            <text:p>2,262,668</text:p>
          </table:table-cell>
          <table:table-cell table:formula="of:=[.CO24]-[.CQ24]" office:value-type="float" office:value="1812978" calcext:value-type="float">
            <text:p>1,812,978</text:p>
          </table:table-cell>
          <table:table-cell office:value-type="float" office:value="449690" calcext:value-type="float">
            <text:p>449,690</text:p>
          </table:table-cell>
          <table:table-cell office:value-type="float" office:value="3.804108" calcext:value-type="float">
            <text:p>3.804108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4.026065" calcext:value-type="float">
            <text:p>4.026065</text:p>
          </table:table-cell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11452" calcext:value-type="float">
            <text:p>11,452</text:p>
          </table:table-cell>
          <table:table-cell office:value-type="float" office:value="0.006922" calcext:value-type="float">
            <text:p>0.0069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63" calcext:value-type="float">
            <text:p>663</text:p>
          </table:table-cell>
          <table:table-cell office:value-type="float" office:value="0.004004" calcext:value-type="float">
            <text:p>0.00400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8" calcext:value-type="float">
            <text:p>358</text:p>
          </table:table-cell>
          <table:table-cell office:value-type="float" office:value="0.002099" calcext:value-type="float">
            <text:p>0.00209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32607" calcext:value-type="float">
            <text:p>132,607</text:p>
          </table:table-cell>
          <table:table-cell office:value-type="float" office:value="0.082238" calcext:value-type="float">
            <text:p>0.08223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068" calcext:value-type="float">
            <text:p>12,068</text:p>
          </table:table-cell>
          <table:table-cell office:value-type="float" office:value="0.021444" calcext:value-type="float">
            <text:p>0.021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7437" calcext:value-type="float">
            <text:p>17,437</text:p>
          </table:table-cell>
          <table:table-cell office:value-type="float" office:value="0.025996" calcext:value-type="float">
            <text:p>0.0259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2616" calcext:value-type="float">
            <text:p>22,616</text:p>
          </table:table-cell>
          <table:table-cell office:value-type="float" office:value="0.012787" calcext:value-type="float">
            <text:p>0.0127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3490" calcext:value-type="float">
            <text:p>63,490</text:p>
          </table:table-cell>
          <table:table-cell office:value-type="float" office:value="0.055184" calcext:value-type="float">
            <text:p>0.05518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6292" calcext:value-type="float">
            <text:p>116,292</text:p>
          </table:table-cell>
          <table:table-cell office:value-type="float" office:value="0.123209" calcext:value-type="float">
            <text:p>0.12320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913611" calcext:value-type="float">
            <text:p>12,913,611</text:p>
          </table:table-cell>
          <table:table-cell office:value-type="float" office:value="6.702817" calcext:value-type="float">
            <text:p>6.70281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4932" calcext:value-type="float">
            <text:p>84,932</text:p>
          </table:table-cell>
          <table:table-cell office:value-type="float" office:value="0.074046" calcext:value-type="float">
            <text:p>0.07404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3217" calcext:value-type="float">
            <text:p>103,217</text:p>
          </table:table-cell>
          <table:table-cell office:value-type="float" office:value="0.128875" calcext:value-type="float">
            <text:p>0.12887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64484" calcext:value-type="float">
            <text:p>464,484</text:p>
          </table:table-cell>
          <table:table-cell office:value-type="float" office:value="0.386596" calcext:value-type="float">
            <text:p>0.38659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2869" calcext:value-type="float">
            <text:p>42,869</text:p>
          </table:table-cell>
          <table:table-cell office:value-type="float" office:value="0.077549" calcext:value-type="float">
            <text:p>0.07754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98077" calcext:value-type="float">
            <text:p>1,698,077</text:p>
          </table:table-cell>
          <table:table-cell office:value-type="float" office:value="1.534335" calcext:value-type="float">
            <text:p>1.5343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9129" calcext:value-type="float">
            <text:p>119,129</text:p>
          </table:table-cell>
          <table:table-cell office:value-type="float" office:value="0.147037" calcext:value-type="float">
            <text:p>0.1470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460883" calcext:value-type="float">
            <text:p>16,460,883</text:p>
          </table:table-cell>
          <table:table-cell office:value-type="float" office:value="11.54566" calcext:value-type="float">
            <text:p>11.54566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962628" calcext:value-type="float">
            <text:p>5,962,628</text:p>
          </table:table-cell>
          <table:table-cell office:value-type="float" office:value="6.272451" calcext:value-type="float">
            <text:p>6.27245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064904" calcext:value-type="float">
            <text:p>9,064,904</text:p>
          </table:table-cell>
          <table:table-cell office:value-type="float" office:value="7.586143" calcext:value-type="float">
            <text:p>7.58614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582666" calcext:value-type="float">
            <text:p>12,582,666</text:p>
          </table:table-cell>
          <table:table-cell office:value-type="float" office:value="12.846133" calcext:value-type="float">
            <text:p>12.84613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587301" calcext:value-type="float">
            <text:p>3,587,301</text:p>
          </table:table-cell>
          <table:table-cell table:formula="of:=[.CO25]-[.CQ25]" office:value-type="float" office:value="2888877" calcext:value-type="float">
            <text:p>2,888,877</text:p>
          </table:table-cell>
          <table:table-cell office:value-type="float" office:value="698424" calcext:value-type="float">
            <text:p>698,424</text:p>
          </table:table-cell>
          <table:table-cell office:value-type="float" office:value="6.147531" calcext:value-type="float">
            <text:p>6.147531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office:value-type="float" office:value="1.119067" calcext:value-type="float">
            <text:p>1.119067</text:p>
          </table:table-cell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3722" calcext:value-type="float">
            <text:p>3,722</text:p>
          </table:table-cell>
          <table:table-cell office:value-type="float" office:value="0.003978" calcext:value-type="float">
            <text:p>0.00397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83" calcext:value-type="float">
            <text:p>1,283</text:p>
          </table:table-cell>
          <table:table-cell office:value-type="float" office:value="0.001207" calcext:value-type="float">
            <text:p>0.0012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75" calcext:value-type="float">
            <text:p>2,775</text:p>
          </table:table-cell>
          <table:table-cell office:value-type="float" office:value="0.005277" calcext:value-type="float">
            <text:p>0.00527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893" calcext:value-type="float">
            <text:p>27,893</text:p>
          </table:table-cell>
          <table:table-cell office:value-type="float" office:value="0.022107" calcext:value-type="float">
            <text:p>0.02210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508" calcext:value-type="float">
            <text:p>7,508</text:p>
          </table:table-cell>
          <table:table-cell office:value-type="float" office:value="0.009506" calcext:value-type="float">
            <text:p>0.00950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86" calcext:value-type="float">
            <text:p>1,486</text:p>
          </table:table-cell>
          <table:table-cell office:value-type="float" office:value="0.00173" calcext:value-type="float">
            <text:p>0.0017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81504" calcext:value-type="float">
            <text:p>981,504</text:p>
          </table:table-cell>
          <table:table-cell office:value-type="float" office:value="0.369057" calcext:value-type="float">
            <text:p>0.36905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7178" calcext:value-type="float">
            <text:p>37,178</text:p>
          </table:table-cell>
          <table:table-cell office:value-type="float" office:value="0.029681" calcext:value-type="float">
            <text:p>0.02968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5826" calcext:value-type="float">
            <text:p>115,826</text:p>
          </table:table-cell>
          <table:table-cell office:value-type="float" office:value="0.122155" calcext:value-type="float">
            <text:p>0.1221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71538" calcext:value-type="float">
            <text:p>1,071,538</text:p>
          </table:table-cell>
          <table:table-cell office:value-type="float" office:value="0.583665" calcext:value-type="float">
            <text:p>0.58366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4988" calcext:value-type="float">
            <text:p>64,988</text:p>
          </table:table-cell>
          <table:table-cell office:value-type="float" office:value="0.066973" calcext:value-type="float">
            <text:p>0.0669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6179" calcext:value-type="float">
            <text:p>126,179</text:p>
          </table:table-cell>
          <table:table-cell office:value-type="float" office:value="0.16061" calcext:value-type="float">
            <text:p>0.1606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41845" calcext:value-type="float">
            <text:p>241,845</text:p>
          </table:table-cell>
          <table:table-cell office:value-type="float" office:value="0.260514" calcext:value-type="float">
            <text:p>0.26051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4293" calcext:value-type="float">
            <text:p>94,293</text:p>
          </table:table-cell>
          <table:table-cell office:value-type="float" office:value="0.159585" calcext:value-type="float">
            <text:p>0.1595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70295" calcext:value-type="float">
            <text:p>270,295</text:p>
          </table:table-cell>
          <table:table-cell office:value-type="float" office:value="0.288838" calcext:value-type="float">
            <text:p>0.2888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091876" calcext:value-type="float">
            <text:p>2,091,876</text:p>
          </table:table-cell>
          <table:table-cell office:value-type="float" office:value="3.425685" calcext:value-type="float">
            <text:p>3.42568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173182" calcext:value-type="float">
            <text:p>9,173,182</text:p>
          </table:table-cell>
          <table:table-cell office:value-type="float" office:value="6.447646" calcext:value-type="float">
            <text:p>6.44764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206404" calcext:value-type="float">
            <text:p>2,206,404</text:p>
          </table:table-cell>
          <table:table-cell office:value-type="float" office:value="2.847338" calcext:value-type="float">
            <text:p>2.8473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162427" calcext:value-type="float">
            <text:p>8,162,427</text:p>
          </table:table-cell>
          <table:table-cell office:value-type="float" office:value="6.997047" calcext:value-type="float">
            <text:p>6.99704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269839" calcext:value-type="float">
            <text:p>8,269,839</text:p>
          </table:table-cell>
          <table:table-cell office:value-type="float" office:value="8.573773" calcext:value-type="float">
            <text:p>8.57377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683435" calcext:value-type="float">
            <text:p>2,683,435</text:p>
          </table:table-cell>
          <table:table-cell table:formula="of:=[.CO26]-[.CQ26]" office:value-type="float" office:value="2172331" calcext:value-type="float">
            <text:p>2,172,331</text:p>
          </table:table-cell>
          <table:table-cell office:value-type="float" office:value="511104" calcext:value-type="float">
            <text:p>511,104</text:p>
          </table:table-cell>
          <table:table-cell office:value-type="float" office:value="4.425557" calcext:value-type="float">
            <text:p>4.425557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float" office:value="7.02122" calcext:value-type="float">
            <text:p>7.02122</text:p>
          </table:table-cell>
        </table:table-row>
        <table:table-row table:style-name="ro1">
          <table:table-cell table:number-columns-repeated="10"/>
          <table:table-cell office:value-type="float" office:value="24" calcext:value-type="float">
            <text:p>24</text:p>
          </table:table-cell>
          <table:table-cell office:value-type="float" office:value="21714" calcext:value-type="float">
            <text:p>21,714</text:p>
          </table:table-cell>
          <table:table-cell office:value-type="float" office:value="0.012332" calcext:value-type="float">
            <text:p>0.01233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106" calcext:value-type="float">
            <text:p>4,106</text:p>
          </table:table-cell>
          <table:table-cell office:value-type="float" office:value="0.004583" calcext:value-type="float">
            <text:p>0.00458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058" calcext:value-type="float">
            <text:p>2,058</text:p>
          </table:table-cell>
          <table:table-cell office:value-type="float" office:value="0.003661" calcext:value-type="float">
            <text:p>0.00366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5660" calcext:value-type="float">
            <text:p>25,660</text:p>
          </table:table-cell>
          <table:table-cell office:value-type="float" office:value="0.028248" calcext:value-type="float">
            <text:p>0.02824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900" calcext:value-type="float">
            <text:p>8,900</text:p>
          </table:table-cell>
          <table:table-cell office:value-type="float" office:value="0.0127" calcext:value-type="float">
            <text:p>0.01270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254" calcext:value-type="float">
            <text:p>19,254</text:p>
          </table:table-cell>
          <table:table-cell office:value-type="float" office:value="0.034396" calcext:value-type="float">
            <text:p>0.03439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05768" calcext:value-type="float">
            <text:p>505,768</text:p>
          </table:table-cell>
          <table:table-cell office:value-type="float" office:value="0.217727" calcext:value-type="float">
            <text:p>0.21772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283" calcext:value-type="float">
            <text:p>12,283</text:p>
          </table:table-cell>
          <table:table-cell office:value-type="float" office:value="0.011997" calcext:value-type="float">
            <text:p>0.0119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48669" calcext:value-type="float">
            <text:p>148,669</text:p>
          </table:table-cell>
          <table:table-cell office:value-type="float" office:value="0.155172" calcext:value-type="float">
            <text:p>0.15517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192260" calcext:value-type="float">
            <text:p>7,192,260</text:p>
          </table:table-cell>
          <table:table-cell office:value-type="float" office:value="4.035744" calcext:value-type="float">
            <text:p>4.0357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88068" calcext:value-type="float">
            <text:p>388,068</text:p>
          </table:table-cell>
          <table:table-cell office:value-type="float" office:value="0.379886" calcext:value-type="float">
            <text:p>0.37988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4429" calcext:value-type="float">
            <text:p>64,429</text:p>
          </table:table-cell>
          <table:table-cell office:value-type="float" office:value="0.076014" calcext:value-type="float">
            <text:p>0.07601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93381" calcext:value-type="float">
            <text:p>193,381</text:p>
          </table:table-cell>
          <table:table-cell office:value-type="float" office:value="0.207777" calcext:value-type="float">
            <text:p>0.2077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40710" calcext:value-type="float">
            <text:p>240,710</text:p>
          </table:table-cell>
          <table:table-cell office:value-type="float" office:value="0.333553" calcext:value-type="float">
            <text:p>0.3335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66445" calcext:value-type="float">
            <text:p>1,266,445</text:p>
          </table:table-cell>
          <table:table-cell office:value-type="float" office:value="1.373137" calcext:value-type="float">
            <text:p>1.37313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738349" calcext:value-type="float">
            <text:p>2,738,349</text:p>
          </table:table-cell>
          <table:table-cell office:value-type="float" office:value="4.552377" calcext:value-type="float">
            <text:p>4.55237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56673" calcext:value-type="float">
            <text:p>1,056,673</text:p>
          </table:table-cell>
          <table:table-cell office:value-type="float" office:value="0.648207" calcext:value-type="float">
            <text:p>0.64820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60558" calcext:value-type="float">
            <text:p>1,660,558</text:p>
          </table:table-cell>
          <table:table-cell office:value-type="float" office:value="2.161211" calcext:value-type="float">
            <text:p>2.16121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814193" calcext:value-type="float">
            <text:p>5,814,193</text:p>
          </table:table-cell>
          <table:table-cell office:value-type="float" office:value="4.832739" calcext:value-type="float">
            <text:p>4.8327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386064" calcext:value-type="float">
            <text:p>9,386,064</text:p>
          </table:table-cell>
          <table:table-cell office:value-type="float" office:value="9.255397" calcext:value-type="float">
            <text:p>9.25539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3079791" calcext:value-type="float">
            <text:p>3,079,791</text:p>
          </table:table-cell>
          <table:table-cell table:formula="of:=[.CO27]-[.CQ27]" office:value-type="float" office:value="2457406" calcext:value-type="float">
            <text:p>2,457,406</text:p>
          </table:table-cell>
          <table:table-cell office:value-type="float" office:value="622385" calcext:value-type="float">
            <text:p>622,385</text:p>
          </table:table-cell>
          <table:table-cell office:value-type="float" office:value="5.036083" calcext:value-type="float">
            <text:p>5.036083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float" office:value="7.073977" calcext:value-type="float">
            <text:p>7.073977</text:p>
          </table:table-cell>
        </table:table-row>
        <table:table-row table:style-name="ro1">
          <table:table-cell table:number-columns-repeated="10"/>
          <table:table-cell office:value-type="float" office:value="25" calcext:value-type="float">
            <text:p>25</text:p>
          </table:table-cell>
          <table:table-cell office:value-type="float" office:value="28794" calcext:value-type="float">
            <text:p>28,794</text:p>
          </table:table-cell>
          <table:table-cell office:value-type="float" office:value="0.014506" calcext:value-type="float">
            <text:p>0.01450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202" calcext:value-type="float">
            <text:p>4,202</text:p>
          </table:table-cell>
          <table:table-cell office:value-type="float" office:value="0.012026" calcext:value-type="float">
            <text:p>0.01202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96" calcext:value-type="float">
            <text:p>796</text:p>
          </table:table-cell>
          <table:table-cell office:value-type="float" office:value="0.002872" calcext:value-type="float">
            <text:p>0.0028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1802" calcext:value-type="float">
            <text:p>21,802</text:p>
          </table:table-cell>
          <table:table-cell office:value-type="float" office:value="0.018405" calcext:value-type="float">
            <text:p>0.01840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131" calcext:value-type="float">
            <text:p>5,131</text:p>
          </table:table-cell>
          <table:table-cell office:value-type="float" office:value="0.010054" calcext:value-type="float">
            <text:p>0.0100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44" calcext:value-type="float">
            <text:p>1,444</text:p>
          </table:table-cell>
          <table:table-cell office:value-type="float" office:value="0.002232" calcext:value-type="float">
            <text:p>0.00223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99430" calcext:value-type="float">
            <text:p>199,430</text:p>
          </table:table-cell>
          <table:table-cell office:value-type="float" office:value="0.092569" calcext:value-type="float">
            <text:p>0.09256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2939" calcext:value-type="float">
            <text:p>72,939</text:p>
          </table:table-cell>
          <table:table-cell office:value-type="float" office:value="0.049672" calcext:value-type="float">
            <text:p>0.0496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5275" calcext:value-type="float">
            <text:p>155,275</text:p>
          </table:table-cell>
          <table:table-cell office:value-type="float" office:value="0.157654" calcext:value-type="float">
            <text:p>0.15765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223218" calcext:value-type="float">
            <text:p>10,223,218</text:p>
          </table:table-cell>
          <table:table-cell office:value-type="float" office:value="5.638418" calcext:value-type="float">
            <text:p>5.6384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41027" calcext:value-type="float">
            <text:p>441,027</text:p>
          </table:table-cell>
          <table:table-cell office:value-type="float" office:value="0.431072" calcext:value-type="float">
            <text:p>0.43107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4740" calcext:value-type="float">
            <text:p>34,740</text:p>
          </table:table-cell>
          <table:table-cell office:value-type="float" office:value="0.042157" calcext:value-type="float">
            <text:p>0.04215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47204" calcext:value-type="float">
            <text:p>147,204</text:p>
          </table:table-cell>
          <table:table-cell office:value-type="float" office:value="0.159445" calcext:value-type="float">
            <text:p>0.1594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51096" calcext:value-type="float">
            <text:p>251,096</text:p>
          </table:table-cell>
          <table:table-cell office:value-type="float" office:value="0.324677" calcext:value-type="float">
            <text:p>0.32467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42348" calcext:value-type="float">
            <text:p>1,242,348</text:p>
          </table:table-cell>
          <table:table-cell office:value-type="float" office:value="1.272244" calcext:value-type="float">
            <text:p>1.2722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7159" calcext:value-type="float">
            <text:p>77,159</text:p>
          </table:table-cell>
          <table:table-cell office:value-type="float" office:value="0.089078" calcext:value-type="float">
            <text:p>0.0890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022894" calcext:value-type="float">
            <text:p>11,022,894</text:p>
          </table:table-cell>
          <table:table-cell office:value-type="float" office:value="6.651844" calcext:value-type="float">
            <text:p>6.6518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331370" calcext:value-type="float">
            <text:p>1,331,370</text:p>
          </table:table-cell>
          <table:table-cell office:value-type="float" office:value="1.691946" calcext:value-type="float">
            <text:p>1.69194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81193" calcext:value-type="float">
            <text:p>781,193</text:p>
          </table:table-cell>
          <table:table-cell office:value-type="float" office:value="0.6806" calcext:value-type="float">
            <text:p>0.6806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521302" calcext:value-type="float">
            <text:p>6,521,302</text:p>
          </table:table-cell>
          <table:table-cell office:value-type="float" office:value="5.908529" calcext:value-type="float">
            <text:p>5.90852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852056" calcext:value-type="float">
            <text:p>2,852,056</text:p>
          </table:table-cell>
          <table:table-cell table:formula="of:=[.CO28]-[.CQ28]" office:value-type="float" office:value="2336494" calcext:value-type="float">
            <text:p>2,336,494</text:p>
          </table:table-cell>
          <table:table-cell office:value-type="float" office:value="515562" calcext:value-type="float">
            <text:p>515,562</text:p>
          </table:table-cell>
          <table:table-cell office:value-type="float" office:value="5.159146" calcext:value-type="float">
            <text:p>5.159146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office:value-type="float" office:value="7.452222" calcext:value-type="float">
            <text:p>7.452222</text:p>
          </table:table-cell>
        </table:table-row>
        <table:table-row table:style-name="ro1">
          <table:table-cell table:number-columns-repeated="10"/>
          <table:table-cell office:value-type="float" office:value="26" calcext:value-type="float">
            <text:p>26</text:p>
          </table:table-cell>
          <table:table-cell office:value-type="float" office:value="28926" calcext:value-type="float">
            <text:p>28,926</text:p>
          </table:table-cell>
          <table:table-cell office:value-type="float" office:value="0.017253" calcext:value-type="float">
            <text:p>0.01725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35" calcext:value-type="float">
            <text:p>3,935</text:p>
          </table:table-cell>
          <table:table-cell office:value-type="float" office:value="0.003999" calcext:value-type="float">
            <text:p>0.003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" calcext:value-type="float">
            <text:p>123</text:p>
          </table:table-cell>
          <table:table-cell office:value-type="float" office:value="0.000114" calcext:value-type="float">
            <text:p>0.00011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7192" calcext:value-type="float">
            <text:p>17,192</text:p>
          </table:table-cell>
          <table:table-cell office:value-type="float" office:value="0.016999" calcext:value-type="float">
            <text:p>0.01699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504" calcext:value-type="float">
            <text:p>4,504</text:p>
          </table:table-cell>
          <table:table-cell office:value-type="float" office:value="0.005702" calcext:value-type="float">
            <text:p>0.00570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1385" calcext:value-type="float">
            <text:p>21,385</text:p>
          </table:table-cell>
          <table:table-cell office:value-type="float" office:value="0.035919" calcext:value-type="float">
            <text:p>0.03591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40817" calcext:value-type="float">
            <text:p>140,817</text:p>
          </table:table-cell>
          <table:table-cell office:value-type="float" office:value="0.072183" calcext:value-type="float">
            <text:p>0.07218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1522" calcext:value-type="float">
            <text:p>81,522</text:p>
          </table:table-cell>
          <table:table-cell office:value-type="float" office:value="0.057027" calcext:value-type="float">
            <text:p>0.0570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2543" calcext:value-type="float">
            <text:p>42,543</text:p>
          </table:table-cell>
          <table:table-cell office:value-type="float" office:value="0.041742" calcext:value-type="float">
            <text:p>0.0417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276025" calcext:value-type="float">
            <text:p>2,276,025</text:p>
          </table:table-cell>
          <table:table-cell office:value-type="float" office:value="1.020491" calcext:value-type="float">
            <text:p>1.0204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3397" calcext:value-type="float">
            <text:p>73,397</text:p>
          </table:table-cell>
          <table:table-cell office:value-type="float" office:value="0.069242" calcext:value-type="float">
            <text:p>0.0692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6065" calcext:value-type="float">
            <text:p>86,065</text:p>
          </table:table-cell>
          <table:table-cell office:value-type="float" office:value="0.095642" calcext:value-type="float">
            <text:p>0.09564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9987" calcext:value-type="float">
            <text:p>109,987</text:p>
          </table:table-cell>
          <table:table-cell office:value-type="float" office:value="0.120508" calcext:value-type="float">
            <text:p>0.12050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3017" calcext:value-type="float">
            <text:p>13,017</text:p>
          </table:table-cell>
          <table:table-cell office:value-type="float" office:value="0.023095" calcext:value-type="float">
            <text:p>0.02309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2908" calcext:value-type="float">
            <text:p>122,908</text:p>
          </table:table-cell>
          <table:table-cell office:value-type="float" office:value="0.123034" calcext:value-type="float">
            <text:p>0.12303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32064" calcext:value-type="float">
            <text:p>1,232,064</text:p>
          </table:table-cell>
          <table:table-cell office:value-type="float" office:value="1.823344" calcext:value-type="float">
            <text:p>1.8233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738139" calcext:value-type="float">
            <text:p>11,738,139</text:p>
          </table:table-cell>
          <table:table-cell office:value-type="float" office:value="7.698248" calcext:value-type="float">
            <text:p>7.6982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26740" calcext:value-type="float">
            <text:p>926,740</text:p>
          </table:table-cell>
          <table:table-cell office:value-type="float" office:value="1.12461" calcext:value-type="float">
            <text:p>1.1246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980904" calcext:value-type="float">
            <text:p>3,980,904</text:p>
          </table:table-cell>
          <table:table-cell office:value-type="float" office:value="3.487492" calcext:value-type="float">
            <text:p>3.48749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168660" calcext:value-type="float">
            <text:p>6,168,660</text:p>
          </table:table-cell>
          <table:table-cell office:value-type="float" office:value="5.444006" calcext:value-type="float">
            <text:p>5.44400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696546" calcext:value-type="float">
            <text:p>1,696,546</text:p>
          </table:table-cell>
          <table:table-cell table:formula="of:=[.CO29]-[.CQ29]" office:value-type="float" office:value="1352460" calcext:value-type="float">
            <text:p>1,352,460</text:p>
          </table:table-cell>
          <table:table-cell office:value-type="float" office:value="344086" calcext:value-type="float">
            <text:p>344,086</text:p>
          </table:table-cell>
          <table:table-cell office:value-type="float" office:value="2.983299" calcext:value-type="float">
            <text:p>2.983299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 office:value-type="float" office:value="5.518178" calcext:value-type="float">
            <text:p>5.518178</text:p>
          </table:table-cell>
        </table:table-row>
        <table:table-row table:style-name="ro1">
          <table:table-cell table:number-columns-repeated="10"/>
          <table:table-cell office:value-type="float" office:value="27" calcext:value-type="float">
            <text:p>27</text:p>
          </table:table-cell>
          <table:table-cell office:value-type="float" office:value="9559" calcext:value-type="float">
            <text:p>9,559</text:p>
          </table:table-cell>
          <table:table-cell office:value-type="float" office:value="0.004646" calcext:value-type="float">
            <text:p>0.0046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518" calcext:value-type="float">
            <text:p>3,518</text:p>
          </table:table-cell>
          <table:table-cell office:value-type="float" office:value="0.005025" calcext:value-type="float">
            <text:p>0.00502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413" calcext:value-type="float">
            <text:p>2,413</text:p>
          </table:table-cell>
          <table:table-cell office:value-type="float" office:value="0.003487" calcext:value-type="float">
            <text:p>0.0034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258" calcext:value-type="float">
            <text:p>5,258</text:p>
          </table:table-cell>
          <table:table-cell office:value-type="float" office:value="0.008787" calcext:value-type="float">
            <text:p>0.00878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290" calcext:value-type="float">
            <text:p>2,290</text:p>
          </table:table-cell>
          <table:table-cell office:value-type="float" office:value="0.001758" calcext:value-type="float">
            <text:p>0.00175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63" calcext:value-type="float">
            <text:p>563</text:p>
          </table:table-cell>
          <table:table-cell office:value-type="float" office:value="0.001991" calcext:value-type="float">
            <text:p>0.00199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9625" calcext:value-type="float">
            <text:p>99,625</text:p>
          </table:table-cell>
          <table:table-cell office:value-type="float" office:value="0.058526" calcext:value-type="float">
            <text:p>0.05852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7663" calcext:value-type="float">
            <text:p>77,663</text:p>
          </table:table-cell>
          <table:table-cell office:value-type="float" office:value="0.061046" calcext:value-type="float">
            <text:p>0.0610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659" calcext:value-type="float">
            <text:p>17,659</text:p>
          </table:table-cell>
          <table:table-cell office:value-type="float" office:value="0.023518" calcext:value-type="float">
            <text:p>0.0235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91854" calcext:value-type="float">
            <text:p>1,491,854</text:p>
          </table:table-cell>
          <table:table-cell office:value-type="float" office:value="0.664605" calcext:value-type="float">
            <text:p>0.66460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5220" calcext:value-type="float">
            <text:p>85,220</text:p>
          </table:table-cell>
          <table:table-cell office:value-type="float" office:value="0.0809" calcext:value-type="float">
            <text:p>0.08090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2657" calcext:value-type="float">
            <text:p>72,657</text:p>
          </table:table-cell>
          <table:table-cell office:value-type="float" office:value="0.085635" calcext:value-type="float">
            <text:p>0.08563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6910" calcext:value-type="float">
            <text:p>56,910</text:p>
          </table:table-cell>
          <table:table-cell office:value-type="float" office:value="0.058318" calcext:value-type="float">
            <text:p>0.0583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4973" calcext:value-type="float">
            <text:p>184,973</text:p>
          </table:table-cell>
          <table:table-cell office:value-type="float" office:value="0.263921" calcext:value-type="float">
            <text:p>0.26392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56179" calcext:value-type="float">
            <text:p>1,856,179</text:p>
          </table:table-cell>
          <table:table-cell office:value-type="float" office:value="1.995668" calcext:value-type="float">
            <text:p>1.99566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36311" calcext:value-type="float">
            <text:p>936,311</text:p>
          </table:table-cell>
          <table:table-cell office:value-type="float" office:value="1.422774" calcext:value-type="float">
            <text:p>1.42277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567406" calcext:value-type="float">
            <text:p>1,567,406</text:p>
          </table:table-cell>
          <table:table-cell office:value-type="float" office:value="0.959244" calcext:value-type="float">
            <text:p>0.9592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46931" calcext:value-type="float">
            <text:p>546,931</text:p>
          </table:table-cell>
          <table:table-cell office:value-type="float" office:value="0.578918" calcext:value-type="float">
            <text:p>0.5789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192022" calcext:value-type="float">
            <text:p>6,192,022</text:p>
          </table:table-cell>
          <table:table-cell office:value-type="float" office:value="5.589471" calcext:value-type="float">
            <text:p>5.58947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91973" calcext:value-type="float">
            <text:p>791,973</text:p>
          </table:table-cell>
          <table:table-cell office:value-type="float" office:value="0.80307" calcext:value-type="float">
            <text:p>0.80307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887616" calcext:value-type="float">
            <text:p>887,616</text:p>
          </table:table-cell>
          <table:table-cell table:formula="of:=[.CO30]-[.CQ30]" office:value-type="float" office:value="693932" calcext:value-type="float">
            <text:p>693,932</text:p>
          </table:table-cell>
          <table:table-cell office:value-type="float" office:value="193684" calcext:value-type="float">
            <text:p>193,684</text:p>
          </table:table-cell>
          <table:table-cell office:value-type="float" office:value="1.526625" calcext:value-type="float">
            <text:p>1.526625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office:value-type="float" office:value="1.191427" calcext:value-type="float">
            <text:p>1.191427</text:p>
          </table:table-cell>
        </table:table-row>
        <table:table-row table:style-name="ro1">
          <table:table-cell table:number-columns-repeated="10"/>
          <table:table-cell office:value-type="float" office:value="28" calcext:value-type="float">
            <text:p>28</text:p>
          </table:table-cell>
          <table:table-cell office:value-type="float" office:value="1844" calcext:value-type="float">
            <text:p>1,844</text:p>
          </table:table-cell>
          <table:table-cell office:value-type="float" office:value="0.000789" calcext:value-type="float">
            <text:p>0.0007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91" calcext:value-type="float">
            <text:p>2,691</text:p>
          </table:table-cell>
          <table:table-cell office:value-type="float" office:value="0.007197" calcext:value-type="float">
            <text:p>0.00719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703" calcext:value-type="float">
            <text:p>1,703</text:p>
          </table:table-cell>
          <table:table-cell office:value-type="float" office:value="0.00546" calcext:value-type="float">
            <text:p>0.00546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003" calcext:value-type="float">
            <text:p>3,003</text:p>
          </table:table-cell>
          <table:table-cell office:value-type="float" office:value="0.004098" calcext:value-type="float">
            <text:p>0.00409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449" calcext:value-type="float">
            <text:p>3,449</text:p>
          </table:table-cell>
          <table:table-cell office:value-type="float" office:value="0.005486" calcext:value-type="float">
            <text:p>0.00548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6512" calcext:value-type="float">
            <text:p>26,512</text:p>
          </table:table-cell>
          <table:table-cell office:value-type="float" office:value="0.032881" calcext:value-type="float">
            <text:p>0.03288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8589" calcext:value-type="float">
            <text:p>118,589</text:p>
          </table:table-cell>
          <table:table-cell office:value-type="float" office:value="0.06479" calcext:value-type="float">
            <text:p>0.06479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0513" calcext:value-type="float">
            <text:p>60,513</text:p>
          </table:table-cell>
          <table:table-cell office:value-type="float" office:value="0.051051" calcext:value-type="float">
            <text:p>0.05105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14442" calcext:value-type="float">
            <text:p>214,442</text:p>
          </table:table-cell>
          <table:table-cell office:value-type="float" office:value="0.211507" calcext:value-type="float">
            <text:p>0.21150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8889368" calcext:value-type="float">
            <text:p>18,889,368</text:p>
          </table:table-cell>
          <table:table-cell office:value-type="float" office:value="8.381431" calcext:value-type="float">
            <text:p>8.38143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8535" calcext:value-type="float">
            <text:p>88,535</text:p>
          </table:table-cell>
          <table:table-cell office:value-type="float" office:value="0.08452" calcext:value-type="float">
            <text:p>0.08452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2695" calcext:value-type="float">
            <text:p>62,695</text:p>
          </table:table-cell>
          <table:table-cell office:value-type="float" office:value="0.074577" calcext:value-type="float">
            <text:p>0.0745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5428" calcext:value-type="float">
            <text:p>15,428</text:p>
          </table:table-cell>
          <table:table-cell office:value-type="float" office:value="0.019067" calcext:value-type="float">
            <text:p>0.0190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3266" calcext:value-type="float">
            <text:p>113,266</text:p>
          </table:table-cell>
          <table:table-cell office:value-type="float" office:value="0.155171" calcext:value-type="float">
            <text:p>0.15517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71304" calcext:value-type="float">
            <text:p>1,171,304</text:p>
          </table:table-cell>
          <table:table-cell office:value-type="float" office:value="1.277416" calcext:value-type="float">
            <text:p>1.2774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347768" calcext:value-type="float">
            <text:p>1,347,768</text:p>
          </table:table-cell>
          <table:table-cell office:value-type="float" office:value="2.029643" calcext:value-type="float">
            <text:p>2.02964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821025" calcext:value-type="float">
            <text:p>12,821,025</text:p>
          </table:table-cell>
          <table:table-cell office:value-type="float" office:value="8.442225" calcext:value-type="float">
            <text:p>8.44222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8109" calcext:value-type="float">
            <text:p>78,109</text:p>
          </table:table-cell>
          <table:table-cell office:value-type="float" office:value="0.099777" calcext:value-type="float">
            <text:p>0.09977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136984" calcext:value-type="float">
            <text:p>7,136,984</text:p>
          </table:table-cell>
          <table:table-cell office:value-type="float" office:value="6.663683" calcext:value-type="float">
            <text:p>6.66368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86008" calcext:value-type="float">
            <text:p>286,008</text:p>
          </table:table-cell>
          <table:table-cell office:value-type="float" office:value="0.276406" calcext:value-type="float">
            <text:p>0.27640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710528" calcext:value-type="float">
            <text:p>710,528</text:p>
          </table:table-cell>
          <table:table-cell table:formula="of:=[.CO31]-[.CQ31]" office:value-type="float" office:value="540865" calcext:value-type="float">
            <text:p>540,865</text:p>
          </table:table-cell>
          <table:table-cell office:value-type="float" office:value="169663" calcext:value-type="float">
            <text:p>169,663</text:p>
          </table:table-cell>
          <table:table-cell office:value-type="float" office:value="1.186684" calcext:value-type="float">
            <text:p>1.186684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 office:value-type="float" office:value="11.253604" calcext:value-type="float">
            <text:p>11.253604</text:p>
          </table:table-cell>
        </table:table-row>
        <table:table-row table:style-name="ro1">
          <table:table-cell table:number-columns-repeated="10"/>
          <table:table-cell office:value-type="float" office:value="29" calcext:value-type="float">
            <text:p>29</text:p>
          </table:table-cell>
          <table:table-cell office:value-type="float" office:value="3447" calcext:value-type="float">
            <text:p>3,447</text:p>
          </table:table-cell>
          <table:table-cell office:value-type="float" office:value="0.003886" calcext:value-type="float">
            <text:p>0.00388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0.000484" calcext:value-type="float">
            <text:p>0.00048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35" calcext:value-type="float">
            <text:p>235</text:p>
          </table:table-cell>
          <table:table-cell office:value-type="float" office:value="0.000245" calcext:value-type="float">
            <text:p>0.0002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8339" calcext:value-type="float">
            <text:p>18,339</text:p>
          </table:table-cell>
          <table:table-cell office:value-type="float" office:value="0.020041" calcext:value-type="float">
            <text:p>0.0200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02" calcext:value-type="float">
            <text:p>3,302</text:p>
          </table:table-cell>
          <table:table-cell office:value-type="float" office:value="0.001897" calcext:value-type="float">
            <text:p>0.00189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1044" calcext:value-type="float">
            <text:p>21,044</text:p>
          </table:table-cell>
          <table:table-cell office:value-type="float" office:value="0.028279" calcext:value-type="float">
            <text:p>0.02827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9811" calcext:value-type="float">
            <text:p>69,811</text:p>
          </table:table-cell>
          <table:table-cell office:value-type="float" office:value="0.041038" calcext:value-type="float">
            <text:p>0.04103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2953" calcext:value-type="float">
            <text:p>62,953</text:p>
          </table:table-cell>
          <table:table-cell office:value-type="float" office:value="0.054141" calcext:value-type="float">
            <text:p>0.05414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5400" calcext:value-type="float">
            <text:p>115,400</text:p>
          </table:table-cell>
          <table:table-cell office:value-type="float" office:value="0.113116" calcext:value-type="float">
            <text:p>0.11311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523256" calcext:value-type="float">
            <text:p>14,523,256</text:p>
          </table:table-cell>
          <table:table-cell office:value-type="float" office:value="7.113918" calcext:value-type="float">
            <text:p>7.1139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5565" calcext:value-type="float">
            <text:p>65,565</text:p>
          </table:table-cell>
          <table:table-cell office:value-type="float" office:value="0.064437" calcext:value-type="float">
            <text:p>0.06443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3432" calcext:value-type="float">
            <text:p>33,432</text:p>
          </table:table-cell>
          <table:table-cell office:value-type="float" office:value="0.04441" calcext:value-type="float">
            <text:p>0.04441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7593" calcext:value-type="float">
            <text:p>57,593</text:p>
          </table:table-cell>
          <table:table-cell office:value-type="float" office:value="0.05287" calcext:value-type="float">
            <text:p>0.05287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5388" calcext:value-type="float">
            <text:p>65,388</text:p>
          </table:table-cell>
          <table:table-cell office:value-type="float" office:value="0.070305" calcext:value-type="float">
            <text:p>0.0703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47291" calcext:value-type="float">
            <text:p>447,291</text:p>
          </table:table-cell>
          <table:table-cell office:value-type="float" office:value="0.480021" calcext:value-type="float">
            <text:p>0.48002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90929" calcext:value-type="float">
            <text:p>990,929</text:p>
          </table:table-cell>
          <table:table-cell office:value-type="float" office:value="1.421224" calcext:value-type="float">
            <text:p>1.4212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445061" calcext:value-type="float">
            <text:p>9,445,061</text:p>
          </table:table-cell>
          <table:table-cell office:value-type="float" office:value="6.201376" calcext:value-type="float">
            <text:p>6.20137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20446" calcext:value-type="float">
            <text:p>520,446</text:p>
          </table:table-cell>
          <table:table-cell office:value-type="float" office:value="0.578258" calcext:value-type="float">
            <text:p>0.57825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461545" calcext:value-type="float">
            <text:p>1,461,545</text:p>
          </table:table-cell>
          <table:table-cell office:value-type="float" office:value="1.398054" calcext:value-type="float">
            <text:p>1.39805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2556862" calcext:value-type="float">
            <text:p>2,556,862</text:p>
          </table:table-cell>
          <table:table-cell office:value-type="float" office:value="2.686705" calcext:value-type="float">
            <text:p>2.68670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395130" calcext:value-type="float">
            <text:p>395,130</text:p>
          </table:table-cell>
          <table:table-cell table:formula="of:=[.CO32]-[.CQ32]" office:value-type="float" office:value="291968" calcext:value-type="float">
            <text:p>291,968</text:p>
          </table:table-cell>
          <table:table-cell office:value-type="float" office:value="103162" calcext:value-type="float">
            <text:p>103,162</text:p>
          </table:table-cell>
          <table:table-cell office:value-type="float" office:value="0.606837" calcext:value-type="float">
            <text:p>0.606837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office:value-type="float" office:value="9.782274" calcext:value-type="float">
            <text:p>9.782274</text:p>
          </table:table-cell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office:value-type="float" office:value="24898" calcext:value-type="float">
            <text:p>24,898</text:p>
          </table:table-cell>
          <table:table-cell office:value-type="float" office:value="0.01306" calcext:value-type="float">
            <text:p>0.0130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,106</text:p>
          </table:table-cell>
          <table:table-cell office:value-type="float" office:value="0.00366" calcext:value-type="float">
            <text:p>0.00366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8" calcext:value-type="float">
            <text:p>168</text:p>
          </table:table-cell>
          <table:table-cell office:value-type="float" office:value="0.000176" calcext:value-type="float">
            <text:p>0.0001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8436" calcext:value-type="float">
            <text:p>18,436</text:p>
          </table:table-cell>
          <table:table-cell office:value-type="float" office:value="0.025307" calcext:value-type="float">
            <text:p>0.02530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06" calcext:value-type="float">
            <text:p>1,006</text:p>
          </table:table-cell>
          <table:table-cell office:value-type="float" office:value="0.000712" calcext:value-type="float">
            <text:p>0.0007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514" calcext:value-type="float">
            <text:p>13,514</text:p>
          </table:table-cell>
          <table:table-cell office:value-type="float" office:value="0.027672" calcext:value-type="float">
            <text:p>0.02767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86" calcext:value-type="float">
            <text:p>4,886</text:p>
          </table:table-cell>
          <table:table-cell office:value-type="float" office:value="0.004999" calcext:value-type="float">
            <text:p>0.00499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3153" calcext:value-type="float">
            <text:p>53,153</text:p>
          </table:table-cell>
          <table:table-cell office:value-type="float" office:value="0.046841" calcext:value-type="float">
            <text:p>0.04684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422" calcext:value-type="float">
            <text:p>4,422</text:p>
          </table:table-cell>
          <table:table-cell office:value-type="float" office:value="0.006982" calcext:value-type="float">
            <text:p>0.00698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890889" calcext:value-type="float">
            <text:p>12,890,889</text:p>
          </table:table-cell>
          <table:table-cell office:value-type="float" office:value="6.511396" calcext:value-type="float">
            <text:p>6.51139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46320" calcext:value-type="float">
            <text:p>146,320</text:p>
          </table:table-cell>
          <table:table-cell office:value-type="float" office:value="0.142388" calcext:value-type="float">
            <text:p>0.14238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895" calcext:value-type="float">
            <text:p>7,895</text:p>
          </table:table-cell>
          <table:table-cell office:value-type="float" office:value="0.012576" calcext:value-type="float">
            <text:p>0.01257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02941" calcext:value-type="float">
            <text:p>702,941</text:p>
          </table:table-cell>
          <table:table-cell office:value-type="float" office:value="0.571233" calcext:value-type="float">
            <text:p>0.57123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8162" calcext:value-type="float">
            <text:p>38,162</text:p>
          </table:table-cell>
          <table:table-cell office:value-type="float" office:value="0.046283" calcext:value-type="float">
            <text:p>0.0462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29919" calcext:value-type="float">
            <text:p>429,919</text:p>
          </table:table-cell>
          <table:table-cell office:value-type="float" office:value="0.449722" calcext:value-type="float">
            <text:p>0.4497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09434" calcext:value-type="float">
            <text:p>809,434</text:p>
          </table:table-cell>
          <table:table-cell office:value-type="float" office:value="1.159342" calcext:value-type="float">
            <text:p>1.1593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676212" calcext:value-type="float">
            <text:p>8,676,212</text:p>
          </table:table-cell>
          <table:table-cell office:value-type="float" office:value="5.192652" calcext:value-type="float">
            <text:p>5.1926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401891" calcext:value-type="float">
            <text:p>8,401,891</text:p>
          </table:table-cell>
          <table:table-cell office:value-type="float" office:value="8.566301" calcext:value-type="float">
            <text:p>8.56630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71629" calcext:value-type="float">
            <text:p>3,671,629</text:p>
          </table:table-cell>
          <table:table-cell office:value-type="float" office:value="3.509171" calcext:value-type="float">
            <text:p>3.50917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268022" calcext:value-type="float">
            <text:p>2,268,022</text:p>
          </table:table-cell>
          <table:table-cell office:value-type="float" office:value="2.425708" calcext:value-type="float">
            <text:p>2.42570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12644" calcext:value-type="float">
            <text:p>512,644</text:p>
          </table:table-cell>
          <table:table-cell table:formula="of:=[.CO33]-[.CQ33]" office:value-type="float" office:value="357203" calcext:value-type="float">
            <text:p>357,203</text:p>
          </table:table-cell>
          <table:table-cell office:value-type="float" office:value="155441" calcext:value-type="float">
            <text:p>155,441</text:p>
          </table:table-cell>
          <table:table-cell office:value-type="float" office:value="0.763799" calcext:value-type="float">
            <text:p>0.763799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7.475115" calcext:value-type="float">
            <text:p>7.475115</text:p>
          </table:table-cell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office:value-type="float" office:value="12019" calcext:value-type="float">
            <text:p>12,019</text:p>
          </table:table-cell>
          <table:table-cell office:value-type="float" office:value="0.007019" calcext:value-type="float">
            <text:p>0.00701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20" calcext:value-type="float">
            <text:p>2,020</text:p>
          </table:table-cell>
          <table:table-cell office:value-type="float" office:value="0.00644" calcext:value-type="float">
            <text:p>0.00644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109" calcext:value-type="float">
            <text:p>1,109</text:p>
          </table:table-cell>
          <table:table-cell office:value-type="float" office:value="0.003325" calcext:value-type="float">
            <text:p>0.0033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57" calcext:value-type="float">
            <text:p>1,657</text:p>
          </table:table-cell>
          <table:table-cell office:value-type="float" office:value="0.002416" calcext:value-type="float">
            <text:p>0.00241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99" calcext:value-type="float">
            <text:p>599</text:p>
          </table:table-cell>
          <table:table-cell office:value-type="float" office:value="0.001504" calcext:value-type="float">
            <text:p>0.00150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05" calcext:value-type="float">
            <text:p>505</text:p>
          </table:table-cell>
          <table:table-cell office:value-type="float" office:value="0.001038" calcext:value-type="float">
            <text:p>0.00103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171" calcext:value-type="float">
            <text:p>7,171</text:p>
          </table:table-cell>
          <table:table-cell office:value-type="float" office:value="0.010686" calcext:value-type="float">
            <text:p>0.01068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3125" calcext:value-type="float">
            <text:p>33,125</text:p>
          </table:table-cell>
          <table:table-cell office:value-type="float" office:value="0.033282" calcext:value-type="float">
            <text:p>0.0332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024" calcext:value-type="float">
            <text:p>7,024</text:p>
          </table:table-cell>
          <table:table-cell office:value-type="float" office:value="0.008602" calcext:value-type="float">
            <text:p>0.00860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374598" calcext:value-type="float">
            <text:p>10,374,598</text:p>
          </table:table-cell>
          <table:table-cell office:value-type="float" office:value="5.193835" calcext:value-type="float">
            <text:p>5.1938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176" calcext:value-type="float">
            <text:p>20,176</text:p>
          </table:table-cell>
          <table:table-cell office:value-type="float" office:value="0.025411" calcext:value-type="float">
            <text:p>0.0254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447" calcext:value-type="float">
            <text:p>20,447</text:p>
          </table:table-cell>
          <table:table-cell office:value-type="float" office:value="0.032034" calcext:value-type="float">
            <text:p>0.03203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15384" calcext:value-type="float">
            <text:p>815,384</text:p>
          </table:table-cell>
          <table:table-cell office:value-type="float" office:value="0.691897" calcext:value-type="float">
            <text:p>0.69189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5144" calcext:value-type="float">
            <text:p>45,144</text:p>
          </table:table-cell>
          <table:table-cell office:value-type="float" office:value="0.056403" calcext:value-type="float">
            <text:p>0.05640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411230" calcext:value-type="float">
            <text:p>411,230</text:p>
          </table:table-cell>
          <table:table-cell office:value-type="float" office:value="0.425044" calcext:value-type="float">
            <text:p>0.42504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38463" calcext:value-type="float">
            <text:p>738,463</text:p>
          </table:table-cell>
          <table:table-cell office:value-type="float" office:value="1.056582" calcext:value-type="float">
            <text:p>1.0565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416272" calcext:value-type="float">
            <text:p>5,416,272</text:p>
          </table:table-cell>
          <table:table-cell office:value-type="float" office:value="3.076978" calcext:value-type="float">
            <text:p>3.0769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9493143" calcext:value-type="float">
            <text:p>9,493,143</text:p>
          </table:table-cell>
          <table:table-cell office:value-type="float" office:value="9.767494" calcext:value-type="float">
            <text:p>9.76749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45019" calcext:value-type="float">
            <text:p>745,019</text:p>
          </table:table-cell>
          <table:table-cell office:value-type="float" office:value="0.754723" calcext:value-type="float">
            <text:p>0.75472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032180" calcext:value-type="float">
            <text:p>2,032,180</text:p>
          </table:table-cell>
          <table:table-cell office:value-type="float" office:value="2.2797" calcext:value-type="float">
            <text:p>2.27970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83633" calcext:value-type="float">
            <text:p>183,633</text:p>
          </table:table-cell>
          <table:table-cell table:formula="of:=[.CO34]-[.CQ34]" office:value-type="float" office:value="137752" calcext:value-type="float">
            <text:p>137,752</text:p>
          </table:table-cell>
          <table:table-cell office:value-type="float" office:value="45881" calcext:value-type="float">
            <text:p>45,881</text:p>
          </table:table-cell>
          <table:table-cell office:value-type="float" office:value="0.306136" calcext:value-type="float">
            <text:p>0.306136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office:value-type="float" office:value="3.524929" calcext:value-type="float">
            <text:p>3.524929</text:p>
          </table:table-cell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office:value-type="float" office:value="2085" calcext:value-type="float">
            <text:p>2,085</text:p>
          </table:table-cell>
          <table:table-cell office:value-type="float" office:value="0.002254" calcext:value-type="float">
            <text:p>0.00225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office:value-type="float" office:value="0.000775" calcext:value-type="float">
            <text:p>0.00077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26" calcext:value-type="float">
            <text:p>826</text:p>
          </table:table-cell>
          <table:table-cell office:value-type="float" office:value="0.000823" calcext:value-type="float">
            <text:p>0.00082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6872" calcext:value-type="float">
            <text:p>6,872</text:p>
          </table:table-cell>
          <table:table-cell office:value-type="float" office:value="0.009754" calcext:value-type="float">
            <text:p>0.00975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39" calcext:value-type="float">
            <text:p>239</text:p>
          </table:table-cell>
          <table:table-cell office:value-type="float" office:value="0.000158" calcext:value-type="float">
            <text:p>0.00015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77" calcext:value-type="float">
            <text:p>777</text:p>
          </table:table-cell>
          <table:table-cell office:value-type="float" office:value="0.001112" calcext:value-type="float">
            <text:p>0.00111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0330" calcext:value-type="float">
            <text:p>20,330</text:p>
          </table:table-cell>
          <table:table-cell office:value-type="float" office:value="0.01417" calcext:value-type="float">
            <text:p>0.01417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97" calcext:value-type="float">
            <text:p>4,797</text:p>
          </table:table-cell>
          <table:table-cell office:value-type="float" office:value="0.011883" calcext:value-type="float">
            <text:p>0.01188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9868" calcext:value-type="float">
            <text:p>39,868</text:p>
          </table:table-cell>
          <table:table-cell office:value-type="float" office:value="0.038308" calcext:value-type="float">
            <text:p>0.03830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109379" calcext:value-type="float">
            <text:p>5,109,379</text:p>
          </table:table-cell>
          <table:table-cell office:value-type="float" office:value="2.59775" calcext:value-type="float">
            <text:p>2.59775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9856" calcext:value-type="float">
            <text:p>79,856</text:p>
          </table:table-cell>
          <table:table-cell office:value-type="float" office:value="0.090395" calcext:value-type="float">
            <text:p>0.09039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0585" calcext:value-type="float">
            <text:p>100,585</text:p>
          </table:table-cell>
          <table:table-cell office:value-type="float" office:value="0.109841" calcext:value-type="float">
            <text:p>0.10984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49242" calcext:value-type="float">
            <text:p>449,242</text:p>
          </table:table-cell>
          <table:table-cell office:value-type="float" office:value="0.353966" calcext:value-type="float">
            <text:p>0.35396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0340" calcext:value-type="float">
            <text:p>10,340</text:p>
          </table:table-cell>
          <table:table-cell office:value-type="float" office:value="0.017586" calcext:value-type="float">
            <text:p>0.01758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857" calcext:value-type="float">
            <text:p>58,857</text:p>
          </table:table-cell>
          <table:table-cell office:value-type="float" office:value="0.066642" calcext:value-type="float">
            <text:p>0.0666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61946" calcext:value-type="float">
            <text:p>561,946</text:p>
          </table:table-cell>
          <table:table-cell office:value-type="float" office:value="0.84295" calcext:value-type="float">
            <text:p>0.84295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619604" calcext:value-type="float">
            <text:p>4,619,604</text:p>
          </table:table-cell>
          <table:table-cell office:value-type="float" office:value="2.834569" calcext:value-type="float">
            <text:p>2.83456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462042" calcext:value-type="float">
            <text:p>9,462,042</text:p>
          </table:table-cell>
          <table:table-cell office:value-type="float" office:value="9.026627" calcext:value-type="float">
            <text:p>9.02662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88667" calcext:value-type="float">
            <text:p>488,667</text:p>
          </table:table-cell>
          <table:table-cell office:value-type="float" office:value="0.495117" calcext:value-type="float">
            <text:p>0.4951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31823" calcext:value-type="float">
            <text:p>1,231,823</text:p>
          </table:table-cell>
          <table:table-cell office:value-type="float" office:value="1.437673" calcext:value-type="float">
            <text:p>1.43767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786402" calcext:value-type="float">
            <text:p>786,402</text:p>
          </table:table-cell>
          <table:table-cell table:formula="of:=[.CO35]-[.CQ35]" office:value-type="float" office:value="580241" calcext:value-type="float">
            <text:p>580,241</text:p>
          </table:table-cell>
          <table:table-cell office:value-type="float" office:value="206161" calcext:value-type="float">
            <text:p>206,161</text:p>
          </table:table-cell>
          <table:table-cell office:value-type="float" office:value="1.084516" calcext:value-type="float">
            <text:p>1.084516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 office:value-type="float" office:value="1.345016" calcext:value-type="float">
            <text:p>1.345016</text:p>
          </table:table-cell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office:value-type="float" office:value="2165" calcext:value-type="float">
            <text:p>2,165</text:p>
          </table:table-cell>
          <table:table-cell office:value-type="float" office:value="0.000743" calcext:value-type="float">
            <text:p>0.0007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44" calcext:value-type="float">
            <text:p>2,444</text:p>
          </table:table-cell>
          <table:table-cell office:value-type="float" office:value="0.002493" calcext:value-type="float">
            <text:p>0.0024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15" calcext:value-type="float">
            <text:p>1,215</text:p>
          </table:table-cell>
          <table:table-cell office:value-type="float" office:value="0.001226" calcext:value-type="float">
            <text:p>0.0012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18" calcext:value-type="float">
            <text:p>2,418</text:p>
          </table:table-cell>
          <table:table-cell office:value-type="float" office:value="0.006323" calcext:value-type="float">
            <text:p>0.00632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27" calcext:value-type="float">
            <text:p>527</text:p>
          </table:table-cell>
          <table:table-cell office:value-type="float" office:value="0.000392" calcext:value-type="float">
            <text:p>0.000392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124" calcext:value-type="float">
            <text:p>8,124</text:p>
          </table:table-cell>
          <table:table-cell office:value-type="float" office:value="0.019535" calcext:value-type="float">
            <text:p>0.01953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1068" calcext:value-type="float">
            <text:p>31,068</text:p>
          </table:table-cell>
          <table:table-cell office:value-type="float" office:value="0.0172" calcext:value-type="float">
            <text:p>0.01720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3496" calcext:value-type="float">
            <text:p>23,496</text:p>
          </table:table-cell>
          <table:table-cell office:value-type="float" office:value="0.022924" calcext:value-type="float">
            <text:p>0.0229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855" calcext:value-type="float">
            <text:p>5,855</text:p>
          </table:table-cell>
          <table:table-cell office:value-type="float" office:value="0.007436" calcext:value-type="float">
            <text:p>0.0074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1804" calcext:value-type="float">
            <text:p>41,804</text:p>
          </table:table-cell>
          <table:table-cell office:value-type="float" office:value="0.026943" calcext:value-type="float">
            <text:p>0.02694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669" calcext:value-type="float">
            <text:p>12,669</text:p>
          </table:table-cell>
          <table:table-cell office:value-type="float" office:value="0.01684" calcext:value-type="float">
            <text:p>0.0168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4745" calcext:value-type="float">
            <text:p>54,745</text:p>
          </table:table-cell>
          <table:table-cell office:value-type="float" office:value="0.064409" calcext:value-type="float">
            <text:p>0.0644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19096" calcext:value-type="float">
            <text:p>519,096</text:p>
          </table:table-cell>
          <table:table-cell office:value-type="float" office:value="0.380526" calcext:value-type="float">
            <text:p>0.38052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5795" calcext:value-type="float">
            <text:p>45,795</text:p>
          </table:table-cell>
          <table:table-cell office:value-type="float" office:value="0.041165" calcext:value-type="float">
            <text:p>0.04116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802312" calcext:value-type="float">
            <text:p>802,312</text:p>
          </table:table-cell>
          <table:table-cell office:value-type="float" office:value="0.848624" calcext:value-type="float">
            <text:p>0.84862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97597" calcext:value-type="float">
            <text:p>97,597</text:p>
          </table:table-cell>
          <table:table-cell office:value-type="float" office:value="0.119741" calcext:value-type="float">
            <text:p>0.1197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415867" calcext:value-type="float">
            <text:p>5,415,867</text:p>
          </table:table-cell>
          <table:table-cell office:value-type="float" office:value="3.176711" calcext:value-type="float">
            <text:p>3.1767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207964" calcext:value-type="float">
            <text:p>6,207,964</text:p>
          </table:table-cell>
          <table:table-cell office:value-type="float" office:value="6.09249" calcext:value-type="float">
            <text:p>6.09249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688813" calcext:value-type="float">
            <text:p>688,813</text:p>
          </table:table-cell>
          <table:table-cell office:value-type="float" office:value="0.649885" calcext:value-type="float">
            <text:p>0.6498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44754" calcext:value-type="float">
            <text:p>344,754</text:p>
          </table:table-cell>
          <table:table-cell office:value-type="float" office:value="0.360491" calcext:value-type="float">
            <text:p>0.3604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138494" calcext:value-type="float">
            <text:p>138,494</text:p>
          </table:table-cell>
          <table:table-cell table:formula="of:=[.CO36]-[.CQ36]" office:value-type="float" office:value="104574" calcext:value-type="float">
            <text:p>104,574</text:p>
          </table:table-cell>
          <table:table-cell office:value-type="float" office:value="33920" calcext:value-type="float">
            <text:p>33,920</text:p>
          </table:table-cell>
          <table:table-cell office:value-type="float" office:value="0.199722" calcext:value-type="float">
            <text:p>0.199722</text:p>
          </table:table-cell>
          <table:table-cell table:number-columns-repeated="4"/>
          <table:table-cell office:value-type="float" office:value="33" calcext:value-type="float">
            <text:p>33</text:p>
          </table:table-cell>
          <table:table-cell office:value-type="float" office:value="0.365048" calcext:value-type="float">
            <text:p>0.365048</text:p>
          </table:table-cell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office:value-type="float" office:value="10570" calcext:value-type="float">
            <text:p>10,570</text:p>
          </table:table-cell>
          <table:table-cell office:value-type="float" office:value="0.004779" calcext:value-type="float">
            <text:p>0.00477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836" calcext:value-type="float">
            <text:p>1,836</text:p>
          </table:table-cell>
          <table:table-cell office:value-type="float" office:value="0.003546" calcext:value-type="float">
            <text:p>0.00354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344" calcext:value-type="float">
            <text:p>1,344</text:p>
          </table:table-cell>
          <table:table-cell office:value-type="float" office:value="0.003799" calcext:value-type="float">
            <text:p>0.0037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16" calcext:value-type="float">
            <text:p>616</text:p>
          </table:table-cell>
          <table:table-cell office:value-type="float" office:value="0.000629" calcext:value-type="float">
            <text:p>0.00062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3" calcext:value-type="float">
            <text:p>173</text:p>
          </table:table-cell>
          <table:table-cell office:value-type="float" office:value="0.000412" calcext:value-type="float">
            <text:p>0.00041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530" calcext:value-type="float">
            <text:p>7,530</text:p>
          </table:table-cell>
          <table:table-cell office:value-type="float" office:value="0.011308" calcext:value-type="float">
            <text:p>0.0113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7152" calcext:value-type="float">
            <text:p>17,152</text:p>
          </table:table-cell>
          <table:table-cell office:value-type="float" office:value="0.016808" calcext:value-type="float">
            <text:p>0.01680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0531" calcext:value-type="float">
            <text:p>50,531</text:p>
          </table:table-cell>
          <table:table-cell office:value-type="float" office:value="0.041968" calcext:value-type="float">
            <text:p>0.04196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203" calcext:value-type="float">
            <text:p>9,203</text:p>
          </table:table-cell>
          <table:table-cell office:value-type="float" office:value="0.007554" calcext:value-type="float">
            <text:p>0.00755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774" calcext:value-type="float">
            <text:p>12,774</text:p>
          </table:table-cell>
          <table:table-cell office:value-type="float" office:value="0.015399" calcext:value-type="float">
            <text:p>0.0153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295" calcext:value-type="float">
            <text:p>5,295</text:p>
          </table:table-cell>
          <table:table-cell office:value-type="float" office:value="0.008603" calcext:value-type="float">
            <text:p>0.00860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02035" calcext:value-type="float">
            <text:p>302,035</text:p>
          </table:table-cell>
          <table:table-cell office:value-type="float" office:value="0.269909" calcext:value-type="float">
            <text:p>0.2699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64178" calcext:value-type="float">
            <text:p>64,178</text:p>
          </table:table-cell>
          <table:table-cell office:value-type="float" office:value="0.065399" calcext:value-type="float">
            <text:p>0.06539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42740" calcext:value-type="float">
            <text:p>542,740</text:p>
          </table:table-cell>
          <table:table-cell office:value-type="float" office:value="0.56192" calcext:value-type="float">
            <text:p>0.56192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59880" calcext:value-type="float">
            <text:p>159,880</text:p>
          </table:table-cell>
          <table:table-cell office:value-type="float" office:value="0.158473" calcext:value-type="float">
            <text:p>0.1584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450481" calcext:value-type="float">
            <text:p>3,450,481</text:p>
          </table:table-cell>
          <table:table-cell office:value-type="float" office:value="2.156664" calcext:value-type="float">
            <text:p>2.1566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584448" calcext:value-type="float">
            <text:p>3,584,448</text:p>
          </table:table-cell>
          <table:table-cell office:value-type="float" office:value="3.110158" calcext:value-type="float">
            <text:p>3.1101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864221" calcext:value-type="float">
            <text:p>5,864,221</text:p>
          </table:table-cell>
          <table:table-cell office:value-type="float" office:value="5.249086" calcext:value-type="float">
            <text:p>5.249086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7914" calcext:value-type="float">
            <text:p>57,914</text:p>
          </table:table-cell>
          <table:table-cell office:value-type="float" office:value="0.067489" calcext:value-type="float">
            <text:p>0.06748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27524" calcext:value-type="float">
            <text:p>127,524</text:p>
          </table:table-cell>
          <table:table-cell table:formula="of:=[.CO37]-[.CQ37]" office:value-type="float" office:value="99014" calcext:value-type="float">
            <text:p>99,014</text:p>
          </table:table-cell>
          <table:table-cell office:value-type="float" office:value="28510" calcext:value-type="float">
            <text:p>28,510</text:p>
          </table:table-cell>
          <table:table-cell office:value-type="float" office:value="0.158453" calcext:value-type="float">
            <text:p>0.158453</text:p>
          </table:table-cell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1.216848" calcext:value-type="float">
            <text:p>1.216848</text:p>
          </table:table-cell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office:value-type="float" office:value="11385" calcext:value-type="float">
            <text:p>11,385</text:p>
          </table:table-cell>
          <table:table-cell office:value-type="float" office:value="0.009983" calcext:value-type="float">
            <text:p>0.00998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50" calcext:value-type="float">
            <text:p>1,450</text:p>
          </table:table-cell>
          <table:table-cell office:value-type="float" office:value="0.001421" calcext:value-type="float">
            <text:p>0.00142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66" calcext:value-type="float">
            <text:p>466</text:p>
          </table:table-cell>
          <table:table-cell office:value-type="float" office:value="0.000482" calcext:value-type="float">
            <text:p>0.0004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0471" calcext:value-type="float">
            <text:p>10,471</text:p>
          </table:table-cell>
          <table:table-cell office:value-type="float" office:value="0.010315" calcext:value-type="float">
            <text:p>0.01031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484" calcext:value-type="float">
            <text:p>1,484</text:p>
          </table:table-cell>
          <table:table-cell office:value-type="float" office:value="0.001187" calcext:value-type="float">
            <text:p>0.00118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93" calcext:value-type="float">
            <text:p>493</text:p>
          </table:table-cell>
          <table:table-cell office:value-type="float" office:value="0.000745" calcext:value-type="float">
            <text:p>0.0007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2903" calcext:value-type="float">
            <text:p>2,903</text:p>
          </table:table-cell>
          <table:table-cell office:value-type="float" office:value="0.007652" calcext:value-type="float">
            <text:p>0.00765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1240" calcext:value-type="float">
            <text:p>61,240</text:p>
          </table:table-cell>
          <table:table-cell office:value-type="float" office:value="0.047448" calcext:value-type="float">
            <text:p>0.0474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0264" calcext:value-type="float">
            <text:p>120,264</text:p>
          </table:table-cell>
          <table:table-cell office:value-type="float" office:value="0.071025" calcext:value-type="float">
            <text:p>0.0710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9246" calcext:value-type="float">
            <text:p>129,246</text:p>
          </table:table-cell>
          <table:table-cell office:value-type="float" office:value="0.118635" calcext:value-type="float">
            <text:p>0.11863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3447" calcext:value-type="float">
            <text:p>33,447</text:p>
          </table:table-cell>
          <table:table-cell office:value-type="float" office:value="0.045424" calcext:value-type="float">
            <text:p>0.04542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82793" calcext:value-type="float">
            <text:p>182,793</text:p>
          </table:table-cell>
          <table:table-cell office:value-type="float" office:value="0.172408" calcext:value-type="float">
            <text:p>0.17240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9557" calcext:value-type="float">
            <text:p>9,557</text:p>
          </table:table-cell>
          <table:table-cell office:value-type="float" office:value="0.017304" calcext:value-type="float">
            <text:p>0.01730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395" calcext:value-type="float">
            <text:p>4,395</text:p>
          </table:table-cell>
          <table:table-cell office:value-type="float" office:value="0.007031" calcext:value-type="float">
            <text:p>0.00703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798791" calcext:value-type="float">
            <text:p>1,798,791</text:p>
          </table:table-cell>
          <table:table-cell office:value-type="float" office:value="1.817564" calcext:value-type="float">
            <text:p>1.81756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85527" calcext:value-type="float">
            <text:p>1,685,527</text:p>
          </table:table-cell>
          <table:table-cell office:value-type="float" office:value="0.930523" calcext:value-type="float">
            <text:p>0.93052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613" calcext:value-type="float">
            <text:p>5,613</text:p>
          </table:table-cell>
          <table:table-cell office:value-type="float" office:value="0.005742" calcext:value-type="float">
            <text:p>0.00574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253302" calcext:value-type="float">
            <text:p>6,253,302</text:p>
          </table:table-cell>
          <table:table-cell office:value-type="float" office:value="5.443948" calcext:value-type="float">
            <text:p>5.44394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9197" calcext:value-type="float">
            <text:p>309,197</text:p>
          </table:table-cell>
          <table:table-cell office:value-type="float" office:value="0.347773" calcext:value-type="float">
            <text:p>0.3477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97211" calcext:value-type="float">
            <text:p>197,211</text:p>
          </table:table-cell>
          <table:table-cell table:formula="of:=[.CO38]-[.CQ38]" office:value-type="float" office:value="152541" calcext:value-type="float">
            <text:p>152,541</text:p>
          </table:table-cell>
          <table:table-cell office:value-type="float" office:value="44670" calcext:value-type="float">
            <text:p>44,670</text:p>
          </table:table-cell>
          <table:table-cell office:value-type="float" office:value="0.209451" calcext:value-type="float">
            <text:p>0.209451</text:p>
          </table:table-cell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0.288236" calcext:value-type="float">
            <text:p>0.288236</text:p>
          </table:table-cell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office:value-type="float" office:value="381" calcext:value-type="float">
            <text:p>381</text:p>
          </table:table-cell>
          <table:table-cell office:value-type="float" office:value="0.000192" calcext:value-type="float">
            <text:p>0.00019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060" calcext:value-type="float">
            <text:p>2,060</text:p>
          </table:table-cell>
          <table:table-cell office:value-type="float" office:value="0.00189" calcext:value-type="float">
            <text:p>0.00189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7572" calcext:value-type="float">
            <text:p>7,572</text:p>
          </table:table-cell>
          <table:table-cell office:value-type="float" office:value="0.016812" calcext:value-type="float">
            <text:p>0.01681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94" calcext:value-type="float">
            <text:p>1,494</text:p>
          </table:table-cell>
          <table:table-cell office:value-type="float" office:value="0.001578" calcext:value-type="float">
            <text:p>0.0015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958" calcext:value-type="float">
            <text:p>4,958</text:p>
          </table:table-cell>
          <table:table-cell office:value-type="float" office:value="0.01229" calcext:value-type="float">
            <text:p>0.01229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7989" calcext:value-type="float">
            <text:p>27,989</text:p>
          </table:table-cell>
          <table:table-cell office:value-type="float" office:value="0.022978" calcext:value-type="float">
            <text:p>0.02297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303" calcext:value-type="float">
            <text:p>4,303</text:p>
          </table:table-cell>
          <table:table-cell office:value-type="float" office:value="0.00562" calcext:value-type="float">
            <text:p>0.00562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3318" calcext:value-type="float">
            <text:p>23,318</text:p>
          </table:table-cell>
          <table:table-cell office:value-type="float" office:value="0.019671" calcext:value-type="float">
            <text:p>0.01967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01394" calcext:value-type="float">
            <text:p>101,394</text:p>
          </table:table-cell>
          <table:table-cell office:value-type="float" office:value="0.085553" calcext:value-type="float">
            <text:p>0.08555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5237" calcext:value-type="float">
            <text:p>35,237</text:p>
          </table:table-cell>
          <table:table-cell office:value-type="float" office:value="0.042665" calcext:value-type="float">
            <text:p>0.04266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2688" calcext:value-type="float">
            <text:p>52,688</text:p>
          </table:table-cell>
          <table:table-cell office:value-type="float" office:value="0.037809" calcext:value-type="float">
            <text:p>0.03780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52278" calcext:value-type="float">
            <text:p>252,278</text:p>
          </table:table-cell>
          <table:table-cell office:value-type="float" office:value="0.263391" calcext:value-type="float">
            <text:p>0.26339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191" calcext:value-type="float">
            <text:p>5,191</text:p>
          </table:table-cell>
          <table:table-cell office:value-type="float" office:value="0.007414" calcext:value-type="float">
            <text:p>0.0074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47883" calcext:value-type="float">
            <text:p>1,847,883</text:p>
          </table:table-cell>
          <table:table-cell office:value-type="float" office:value="2.128502" calcext:value-type="float">
            <text:p>2.128502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6042" calcext:value-type="float">
            <text:p>306,042</text:p>
          </table:table-cell>
          <table:table-cell office:value-type="float" office:value="0.138946" calcext:value-type="float">
            <text:p>0.13894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333" calcext:value-type="float">
            <text:p>1,333</text:p>
          </table:table-cell>
          <table:table-cell office:value-type="float" office:value="0.00052" calcext:value-type="float">
            <text:p>0.00052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84635" calcext:value-type="float">
            <text:p>684,635</text:p>
          </table:table-cell>
          <table:table-cell office:value-type="float" office:value="0.612297" calcext:value-type="float">
            <text:p>0.61229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08702" calcext:value-type="float">
            <text:p>308,702</text:p>
          </table:table-cell>
          <table:table-cell office:value-type="float" office:value="0.361914" calcext:value-type="float">
            <text:p>0.36191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4722601" calcext:value-type="float">
            <text:p>4,722,601</text:p>
          </table:table-cell>
          <table:table-cell table:formula="of:=[.CO39]-[.CQ39]" office:value-type="float" office:value="3759433" calcext:value-type="float">
            <text:p>3,759,433</text:p>
          </table:table-cell>
          <table:table-cell office:value-type="float" office:value="963168" calcext:value-type="float">
            <text:p>963,168</text:p>
          </table:table-cell>
          <table:table-cell office:value-type="float" office:value="5.372307" calcext:value-type="float">
            <text:p>5.372307</text:p>
          </table:table-cell>
          <table:table-cell table:number-columns-repeated="4"/>
          <table:table-cell office:value-type="float" office:value="36" calcext:value-type="float">
            <text:p>36</text:p>
          </table:table-cell>
          <table:table-cell office:value-type="float" office:value="0.189064" calcext:value-type="float">
            <text:p>0.189064</text:p>
          </table:table-cell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office:value-type="float" office:value="224" calcext:value-type="float">
            <text:p>224</text:p>
          </table:table-cell>
          <table:table-cell office:value-type="float" office:value="0.000106" calcext:value-type="float">
            <text:p>0.00010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21" calcext:value-type="float">
            <text:p>1,321</text:p>
          </table:table-cell>
          <table:table-cell office:value-type="float" office:value="0.002238" calcext:value-type="float">
            <text:p>0.00223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70" calcext:value-type="float">
            <text:p>1,970</text:p>
          </table:table-cell>
          <table:table-cell office:value-type="float" office:value="0.002119" calcext:value-type="float">
            <text:p>0.00211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631" calcext:value-type="float">
            <text:p>6,631</text:p>
          </table:table-cell>
          <table:table-cell office:value-type="float" office:value="0.009364" calcext:value-type="float">
            <text:p>0.00936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1023" calcext:value-type="float">
            <text:p>21,023</text:p>
          </table:table-cell>
          <table:table-cell office:value-type="float" office:value="0.018719" calcext:value-type="float">
            <text:p>0.01871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475" calcext:value-type="float">
            <text:p>13,475</text:p>
          </table:table-cell>
          <table:table-cell office:value-type="float" office:value="0.020339" calcext:value-type="float">
            <text:p>0.02033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0.000051" calcext:value-type="float">
            <text:p>0.00005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86508" calcext:value-type="float">
            <text:p>86,508</text:p>
          </table:table-cell>
          <table:table-cell office:value-type="float" office:value="0.066317" calcext:value-type="float">
            <text:p>0.06631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9228" calcext:value-type="float">
            <text:p>19,228</text:p>
          </table:table-cell>
          <table:table-cell office:value-type="float" office:value="0.023783" calcext:value-type="float">
            <text:p>0.02378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03821" calcext:value-type="float">
            <text:p>703,821</text:p>
          </table:table-cell>
          <table:table-cell office:value-type="float" office:value="0.426066" calcext:value-type="float">
            <text:p>0.42606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59034" calcext:value-type="float">
            <text:p>259,034</text:p>
          </table:table-cell>
          <table:table-cell office:value-type="float" office:value="0.263689" calcext:value-type="float">
            <text:p>0.26368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782" calcext:value-type="float">
            <text:p>1,782</text:p>
          </table:table-cell>
          <table:table-cell office:value-type="float" office:value="0.002771" calcext:value-type="float">
            <text:p>0.00277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07053" calcext:value-type="float">
            <text:p>1,507,053</text:p>
          </table:table-cell>
          <table:table-cell office:value-type="float" office:value="1.835448" calcext:value-type="float">
            <text:p>1.83544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4269" calcext:value-type="float">
            <text:p>134,269</text:p>
          </table:table-cell>
          <table:table-cell office:value-type="float" office:value="0.063647" calcext:value-type="float">
            <text:p>0.0636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1188" calcext:value-type="float">
            <text:p>11,188</text:p>
          </table:table-cell>
          <table:table-cell office:value-type="float" office:value="0.005763" calcext:value-type="float">
            <text:p>0.00576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732873" calcext:value-type="float">
            <text:p>13,732,873</text:p>
          </table:table-cell>
          <table:table-cell office:value-type="float" office:value="12.883136" calcext:value-type="float">
            <text:p>12.88313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92293" calcext:value-type="float">
            <text:p>292,293</text:p>
          </table:table-cell>
          <table:table-cell office:value-type="float" office:value="0.335031" calcext:value-type="float">
            <text:p>0.33503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39276" calcext:value-type="float">
            <text:p>539,276</text:p>
          </table:table-cell>
          <table:table-cell table:formula="of:=[.CO40]-[.CQ40]" office:value-type="float" office:value="443586" calcext:value-type="float">
            <text:p>443,586</text:p>
          </table:table-cell>
          <table:table-cell office:value-type="float" office:value="95690" calcext:value-type="float">
            <text:p>95,690</text:p>
          </table:table-cell>
          <table:table-cell office:value-type="float" office:value="0.612867" calcext:value-type="float">
            <text:p>0.612867</text:p>
          </table:table-cell>
          <table:table-cell table:number-columns-repeated="4"/>
          <table:table-cell office:value-type="float" office:value="37" calcext:value-type="float">
            <text:p>37</text:p>
          </table:table-cell>
          <table:table-cell office:value-type="float" office:value="1.737828" calcext:value-type="float">
            <text:p>1.737828</text:p>
          </table:table-cell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office:value-type="float" office:value="250" calcext:value-type="float">
            <text:p>250</text:p>
          </table:table-cell>
          <table:table-cell office:value-type="float" office:value="0.000301" calcext:value-type="float">
            <text:p>0.0003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1" calcext:value-type="float">
            <text:p>171</text:p>
          </table:table-cell>
          <table:table-cell office:value-type="float" office:value="0.000169" calcext:value-type="float">
            <text:p>0.00016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47" calcext:value-type="float">
            <text:p>1,047</text:p>
          </table:table-cell>
          <table:table-cell office:value-type="float" office:value="0.001101" calcext:value-type="float">
            <text:p>0.00110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533" calcext:value-type="float">
            <text:p>6,533</text:p>
          </table:table-cell>
          <table:table-cell office:value-type="float" office:value="0.01075" calcext:value-type="float">
            <text:p>0.01075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734" calcext:value-type="float">
            <text:p>1,734</text:p>
          </table:table-cell>
          <table:table-cell office:value-type="float" office:value="0.004617" calcext:value-type="float">
            <text:p>0.00461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27487" calcext:value-type="float">
            <text:p>27,487</text:p>
          </table:table-cell>
          <table:table-cell office:value-type="float" office:value="0.025953" calcext:value-type="float">
            <text:p>0.02595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467" calcext:value-type="float">
            <text:p>7,467</text:p>
          </table:table-cell>
          <table:table-cell office:value-type="float" office:value="0.009539" calcext:value-type="float">
            <text:p>0.009539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448" calcext:value-type="float">
            <text:p>11,448</text:p>
          </table:table-cell>
          <table:table-cell office:value-type="float" office:value="0.023004" calcext:value-type="float">
            <text:p>0.02300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5124" calcext:value-type="float">
            <text:p>55,124</text:p>
          </table:table-cell>
          <table:table-cell office:value-type="float" office:value="0.030171" calcext:value-type="float">
            <text:p>0.03017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8831" calcext:value-type="float">
            <text:p>188,831</text:p>
          </table:table-cell>
          <table:table-cell office:value-type="float" office:value="0.194575" calcext:value-type="float">
            <text:p>0.19457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17" calcext:value-type="float">
            <text:p>817</text:p>
          </table:table-cell>
          <table:table-cell office:value-type="float" office:value="0.001366" calcext:value-type="float">
            <text:p>0.00136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22249" calcext:value-type="float">
            <text:p>122,249</text:p>
          </table:table-cell>
          <table:table-cell office:value-type="float" office:value="0.153682" calcext:value-type="float">
            <text:p>0.15368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38095" calcext:value-type="float">
            <text:p>1,938,095</text:p>
          </table:table-cell>
          <table:table-cell office:value-type="float" office:value="0.690766" calcext:value-type="float">
            <text:p>0.69076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4251" calcext:value-type="float">
            <text:p>94,251</text:p>
          </table:table-cell>
          <table:table-cell office:value-type="float" office:value="0.044468" calcext:value-type="float">
            <text:p>0.04446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7968894" calcext:value-type="float">
            <text:p>7,968,894</text:p>
          </table:table-cell>
          <table:table-cell office:value-type="float" office:value="6.452335" calcext:value-type="float">
            <text:p>6.45233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84399" calcext:value-type="float">
            <text:p>84,399</text:p>
          </table:table-cell>
          <table:table-cell office:value-type="float" office:value="0.101978" calcext:value-type="float">
            <text:p>0.10197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5388836" calcext:value-type="float">
            <text:p>5,388,836</text:p>
          </table:table-cell>
          <table:table-cell table:formula="of:=[.CO41]-[.CQ41]" office:value-type="float" office:value="4348541" calcext:value-type="float">
            <text:p>4,348,541</text:p>
          </table:table-cell>
          <table:table-cell office:value-type="float" office:value="1040295" calcext:value-type="float">
            <text:p>1,040,295</text:p>
          </table:table-cell>
          <table:table-cell office:value-type="float" office:value="5.833997" calcext:value-type="float">
            <text:p>5.833997</text:p>
          </table:table-cell>
          <table:table-cell table:number-columns-repeated="4"/>
          <table:table-cell office:value-type="float" office:value="38" calcext:value-type="float">
            <text:p>38</text:p>
          </table:table-cell>
          <table:table-cell office:value-type="float" office:value="0.550396" calcext:value-type="float">
            <text:p>0.550396</text:p>
          </table:table-cell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0.000064" calcext:value-type="float">
            <text:p>0.00006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42" calcext:value-type="float">
            <text:p>1,742</text:p>
          </table:table-cell>
          <table:table-cell office:value-type="float" office:value="0.001653" calcext:value-type="float">
            <text:p>0.00165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67" calcext:value-type="float">
            <text:p>1,367</text:p>
          </table:table-cell>
          <table:table-cell office:value-type="float" office:value="0.002739" calcext:value-type="float">
            <text:p>0.0027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19" calcext:value-type="float">
            <text:p>419</text:p>
          </table:table-cell>
          <table:table-cell office:value-type="float" office:value="0.001169" calcext:value-type="float">
            <text:p>0.00116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837" calcext:value-type="float">
            <text:p>7,837</text:p>
          </table:table-cell>
          <table:table-cell office:value-type="float" office:value="0.007105" calcext:value-type="float">
            <text:p>0.00710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25001" calcext:value-type="float">
            <text:p>25,001</text:p>
          </table:table-cell>
          <table:table-cell office:value-type="float" office:value="0.02323" calcext:value-type="float">
            <text:p>0.02323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70271" calcext:value-type="float">
            <text:p>170,271</text:p>
          </table:table-cell>
          <table:table-cell office:value-type="float" office:value="0.146872" calcext:value-type="float">
            <text:p>0.14687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2081" calcext:value-type="float">
            <text:p>62,081</text:p>
          </table:table-cell>
          <table:table-cell office:value-type="float" office:value="0.076142" calcext:value-type="float">
            <text:p>0.07614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3137" calcext:value-type="float">
            <text:p>63,137</text:p>
          </table:table-cell>
          <table:table-cell office:value-type="float" office:value="0.029375" calcext:value-type="float">
            <text:p>0.02937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8240" calcext:value-type="float">
            <text:p>18,240</text:p>
          </table:table-cell>
          <table:table-cell office:value-type="float" office:value="0.022914" calcext:value-type="float">
            <text:p>0.0229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84" calcext:value-type="float">
            <text:p>1,984</text:p>
          </table:table-cell>
          <table:table-cell office:value-type="float" office:value="0.001902" calcext:value-type="float">
            <text:p>0.00190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99324" calcext:value-type="float">
            <text:p>199,324</text:p>
          </table:table-cell>
          <table:table-cell office:value-type="float" office:value="0.193151" calcext:value-type="float">
            <text:p>0.19315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209098" calcext:value-type="float">
            <text:p>1,209,098</text:p>
          </table:table-cell>
          <table:table-cell office:value-type="float" office:value="0.515874" calcext:value-type="float">
            <text:p>0.51587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759175" calcext:value-type="float">
            <text:p>759,175</text:p>
          </table:table-cell>
          <table:table-cell office:value-type="float" office:value="0.281606" calcext:value-type="float">
            <text:p>0.28160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086120" calcext:value-type="float">
            <text:p>4,086,120</text:p>
          </table:table-cell>
          <table:table-cell office:value-type="float" office:value="2.862018" calcext:value-type="float">
            <text:p>2.862018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96695" calcext:value-type="float">
            <text:p>396,695</text:p>
          </table:table-cell>
          <table:table-cell office:value-type="float" office:value="0.443836" calcext:value-type="float">
            <text:p>0.44383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3149781" calcext:value-type="float">
            <text:p>3,149,781</text:p>
          </table:table-cell>
          <table:table-cell table:formula="of:=[.CO42]-[.CQ42]" office:value-type="float" office:value="2573413" calcext:value-type="float">
            <text:p>2,573,413</text:p>
          </table:table-cell>
          <table:table-cell office:value-type="float" office:value="576368" calcext:value-type="float">
            <text:p>576,368</text:p>
          </table:table-cell>
          <table:table-cell office:value-type="float" office:value="3.135817" calcext:value-type="float">
            <text:p>3.135817</text:p>
          </table:table-cell>
          <table:table-cell table:number-columns-repeated="4"/>
          <table:table-cell office:value-type="float" office:value="39" calcext:value-type="float">
            <text:p>39</text:p>
          </table:table-cell>
          <table:table-cell office:value-type="float" office:value="0.024624" calcext:value-type="float">
            <text:p>0.024624</text:p>
          </table:table-cell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2242" calcext:value-type="float">
            <text:p>2,242</text:p>
          </table:table-cell>
          <table:table-cell office:value-type="float" office:value="0.000737" calcext:value-type="float">
            <text:p>0.00073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66" calcext:value-type="float">
            <text:p>166</text:p>
          </table:table-cell>
          <table:table-cell office:value-type="float" office:value="0.000467" calcext:value-type="float">
            <text:p>0.0004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630" calcext:value-type="float">
            <text:p>15,630</text:p>
          </table:table-cell>
          <table:table-cell office:value-type="float" office:value="0.013979" calcext:value-type="float">
            <text:p>0.01397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612" calcext:value-type="float">
            <text:p>3,612</text:p>
          </table:table-cell>
          <table:table-cell office:value-type="float" office:value="0.005759" calcext:value-type="float">
            <text:p>0.00575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142" calcext:value-type="float">
            <text:p>1,142</text:p>
          </table:table-cell>
          <table:table-cell office:value-type="float" office:value="0.000678" calcext:value-type="float">
            <text:p>0.0006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30" calcext:value-type="float">
            <text:p>3,330</text:p>
          </table:table-cell>
          <table:table-cell office:value-type="float" office:value="0.007244" calcext:value-type="float">
            <text:p>0.0072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4007" calcext:value-type="float">
            <text:p>254,007</text:p>
          </table:table-cell>
          <table:table-cell office:value-type="float" office:value="0.229055" calcext:value-type="float">
            <text:p>0.2290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147" calcext:value-type="float">
            <text:p>9,147</text:p>
          </table:table-cell>
          <table:table-cell office:value-type="float" office:value="0.01573" calcext:value-type="float">
            <text:p>0.01573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42015" calcext:value-type="float">
            <text:p>442,015</text:p>
          </table:table-cell>
          <table:table-cell office:value-type="float" office:value="0.155335" calcext:value-type="float">
            <text:p>0.1553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451" calcext:value-type="float">
            <text:p>17,451</text:p>
          </table:table-cell>
          <table:table-cell office:value-type="float" office:value="0.022305" calcext:value-type="float">
            <text:p>0.02230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84938" calcext:value-type="float">
            <text:p>584,938</text:p>
          </table:table-cell>
          <table:table-cell office:value-type="float" office:value="0.570427" calcext:value-type="float">
            <text:p>0.57042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0715" calcext:value-type="float">
            <text:p>240,715</text:p>
          </table:table-cell>
          <table:table-cell office:value-type="float" office:value="0.097203" calcext:value-type="float">
            <text:p>0.09720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07175" calcext:value-type="float">
            <text:p>407,175</text:p>
          </table:table-cell>
          <table:table-cell office:value-type="float" office:value="0.168522" calcext:value-type="float">
            <text:p>0.1685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94614" calcext:value-type="float">
            <text:p>94,614</text:p>
          </table:table-cell>
          <table:table-cell office:value-type="float" office:value="0.086514" calcext:value-type="float">
            <text:p>0.08651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788" calcext:value-type="float">
            <text:p>35,788</text:p>
          </table:table-cell>
          <table:table-cell office:value-type="float" office:value="0.045271" calcext:value-type="float">
            <text:p>0.04527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236194" calcext:value-type="float">
            <text:p>2,236,194</text:p>
          </table:table-cell>
          <table:table-cell table:formula="of:=[.CO43]-[.CQ43]" office:value-type="float" office:value="1861792" calcext:value-type="float">
            <text:p>1,861,792</text:p>
          </table:table-cell>
          <table:table-cell office:value-type="float" office:value="374402" calcext:value-type="float">
            <text:p>374,402</text:p>
          </table:table-cell>
          <table:table-cell office:value-type="float" office:value="2.163615" calcext:value-type="float">
            <text:p>2.163615</text:p>
          </table:table-cell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0.131152" calcext:value-type="float">
            <text:p>0.131152</text:p>
          </table:table-cell>
        </table:table-row>
        <table:table-row table:style-name="ro1">
          <table:table-cell table:number-columns-repeated="10"/>
          <table:table-cell office:value-type="float" office:value="41" calcext:value-type="float">
            <text:p>41</text:p>
          </table:table-cell>
          <table:table-cell office:value-type="float" office:value="1413" calcext:value-type="float">
            <text:p>1,413</text:p>
          </table:table-cell>
          <table:table-cell office:value-type="float" office:value="0.002022" calcext:value-type="float">
            <text:p>0.0020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21" calcext:value-type="float">
            <text:p>1,621</text:p>
          </table:table-cell>
          <table:table-cell office:value-type="float" office:value="0.00153" calcext:value-type="float">
            <text:p>0.00153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45" calcext:value-type="float">
            <text:p>1,645</text:p>
          </table:table-cell>
          <table:table-cell office:value-type="float" office:value="0.001604" calcext:value-type="float">
            <text:p>0.00160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75" calcext:value-type="float">
            <text:p>1,575</text:p>
          </table:table-cell>
          <table:table-cell office:value-type="float" office:value="0.002733" calcext:value-type="float">
            <text:p>0.00273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519" calcext:value-type="float">
            <text:p>519</text:p>
          </table:table-cell>
          <table:table-cell office:value-type="float" office:value="0.001308" calcext:value-type="float">
            <text:p>0.0013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2005" calcext:value-type="float">
            <text:p>92,005</text:p>
          </table:table-cell>
          <table:table-cell office:value-type="float" office:value="0.096386" calcext:value-type="float">
            <text:p>0.09638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67" calcext:value-type="float">
            <text:p>3,767</text:p>
          </table:table-cell>
          <table:table-cell office:value-type="float" office:value="0.007872" calcext:value-type="float">
            <text:p>0.00787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03036" calcext:value-type="float">
            <text:p>203,036</text:p>
          </table:table-cell>
          <table:table-cell office:value-type="float" office:value="0.078521" calcext:value-type="float">
            <text:p>0.07852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0.00008" calcext:value-type="float">
            <text:p>0.00008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99743" calcext:value-type="float">
            <text:p>1,399,743</text:p>
          </table:table-cell>
          <table:table-cell office:value-type="float" office:value="1.332916" calcext:value-type="float">
            <text:p>1.33291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13645" calcext:value-type="float">
            <text:p>413,645</text:p>
          </table:table-cell>
          <table:table-cell office:value-type="float" office:value="0.16562" calcext:value-type="float">
            <text:p>0.16562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79865" calcext:value-type="float">
            <text:p>379,865</text:p>
          </table:table-cell>
          <table:table-cell office:value-type="float" office:value="0.162379" calcext:value-type="float">
            <text:p>0.16237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82660" calcext:value-type="float">
            <text:p>782,660</text:p>
          </table:table-cell>
          <table:table-cell office:value-type="float" office:value="0.500766" calcext:value-type="float">
            <text:p>0.50076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5770" calcext:value-type="float">
            <text:p>45,770</text:p>
          </table:table-cell>
          <table:table-cell office:value-type="float" office:value="0.038281" calcext:value-type="float">
            <text:p>0.03828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906633" calcext:value-type="float">
            <text:p>4,906,633</text:p>
          </table:table-cell>
          <table:table-cell table:formula="of:=[.CO44]-[.CQ44]" office:value-type="float" office:value="4056472" calcext:value-type="float">
            <text:p>4,056,472</text:p>
          </table:table-cell>
          <table:table-cell office:value-type="float" office:value="850161" calcext:value-type="float">
            <text:p>850,161</text:p>
          </table:table-cell>
          <table:table-cell office:value-type="float" office:value="4.390138" calcext:value-type="float">
            <text:p>4.390138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office:value-type="float" office:value="0.001524" calcext:value-type="float">
            <text:p>0.001524</text:p>
          </table:table-cell>
        </table:table-row>
        <table:table-row table:style-name="ro1">
          <table:table-cell table:number-columns-repeated="10"/>
          <table:table-cell office:value-type="float" office:value="42" calcext:value-type="float">
            <text:p>42</text:p>
          </table:table-cell>
          <table:table-cell office:value-type="float" office:value="821" calcext:value-type="float">
            <text:p>821</text:p>
          </table:table-cell>
          <table:table-cell office:value-type="float" office:value="0.000463" calcext:value-type="float">
            <text:p>0.0004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081" calcext:value-type="float">
            <text:p>2,081</text:p>
          </table:table-cell>
          <table:table-cell office:value-type="float" office:value="0.001338" calcext:value-type="float">
            <text:p>0.00133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86" calcext:value-type="float">
            <text:p>1,086</text:p>
          </table:table-cell>
          <table:table-cell office:value-type="float" office:value="0.002734" calcext:value-type="float">
            <text:p>0.00273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837" calcext:value-type="float">
            <text:p>6,837</text:p>
          </table:table-cell>
          <table:table-cell office:value-type="float" office:value="0.005109" calcext:value-type="float">
            <text:p>0.0051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61" calcext:value-type="float">
            <text:p>1,561</text:p>
          </table:table-cell>
          <table:table-cell office:value-type="float" office:value="0.002301" calcext:value-type="float">
            <text:p>0.00230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29857" calcext:value-type="float">
            <text:p>129,857</text:p>
          </table:table-cell>
          <table:table-cell office:value-type="float" office:value="0.053531" calcext:value-type="float">
            <text:p>0.05353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5" calcext:value-type="float">
            <text:p>15</text:p>
          </table:table-cell>
          <table:table-cell office:value-type="float" office:value="0.000091" calcext:value-type="float">
            <text:p>0.0000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62679" calcext:value-type="float">
            <text:p>1,062,679</text:p>
          </table:table-cell>
          <table:table-cell office:value-type="float" office:value="0.881185" calcext:value-type="float">
            <text:p>0.88118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2728" calcext:value-type="float">
            <text:p>42,728</text:p>
          </table:table-cell>
          <table:table-cell office:value-type="float" office:value="0.021251" calcext:value-type="float">
            <text:p>0.02125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1502246" calcext:value-type="float">
            <text:p>1,502,246</text:p>
          </table:table-cell>
          <table:table-cell table:formula="of:=[.CO45]-[.CQ45]" office:value-type="float" office:value="1284297" calcext:value-type="float">
            <text:p>1,284,297</text:p>
          </table:table-cell>
          <table:table-cell office:value-type="float" office:value="217949" calcext:value-type="float">
            <text:p>217,949</text:p>
          </table:table-cell>
          <table:table-cell office:value-type="float" office:value="1.149388" calcext:value-type="float">
            <text:p>1.149388</text:p>
          </table:table-cell>
          <table:table-cell table:number-columns-repeated="4"/>
          <table:table-cell office:value-type="float" office:value="42" calcext:value-type="float">
            <text:p>42</text:p>
          </table:table-cell>
          <table:table-cell office:value-type="float" office:value="0.007672" calcext:value-type="float">
            <text:p>0.007672</text:p>
          </table:table-cell>
        </table:table-row>
        <table:table-row table:style-name="ro1">
          <table:table-cell table:number-columns-repeated="10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631" calcext:value-type="float">
            <text:p>631</text:p>
          </table:table-cell>
          <table:table-cell office:value-type="float" office:value="0.001191" calcext:value-type="float">
            <text:p>0.0011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5667" calcext:value-type="float">
            <text:p>5,667</text:p>
          </table:table-cell>
          <table:table-cell office:value-type="float" office:value="0.007296" calcext:value-type="float">
            <text:p>0.00729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9936" calcext:value-type="float">
            <text:p>39,936</text:p>
          </table:table-cell>
          <table:table-cell office:value-type="float" office:value="0.055484" calcext:value-type="float">
            <text:p>0.05548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6756" calcext:value-type="float">
            <text:p>36,756</text:p>
          </table:table-cell>
          <table:table-cell office:value-type="float" office:value="0.015688" calcext:value-type="float">
            <text:p>0.01568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7626" calcext:value-type="float">
            <text:p>17,626</text:p>
          </table:table-cell>
          <table:table-cell office:value-type="float" office:value="0.011979" calcext:value-type="float">
            <text:p>0.0119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office:value-type="float" office:value="2524" calcext:value-type="float">
            <text:p>2,524</text:p>
          </table:table-cell>
          <table:table-cell table:formula="of:=[.CO46]-[.CQ46]" office:value-type="float" office:value="2254" calcext:value-type="float">
            <text:p>2,254</text:p>
          </table:table-cell>
          <table:table-cell office:value-type="float" office:value="270" calcext:value-type="float">
            <text:p>270</text:p>
          </table:table-cell>
          <table:table-cell office:value-type="float" office:value="0.002672" calcext:value-type="float">
            <text:p>0.002672</text:p>
          </table:table-cell>
          <table:table-cell table:number-columns-repeated="4"/>
          <table:table-cell office:value-type="float" office:value="43" calcext:value-type="float">
            <text:p>43</text:p>
          </table:table-cell>
          <table:table-cell office:value-type="float" office:value="0.056708" calcext:value-type="float">
            <text:p>0.056708</text:p>
          </table:table-cell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72" calcext:value-type="float">
            <text:p>1,072</text:p>
          </table:table-cell>
          <table:table-cell office:value-type="float" office:value="0.000761" calcext:value-type="float">
            <text:p>0.00076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CO47]-[.CQ4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024" calcext:value-type="float">
            <text:p>0.000024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0.221532" calcext:value-type="float">
            <text:p>0.221532</text:p>
          </table:table-cell>
        </table:table-row>
        <table:table-row table:style-name="ro1">
          <table:table-cell table:number-columns-repeated="10"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O48]-[.CQ48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.000014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0.212125" calcext:value-type="float">
            <text:p>0.212125</text:p>
          </table:table-cell>
        </table:table-row>
        <table:table-row table:style-name="ro1">
          <table:table-cell table:number-columns-repeated="10"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O49]-[.CQ49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float" office:value="46" calcext:value-type="float">
            <text:p>46</text:p>
          </table:table-cell>
          <table:table-cell office:value-type="float" office:value="0.146402" calcext:value-type="float">
            <text:p>0.146402</text:p>
          </table:table-cell>
        </table:table-row>
        <table:table-row table:style-name="ro1">
          <table:table-cell table:number-columns-repeated="10"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O50]-[.CQ50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47" calcext:value-type="float">
            <text:p>47</text:p>
          </table:table-cell>
          <table:table-cell office:value-type="float" office:value="0.081877" calcext:value-type="float">
            <text:p>0.081877</text:p>
          </table:table-cell>
        </table:table-row>
        <table:table-row table:style-name="ro1">
          <table:table-cell table:number-columns-repeated="10"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3" calcext:value-type="float">
            <text:p>13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O51]-[.CQ51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48" calcext:value-type="float">
            <text:p>48</text:p>
          </table:table-cell>
          <table:table-cell office:value-type="float" office:value="0.065816" calcext:value-type="float">
            <text:p>0.065816</text:p>
          </table:table-cell>
        </table:table-row>
        <table:table-row table:style-name="ro1">
          <table:table-cell table:number-columns-repeated="10"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6" calcext:value-type="float">
            <text:p>16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35" calcext:value-type="float">
            <text:p>0.00003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O52]-[.CQ52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0024" calcext:value-type="float">
            <text:p>0.000024</text:p>
          </table:table-cell>
          <table:table-cell table:number-columns-repeated="4"/>
          <table:table-cell office:value-type="float" office:value="49" calcext:value-type="float">
            <text:p>49</text:p>
          </table:table-cell>
          <table:table-cell office:value-type="float" office:value="0.112385" calcext:value-type="float">
            <text:p>0.112385</text:p>
          </table:table-cell>
        </table:table-row>
        <table:table-row table:style-name="ro1">
          <table:table-cell table:number-columns-repeated="10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O53]-[.CQ53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float" office:value="0.081872" calcext:value-type="float">
            <text:p>0.081872</text:p>
          </table:table-cell>
        </table:table-row>
        <table:table-row table:style-name="ro1">
          <table:table-cell table:number-columns-repeated="10"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4" calcext:value-type="float">
            <text:p>14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O54]-[.CQ54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0.141574" calcext:value-type="float">
            <text:p>0.141574</text:p>
          </table:table-cell>
        </table:table-row>
        <table:table-row table:style-name="ro1">
          <table:table-cell table:number-columns-repeated="10"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3" calcext:value-type="float">
            <text:p>13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O55]-[.CQ5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19" calcext:value-type="float">
            <text:p>0.000019</text:p>
          </table:table-cell>
          <table:table-cell table:number-columns-repeated="4"/>
          <table:table-cell office:value-type="float" office:value="52" calcext:value-type="float">
            <text:p>52</text:p>
          </table:table-cell>
          <table:table-cell office:value-type="float" office:value="0.117311" calcext:value-type="float">
            <text:p>0.117311</text:p>
          </table:table-cell>
        </table:table-row>
        <table:table-row table:style-name="ro1">
          <table:table-cell table:number-columns-repeated="10"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O56]-[.CQ56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3" calcext:value-type="float">
            <text:p>53</text:p>
          </table:table-cell>
          <table:table-cell office:value-type="float" office:value="0.091443" calcext:value-type="float">
            <text:p>0.091443</text:p>
          </table:table-cell>
        </table:table-row>
        <table:table-row table:style-name="ro1">
          <table:table-cell table:number-columns-repeated="10"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CO57]-[.CQ57]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office:value-type="float" office:value="0.105163" calcext:value-type="float">
            <text:p>0.105163</text:p>
          </table:table-cell>
        </table:table-row>
        <table:table-row table:style-name="ro1">
          <table:table-cell table:number-columns-repeated="10"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O58]-[.CQ58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.000014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float" office:value="0.128002" calcext:value-type="float">
            <text:p>0.128002</text:p>
          </table:table-cell>
        </table:table-row>
        <table:table-row table:style-name="ro1">
          <table:table-cell table:number-columns-repeated="10"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31" calcext:value-type="float">
            <text:p>0.00003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O59]-[.CQ59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6" calcext:value-type="float">
            <text:p>56</text:p>
          </table:table-cell>
          <table:table-cell office:value-type="float" office:value="0.000371" calcext:value-type="float">
            <text:p>0.000371</text:p>
          </table:table-cell>
        </table:table-row>
        <table:table-row table:style-name="ro1">
          <table:table-cell table:number-columns-repeated="10"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4" calcext:value-type="float">
            <text:p>14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CO60]-[.CQ60]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57" calcext:value-type="float">
            <text:p>57</text:p>
          </table:table-cell>
          <table:table-cell office:value-type="float" office:value="0.000515" calcext:value-type="float">
            <text:p>0.000515</text:p>
          </table:table-cell>
        </table:table-row>
        <table:table-row table:style-name="ro1">
          <table:table-cell table:number-columns-repeated="10"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O61]-[.CQ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012" calcext:value-type="float">
            <text:p>0.000012</text:p>
          </table:table-cell>
          <table:table-cell table:number-columns-repeated="4"/>
          <table:table-cell office:value-type="float" office:value="58" calcext:value-type="float">
            <text:p>58</text:p>
          </table:table-cell>
          <table:table-cell office:value-type="float" office:value="0.000302" calcext:value-type="float">
            <text:p>0.000302</text:p>
          </table:table-cell>
        </table:table-row>
        <table:table-row table:style-name="ro1">
          <table:table-cell table:number-columns-repeated="10"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O62]-[.CQ62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59" calcext:value-type="float">
            <text:p>59</text:p>
          </table:table-cell>
          <table:table-cell office:value-type="float" office:value="0.000879" calcext:value-type="float">
            <text:p>0.000879</text:p>
          </table:table-cell>
        </table:table-row>
        <table:table-row table:style-name="ro1">
          <table:table-cell table:number-columns-repeated="10"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O63]-[.CQ6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0.00031" calcext:value-type="float">
            <text:p>0.00031</text:p>
          </table:table-cell>
        </table:table-row>
        <table:table-row table:style-name="ro1">
          <table:table-cell table:number-columns-repeated="10"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4" calcext:value-type="float">
            <text:p>1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1" calcext:value-type="float">
            <text:p>1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64]-[.CQ64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0.000023</text:p>
          </table:table-cell>
          <table:table-cell table:number-columns-repeated="4"/>
          <table:table-cell office:value-type="float" office:value="61" calcext:value-type="float">
            <text:p>61</text:p>
          </table:table-cell>
          <table:table-cell office:value-type="float" office:value="0.000337" calcext:value-type="float">
            <text:p>0.000337</text:p>
          </table:table-cell>
        </table:table-row>
        <table:table-row table:style-name="ro1">
          <table:table-cell table:number-columns-repeated="10"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65]-[.CQ65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2" calcext:value-type="float">
            <text:p>62</text:p>
          </table:table-cell>
          <table:table-cell office:value-type="float" office:value="0.000826" calcext:value-type="float">
            <text:p>0.000826</text:p>
          </table:table-cell>
        </table:table-row>
        <table:table-row table:style-name="ro1"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0.00003" calcext:value-type="float">
            <text:p>0.00003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66]-[.CQ6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3" calcext:value-type="float">
            <text:p>63</text:p>
          </table:table-cell>
          <table:table-cell office:value-type="float" office:value="0.000299" calcext:value-type="float">
            <text:p>0.000299</text:p>
          </table:table-cell>
        </table:table-row>
        <table:table-row table:style-name="ro1">
          <table:table-cell table:number-columns-repeated="10"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67]-[.CQ6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21" calcext:value-type="float">
            <text:p>0.000021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office:value-type="float" office:value="0.000301" calcext:value-type="float">
            <text:p>0.000301</text:p>
          </table:table-cell>
        </table:table-row>
        <table:table-row table:style-name="ro1">
          <table:table-cell table:number-columns-repeated="10"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68]-[.CQ68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65" calcext:value-type="float">
            <text:p>65</text:p>
          </table:table-cell>
          <table:table-cell office:value-type="float" office:value="0.001026" calcext:value-type="float">
            <text:p>0.001026</text:p>
          </table:table-cell>
        </table:table-row>
        <table:table-row table:style-name="ro1">
          <table:table-cell table:number-columns-repeated="10"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69]-[.CQ69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6" calcext:value-type="float">
            <text:p>66</text:p>
          </table:table-cell>
          <table:table-cell office:value-type="float" office:value="0.000845" calcext:value-type="float">
            <text:p>0.000845</text:p>
          </table:table-cell>
        </table:table-row>
        <table:table-row table:style-name="ro1">
          <table:table-cell table:number-columns-repeated="10"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33" calcext:value-type="float">
            <text:p>0.00003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70]-[.CQ7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21" calcext:value-type="float">
            <text:p>0.000021</text:p>
          </table:table-cell>
          <table:table-cell table:number-columns-repeated="4"/>
          <table:table-cell office:value-type="float" office:value="67" calcext:value-type="float">
            <text:p>67</text:p>
          </table:table-cell>
          <table:table-cell office:value-type="float" office:value="0.000256" calcext:value-type="float">
            <text:p>0.000256</text:p>
          </table:table-cell>
        </table:table-row>
        <table:table-row table:style-name="ro1">
          <table:table-cell table:number-columns-repeated="10"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71]-[.CQ71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8" calcext:value-type="float">
            <text:p>68</text:p>
          </table:table-cell>
          <table:table-cell office:value-type="float" office:value="0.00074" calcext:value-type="float">
            <text:p>0.00074</text:p>
          </table:table-cell>
        </table:table-row>
        <table:table-row table:style-name="ro1">
          <table:table-cell table:number-columns-repeated="10"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0.000026" calcext:value-type="float">
            <text:p>0.000026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72]-[.CQ72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69" calcext:value-type="float">
            <text:p>69</text:p>
          </table:table-cell>
          <table:table-cell office:value-type="float" office:value="0.000228" calcext:value-type="float">
            <text:p>0.000228</text:p>
          </table:table-cell>
        </table:table-row>
        <table:table-row table:style-name="ro1">
          <table:table-cell table:number-columns-repeated="10"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73]-[.CQ7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17" calcext:value-type="float">
            <text:p>0.000017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office:value-type="float" office:value="0.000238" calcext:value-type="float">
            <text:p>0.000238</text:p>
          </table:table-cell>
        </table:table-row>
        <table:table-row table:style-name="ro1">
          <table:table-cell table:number-columns-repeated="10"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74]-[.CQ74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71" calcext:value-type="float">
            <text:p>71</text:p>
          </table:table-cell>
          <table:table-cell office:value-type="float" office:value="0.000824" calcext:value-type="float">
            <text:p>0.000824</text:p>
          </table:table-cell>
        </table:table-row>
        <table:table-row table:style-name="ro1">
          <table:table-cell table:number-columns-repeated="10"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75]-[.CQ75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office:value-type="float" office:value="0.000216" calcext:value-type="float">
            <text:p>0.000216</text:p>
          </table:table-cell>
        </table:table-row>
        <table:table-row table:style-name="ro1">
          <table:table-cell table:number-columns-repeated="10"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CO76]-[.CQ76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14" calcext:value-type="float">
            <text:p>0.000014</text:p>
          </table:table-cell>
          <table:table-cell table:number-columns-repeated="4"/>
          <table:table-cell office:value-type="float" office:value="73" calcext:value-type="float">
            <text:p>73</text:p>
          </table:table-cell>
          <table:table-cell office:value-type="float" office:value="0.000276" calcext:value-type="float">
            <text:p>0.000276</text:p>
          </table:table-cell>
        </table:table-row>
        <table:table-row table:style-name="ro1">
          <table:table-cell table:number-columns-repeated="10"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77]-[.CQ77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8" calcext:value-type="float">
            <text:p>0.000008</text:p>
          </table:table-cell>
          <table:table-cell table:number-columns-repeated="4"/>
          <table:table-cell office:value-type="float" office:value="74" calcext:value-type="float">
            <text:p>74</text:p>
          </table:table-cell>
          <table:table-cell office:value-type="float" office:value="0.000697" calcext:value-type="float">
            <text:p>0.000697</text:p>
          </table:table-cell>
        </table:table-row>
        <table:table-row table:style-name="ro1"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O78]-[.CQ78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75" calcext:value-type="float">
            <text:p>75</text:p>
          </table:table-cell>
          <table:table-cell office:value-type="float" office:value="0.000196" calcext:value-type="float">
            <text:p>0.000196</text:p>
          </table:table-cell>
        </table:table-row>
        <table:table-row table:style-name="ro1">
          <table:table-cell table:number-columns-repeated="10"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79]-[.CQ79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22" calcext:value-type="float">
            <text:p>0.000022</text:p>
          </table:table-cell>
          <table:table-cell table:number-columns-repeated="4"/>
          <table:table-cell office:value-type="float" office:value="76" calcext:value-type="float">
            <text:p>76</text:p>
          </table:table-cell>
          <table:table-cell office:value-type="float" office:value="0.000222" calcext:value-type="float">
            <text:p>0.000222</text:p>
          </table:table-cell>
        </table:table-row>
        <table:table-row table:style-name="ro1">
          <table:table-cell table:number-columns-repeated="10"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80]-[.CQ80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77" calcext:value-type="float">
            <text:p>77</text:p>
          </table:table-cell>
          <table:table-cell office:value-type="float" office:value="0.000478" calcext:value-type="float">
            <text:p>0.000478</text:p>
          </table:table-cell>
        </table:table-row>
        <table:table-row table:style-name="ro1">
          <table:table-cell table:number-columns-repeated="10"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0.000024" calcext:value-type="float">
            <text:p>0.00002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81]-[.CQ81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78" calcext:value-type="float">
            <text:p>78</text:p>
          </table:table-cell>
          <table:table-cell office:value-type="float" office:value="0.000157" calcext:value-type="float">
            <text:p>0.000157</text:p>
          </table:table-cell>
        </table:table-row>
        <table:table-row table:style-name="ro1">
          <table:table-cell table:number-columns-repeated="10"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O82]-[.CQ8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016" calcext:value-type="float">
            <text:p>0.000016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 office:value-type="float" office:value="0.00016" calcext:value-type="float">
            <text:p>0.00016</text:p>
          </table:table-cell>
        </table:table-row>
        <table:table-row table:style-name="ro1"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28" calcext:value-type="float">
            <text:p>0.00002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O83]-[.CQ8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07" calcext:value-type="float">
            <text:p>0.000007</text:p>
          </table:table-cell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0.000386" calcext:value-type="float">
            <text:p>0.000386</text:p>
          </table:table-cell>
        </table:table-row>
        <table:table-row table:style-name="ro1">
          <table:table-cell table:number-columns-repeated="10"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.000029" calcext:value-type="float">
            <text:p>0.00002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O84]-[.CQ84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table:number-columns-repeated="10"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.000023" calcext:value-type="float">
            <text:p>0.000023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O85]-[.CQ85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17" calcext:value-type="float">
            <text:p>0.000017</text:p>
          </table:table-cell>
          <table:table-cell table:number-columns-repeated="4"/>
          <table:table-cell office:value-type="float" office:value="82" calcext:value-type="float">
            <text:p>82</text:p>
          </table:table-cell>
          <table:table-cell office:value-type="float" office:value="0.000143" calcext:value-type="float">
            <text:p>0.000143</text:p>
          </table:table-cell>
        </table:table-row>
        <table:table-row table:style-name="ro1">
          <table:table-cell table:number-columns-repeated="10"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style-name="ce20"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 table:number-columns-repeated="5"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0.000019" calcext:value-type="float">
            <text:p>0.000019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O86]-[.CQ86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0.000006</text:p>
          </table:table-cell>
          <table:table-cell table:number-columns-repeated="4"/>
          <table:table-cell office:value-type="float" office:value="83" calcext:value-type="float">
            <text:p>83</text:p>
          </table:table-cell>
          <table:table-cell office:value-type="float" office:value="0.000327" calcext:value-type="float">
            <text:p>0.000327</text:p>
          </table:table-cell>
        </table:table-row>
        <table:table-row table:style-name="ro1">
          <table:table-cell table:number-columns-repeated="10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16" calcext:value-type="float">
            <text:p>0.000016</text:p>
          </table:table-cell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3"/>
          <table:table-cell table:style-name="ce20"/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18" calcext:value-type="float">
            <text:p>0.00001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0.000021" calcext:value-type="float">
            <text:p>0.00002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O87]-[.CQ87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office:value-type="float" office:value="84" calcext:value-type="float">
            <text:p>84</text:p>
          </table:table-cell>
          <table:table-cell office:value-type="float" office:value="0.000123" calcext:value-type="float">
            <text:p>0.000123</text:p>
          </table:table-cell>
        </table:table-row>
        <table:table-row table:style-name="ro1">
          <table:table-cell table:number-columns-repeated="10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22" calcext:value-type="float">
            <text:p>0.000022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O88]-[.CQ88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12" calcext:value-type="float">
            <text:p>0.000012</text:p>
          </table:table-cell>
          <table:table-cell table:number-columns-repeated="4"/>
          <table:table-cell office:value-type="float" office:value="85" calcext:value-type="float">
            <text:p>85</text:p>
          </table:table-cell>
          <table:table-cell office:value-type="float" office:value="0.00014" calcext:value-type="float">
            <text:p>0.00014</text:p>
          </table:table-cell>
        </table:table-row>
        <table:table-row table:style-name="ro1">
          <table:table-cell table:number-columns-repeated="10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style-name="ce20" office:value-type="float" office:value="0.000006" calcext:value-type="float">
            <text:p>0.00000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CO89]-[.CQ89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  <table:table-cell table:number-columns-repeated="4"/>
          <table:table-cell office:value-type="float" office:value="86" calcext:value-type="float">
            <text:p>86</text:p>
          </table:table-cell>
          <table:table-cell office:value-type="float" office:value="0.00021" calcext:value-type="float">
            <text:p>0.00021</text:p>
          </table:table-cell>
        </table:table-row>
        <table:table-row table:style-name="ro1">
          <table:table-cell table:number-columns-repeated="10"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0.000021" calcext:value-type="float">
            <text:p>0.000021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87" calcext:value-type="float">
            <text:p>87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0.000027" calcext:value-type="float">
            <text:p>0.00002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O90]-[.CQ90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5" calcext:value-type="float">
            <text:p>0.000005</text:p>
          </table:table-cell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10"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3"/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000025" calcext:value-type="float">
            <text:p>0.00002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5"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14" calcext:value-type="float">
            <text:p>0.000014</text:p>
          </table:table-cell>
          <table:table-cell table:number-columns-repeated="2"/>
          <table:table-cell table:style-name="Default" table:number-columns-repeated="2"/>
          <table:table-cell table:number-columns-repeated="3"/>
          <table:table-cell table:style-name="ce20"/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14" calcext:value-type="float">
            <text:p>0.00001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O91]-[.CQ91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0.000010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5"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89" calcext:value-type="float">
            <text:p>89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CO92]-[.CQ9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4" calcext:value-type="float">
            <text:p>0.000004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.000017" calcext:value-type="float">
            <text:p>0.000017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90" calcext:value-type="float">
            <text:p>90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0.000016" calcext:value-type="float">
            <text:p>0.00001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O93]-[.CQ93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3" calcext:value-type="float">
            <text:p>0.000003</text:p>
          </table:table-cell>
          <table:table-cell table:number-columns-repeated="6"/>
        </table:table-row>
        <table:table-row table:style-name="ro1">
          <table:table-cell table:number-columns-repeated="18"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000012" calcext:value-type="float">
            <text:p>0.00001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5"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1" calcext:value-type="float">
            <text:p>91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0.00001" calcext:value-type="float">
            <text:p>0.000010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000003" calcext:value-type="float">
            <text:p>0.00000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00003" calcext:value-type="float">
            <text:p>0.00000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2" calcext:value-type="float">
            <text:p>9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.000017" calcext:value-type="float">
            <text:p>0.00001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.000018" calcext:value-type="float">
            <text:p>0.000018</text:p>
          </table:table-cell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.000007" calcext:value-type="float">
            <text:p>0.000007</text:p>
          </table:table-cell>
          <table:table-cell/>
          <table:table-cell office:value-type="float" office:value="93" calcext:value-type="float">
            <text:p>9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0.000017" calcext:value-type="float">
            <text:p>0.0000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.00001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.000008" calcext:value-type="float">
            <text:p>0.000008</text:p>
          </table:table-cell>
          <table:table-cell table:number-columns-repeated="5"/>
          <table:table-cell office:value-type="float" office:value="94" calcext:value-type="float">
            <text:p>94</text:p>
          </table:table-cell>
          <table:table-cell table:style-name="Default" office:value-type="float" office:value="1" calcext:value-type="float">
            <text:p>1</text:p>
          </table:table-cell>
          <table:table-cell table:style-name="ce20" office:value-type="float" office:value="0.000004" calcext:value-type="float">
            <text:p>0.000004</text:p>
          </table:table-cell>
          <table:table-cell/>
          <table:table-cell office:value-type="float" office:value="94" calcext:value-type="float">
            <text:p>94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20" office:value-type="float" office:value="0.000005" calcext:value-type="float">
            <text:p>0.000005</text:p>
          </table:table-cell>
          <table:table-cell table:number-columns-repeated="6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00002" calcext:value-type="float">
            <text:p>0.00002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.000011" calcext:value-type="float">
            <text:p>0.000011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table:style-name="ce20" office:value-type="float" office:value="0.000004" calcext:value-type="float">
            <text:p>0.000004</text:p>
          </table:table-cell>
          <table:table-cell table:number-columns-repeated="6"/>
          <table:table-cell table:style-name="Default" table:number-columns-repeated="2"/>
          <table:table-cell/>
          <table:table-cell office:value-type="float" office:value="96" calcext:value-type="float">
            <text:p>96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.00001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float" office:value="0.000006" calcext:value-type="float">
            <text:p>0.000006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.000006" calcext:value-type="float">
            <text:p>0.000006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97" calcext:value-type="float">
            <text:p>97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ce3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.000007" calcext:value-type="float">
            <text:p>0.00000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8" calcext:value-type="float">
            <text:p>9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14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style-name="ce20" office:value-type="float" office:value="0.000003" calcext:value-type="float">
            <text:p>0.00000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.000015" calcext:value-type="float">
            <text:p>0.000015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9" calcext:value-type="float">
            <text:p>99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1" calcext:value-type="float">
            <text:p>0.000010</text:p>
          </table:table-cell>
          <table:table-cell table:number-columns-repeated="3"/>
          <table:table-cell table:style-name="ce20"/>
          <table:table-cell table:number-columns-repeated="1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99" calcext:value-type="float">
            <text:p>99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/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11" calcext:value-type="float">
            <text:p>0.00001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004" calcext:value-type="float">
            <text:p>0.000004</text:p>
          </table:table-cell>
          <table:table-cell table:number-columns-repeated="3"/>
          <table:table-cell table:style-name="Default"/>
          <table:table-cell table:number-columns-repeated="7"/>
          <table:table-cell table:style-name="ce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2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3"/>
          <table:table-cell table:style-name="ce20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12" calcext:value-type="float">
            <text:p>0.000012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0.000004</text:p>
          </table:table-cell>
          <table:table-cell/>
          <table:table-cell table:style-name="ce2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2" calcext:value-type="float">
            <text:p>102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0.000004" calcext:value-type="float">
            <text:p>0.00000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8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/>
          <table:table-cell table:style-name="ce20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3" calcext:value-type="float">
            <text:p>103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0.000005" calcext:value-type="float">
            <text:p>0.00000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  <table:table-row table:style-name="ro1">
          <table:table-cell table:number-columns-repeated="1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ce1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office:value-type="float" office:value="104" calcext:value-type="float">
            <text:p>104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.000009" calcext:value-type="float">
            <text:p>0.00000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number:number-style style:name="N129">
      <number:number number:decimal-places="6" loext:min-decimal-places="6" number:min-integer-digits="1" number:grouping="true"/>
    </number:number-style>
    <number:number-style style:name="N10121" number:language="en" number:country="US" number:title="U~ser-defined">
      <number:number number:decimal-places="6" loext:min-decimal-places="6" number:min-integer-digits="1"/>
    </number:number-style>
    <number:number-style style:name="N10122" number:language="en" number:country="US">
      <number:number number:decimal-places="6" loext:min-decimal-places="6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 style:data-style-name="N2" text:time-value="14:20:54.8910672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07:49.405336715</meta:creation-date>
    <dc:date>2020-05-31T14:50:13.462983423</dc:date>
    <meta:editing-duration>PT8H54M29S</meta:editing-duration>
    <meta:editing-cycles>98</meta:editing-cycles>
    <meta:generator>LibreOffice/6.0.7.3$Linux_X86_64 LibreOffice_project/00m0$Build-3</meta:generator>
    <meta:document-statistic meta:table-count="1" meta:cell-count="647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3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3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29cm" svg:height="9.665cm" xlink:href=".." xlink:type="simple" chart:class="chart:line" chart:style-name="ch1">
        <chart:legend chart:legend-position="end" svg:x="14.515cm" svg:y="4.03cm" style:legend-expansion="high" chart:style-name="ch2"/>
        <chart:plot-area chart:style-name="ch3" table:cell-range-address="Sheet1.A3:Sheet1.D10 Sheet1.B2:Sheet1.D2" chart:data-source-has-labels="both" svg:x="0.573cm" svg:y="0.191cm" svg:width="13.501cm" svg:height="8.919cm">
          <chartooo:coordinate-region svg:x="2.988cm" svg:y="0.392cm" svg:width="10.896cm" svg:height="8.068cm"/>
          <chart:axis chart:dimension="x" chart:name="primary-x" chart:style-name="ch4" chartooo:axis-type="auto">
            <chartooo:date-scale/>
            <chart:title svg:x="7.738cm" svg:y="8.981cm" chart:style-name="ch5">
              <text:p>depth</text:p>
            </chart:title>
            <chart:categories table:cell-range-address="Sheet1.A3:Sheet1.A10"/>
          </chart:axis>
          <chart:axis chart:dimension="y" chart:name="primary-y" chart:style-name="ch6">
            <chart:title svg:x="0.121cm" svg:y="4.754cm" chart:style-name="ch7">
              <text:p>calls</text:p>
            </chart:title>
            <chart:grid chart:style-name="ch8" chart:class="major"/>
          </chart:axis>
          <chart:series chart:style-name="ch9" chart:values-cell-range-address="Sheet1.B3:Sheet1.B10" chart:label-cell-address="Sheet1.B2:Sheet1.B2" chart:class="chart:line">
            <chart:data-point chart:repeated="8"/>
          </chart:series>
          <chart:series chart:style-name="ch10" chart:values-cell-range-address="Sheet1.C3:Sheet1.C10" chart:label-cell-address="Sheet1.C2:Sheet1.C2" chart:class="chart:line">
            <chart:data-point chart:repeated="8"/>
          </chart:series>
          <chart:series chart:style-name="ch11" chart:values-cell-range-address="Sheet1.D3:Sheet1.D10" chart:label-cell-address="Sheet1.D2:Sheet1.D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  <draw:g>
                  <svg:desc>Sheet1.B2:Sheet1.B2</svg:desc>
                </draw:g>
              </table:table-cell>
              <table:table-cell office:value-type="string">
                <text:p>A-b</text:p>
                <draw:g>
                  <svg:desc>Sheet1.C2:Sheet1.C2</svg:desc>
                </draw:g>
              </table:table-cell>
              <table:table-cell office:value-type="string">
                <text:p>reorder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A3:Sheet1.A10</svg:desc>
                </draw:g>
              </table:table-cell>
              <table:table-cell office:value-type="float" office:value="1295269">
                <text:p>1295269</text:p>
                <draw:g>
                  <svg:desc>Sheet1.B3:Sheet1.B10</svg:desc>
                </draw:g>
              </table:table-cell>
              <table:table-cell office:value-type="float" office:value="129238">
                <text:p>129238</text:p>
                <draw:g>
                  <svg:desc>Sheet1.C3:Sheet1.C10</svg:desc>
                </draw:g>
              </table:table-cell>
              <table:table-cell office:value-type="float" office:value="79624">
                <text:p>79624</text:p>
                <draw:g>
                  <svg:desc>Sheet1.D3:Sheet1.D1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089978">
                <text:p>14089978</text:p>
              </table:table-cell>
              <table:table-cell office:value-type="float" office:value="458694">
                <text:p>458694</text:p>
              </table:table-cell>
              <table:table-cell office:value-type="float" office:value="526870">
                <text:p>52687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13383375">
                <text:p>113383375</text:p>
              </table:table-cell>
              <table:table-cell office:value-type="float" office:value="1599148">
                <text:p>1599148</text:p>
              </table:table-cell>
              <table:table-cell office:value-type="float" office:value="2386575">
                <text:p>238657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284363083">
                <text:p>1284363083</text:p>
              </table:table-cell>
              <table:table-cell office:value-type="float" office:value="7327189">
                <text:p>7327189</text:p>
              </table:table-cell>
              <table:table-cell office:value-type="float" office:value="4347867">
                <text:p>43478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2553285">
                <text:p>22553285</text:p>
              </table:table-cell>
              <table:table-cell office:value-type="float" office:value="16007998">
                <text:p>1600799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99335680">
                <text:p>99335680</text:p>
              </table:table-cell>
              <table:table-cell office:value-type="float" office:value="75614679">
                <text:p>7561467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32671796">
                <text:p>332671796</text:p>
              </table:table-cell>
              <table:table-cell office:value-type="float" office:value="182685860">
                <text:p>18268586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56903379">
                <text:p>656903379</text:p>
              </table:table-cell>
              <table:table-cell office:value-type="float" office:value="611464242">
                <text:p>6114642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00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000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000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386cm" svg:y="3.698cm" style:legend-expansion="high" chart:style-name="ch2"/>
        <chart:plot-area chart:style-name="ch3" table:cell-range-address="Sheet1.F3:Sheet1.I10 Sheet1.G2:Sheet1.I2" chart:data-source-has-labels="both" svg:x="0.94cm" svg:y="0.179cm" svg:width="12.123cm" svg:height="8.237cm">
          <chartooo:coordinate-region svg:x="1.567cm" svg:y="0.38cm" svg:width="11.306cm" svg:height="7.386cm"/>
          <chart:axis chart:dimension="x" chart:name="primary-x" chart:style-name="ch4" chartooo:axis-type="auto">
            <chartooo:date-scale/>
            <chart:title svg:x="6.691cm" svg:y="8.256cm" chart:style-name="ch5">
              <text:p>depth</text:p>
            </chart:title>
            <chart:categories table:cell-range-address="Sheet1.F3:Sheet1.F10"/>
          </chart:axis>
          <chart:axis chart:dimension="y" chart:name="primary-y" chart:style-name="ch6">
            <chart:title svg:x="0.212cm" svg:y="4.597cm" chart:style-name="ch7">
              <text:p>time (s)</text:p>
            </chart:title>
            <chart:grid chart:style-name="ch8" chart:class="major"/>
          </chart:axis>
          <chart:series chart:style-name="ch9" chart:values-cell-range-address="Sheet1.G3:Sheet1.G10" chart:label-cell-address="Sheet1.G2:Sheet1.G2" chart:class="chart:line">
            <chart:data-point chart:repeated="8"/>
          </chart:series>
          <chart:series chart:style-name="ch10" chart:values-cell-range-address="Sheet1.H3:Sheet1.H10" chart:label-cell-address="Sheet1.H2:Sheet1.H2" chart:class="chart:line">
            <chart:data-point chart:repeated="8"/>
          </chart:series>
          <chart:series chart:style-name="ch11" chart:values-cell-range-address="Sheet1.I3:Sheet1.I10" chart:label-cell-address="Sheet1.I2:Sheet1.I2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  <draw:g>
                  <svg:desc>Sheet1.G2:Sheet1.G2</svg:desc>
                </draw:g>
              </table:table-cell>
              <table:table-cell office:value-type="string">
                <text:p>A-b</text:p>
                <draw:g>
                  <svg:desc>Sheet1.H2:Sheet1.H2</svg:desc>
                </draw:g>
              </table:table-cell>
              <table:table-cell office:value-type="string">
                <text:p>reorder</text:p>
                <draw:g>
                  <svg:desc>Sheet1.I2:Sheet1.I2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F3:Sheet1.F10</svg:desc>
                </draw:g>
              </table:table-cell>
              <table:table-cell office:value-type="float" office:value="0.040793">
                <text:p>0.040793</text:p>
                <draw:g>
                  <svg:desc>Sheet1.G3:Sheet1.G10</svg:desc>
                </draw:g>
              </table:table-cell>
              <table:table-cell office:value-type="float" office:value="0.017115">
                <text:p>0.017115</text:p>
                <draw:g>
                  <svg:desc>Sheet1.H3:Sheet1.H10</svg:desc>
                </draw:g>
              </table:table-cell>
              <table:table-cell office:value-type="float" office:value="0.016748">
                <text:p>0.016748</text:p>
                <draw:g>
                  <svg:desc>Sheet1.I3:Sheet1.I10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85797">
                <text:p>0.785797</text:p>
              </table:table-cell>
              <table:table-cell office:value-type="float" office:value="0.035397">
                <text:p>0.035397</text:p>
              </table:table-cell>
              <table:table-cell office:value-type="float" office:value="0.045676">
                <text:p>0.04567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788252">
                <text:p>2.788252</text:p>
              </table:table-cell>
              <table:table-cell office:value-type="float" office:value="0.080037">
                <text:p>0.080037</text:p>
              </table:table-cell>
              <table:table-cell office:value-type="float" office:value="0.211507">
                <text:p>0.2115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1.480318">
                <text:p>61.480318</text:p>
              </table:table-cell>
              <table:table-cell office:value-type="float" office:value="0.765814">
                <text:p>0.765814</text:p>
              </table:table-cell>
              <table:table-cell office:value-type="float" office:value="0.489435">
                <text:p>0.48943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.235871">
                <text:p>1.235871</text:p>
              </table:table-cell>
              <table:table-cell office:value-type="float" office:value="1.873801">
                <text:p>1.87380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.826416">
                <text:p>10.826416</text:p>
              </table:table-cell>
              <table:table-cell office:value-type="float" office:value="8.162223">
                <text:p>8.1622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2.188479">
                <text:p>22.188479</text:p>
              </table:table-cell>
              <table:table-cell office:value-type="float" office:value="14.529634">
                <text:p>14.52963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70.167694">
                <text:p>70.167694</text:p>
              </table:table-cell>
              <table:table-cell office:value-type="float" office:value="56.578935">
                <text:p>56.5789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none" chart:link-data-style-to-source="true"/>
      <style:graphic-properties svg:stroke-color="#ed1c24" draw:fill-color="#ed1c24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7.768cm" xlink:href=".." xlink:type="simple" chart:class="chart:line" chart:style-name="ch1">
        <chart:legend svg:x="13.077cm" svg:y="0.482cm" style:legend-expansion="custom" chartooo:width="2.24cm" chartooo:height="0.951cm" style:legend-expansion-aspect-ratio="2.35541535226078" chart:style-name="ch2"/>
        <chart:plot-area chart:style-name="ch3" table:cell-range-address="Sheet1.BW4:Sheet1.BW45 Sheet1.BW2:Sheet1.BW2 Sheet1.BY4:Sheet1.BY45 Sheet1.CA2:Sheet1.CA2 Sheet1.CC4:Sheet1.CC45" chart:data-source-has-labels="both" svg:x="0.71cm" svg:y="0.127cm" svg:width="14.786cm" svg:height="7.181cm">
          <chartooo:coordinate-region svg:x="1.337cm" svg:y="0.328cm" svg:width="14.159cm" svg:height="6.181cm"/>
          <chart:axis chart:dimension="x" chart:name="primary-x" chart:style-name="ch4" chartooo:axis-type="auto">
            <chartooo:date-scale/>
            <chart:title svg:x="7.699cm" svg:y="7.075cm" chart:style-name="ch5">
              <text:p>turn</text:p>
            </chart:title>
            <chart:categories table:cell-range-address="Sheet1.BW4:Sheet1.BW45"/>
          </chart:axis>
          <chart:axis chart:dimension="y" chart:name="primary-y" chart:style-name="ch6">
            <chart:title svg:x="0.197cm" svg:y="4.059cm" chart:style-name="ch7">
              <text:p>time(s)</text:p>
            </chart:title>
            <chart:grid chart:style-name="ch8" chart:class="major"/>
          </chart:axis>
          <chart:series chart:style-name="ch9" chart:values-cell-range-address="Sheet1.BY4:Sheet1.BY45" chart:label-cell-address="Sheet1.BW2:Sheet1.BW2" chart:class="chart:line">
            <chart:data-point chart:repeated="42"/>
          </chart:series>
          <chart:series chart:style-name="ch10" chart:values-cell-range-address="Sheet1.CC4:Sheet1.CC45" chart:label-cell-address="Sheet1.CA2:Sheet1.CA2" chart:class="chart:line">
            <chart:data-point chart:repeated="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-b</text:p>
                <draw:g>
                  <svg:desc>Sheet1.BW2:Sheet1.BW2</svg:desc>
                </draw:g>
              </table:table-cell>
              <table:table-cell office:value-type="string">
                <text:p>reorder</text:p>
                <draw:g>
                  <svg:desc>Sheet1.CA2:Sheet1.CA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W4:Sheet1.BW45</svg:desc>
                </draw:g>
              </table:table-cell>
              <table:table-cell office:value-type="float" office:value="6.787745">
                <text:p>6.787745</text:p>
                <draw:g>
                  <svg:desc>Sheet1.BY4:Sheet1.BY45</svg:desc>
                </draw:g>
              </table:table-cell>
              <table:table-cell office:value-type="float" office:value="4.811951">
                <text:p>4.811951</text:p>
                <draw:g>
                  <svg:desc>Sheet1.CC4:Sheet1.CC4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7.470298">
                <text:p>7.470298</text:p>
              </table:table-cell>
              <table:table-cell office:value-type="float" office:value="9.23165">
                <text:p>9.2316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809424">
                <text:p>4.809424</text:p>
              </table:table-cell>
              <table:table-cell office:value-type="float" office:value="5.927792">
                <text:p>5.92779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497116">
                <text:p>5.497116</text:p>
              </table:table-cell>
              <table:table-cell office:value-type="float" office:value="5.121705">
                <text:p>5.12170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6.123045">
                <text:p>6.123045</text:p>
              </table:table-cell>
              <table:table-cell office:value-type="float" office:value="6.99402">
                <text:p>6.9940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.0713">
                <text:p>6.0713</text:p>
              </table:table-cell>
              <table:table-cell office:value-type="float" office:value="8.987748">
                <text:p>8.9877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.784632">
                <text:p>6.784632</text:p>
              </table:table-cell>
              <table:table-cell office:value-type="float" office:value="9.030967">
                <text:p>9.0309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.484765">
                <text:p>6.484765</text:p>
              </table:table-cell>
              <table:table-cell office:value-type="float" office:value="9.252547">
                <text:p>9.25254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7.341032">
                <text:p>7.341032</text:p>
              </table:table-cell>
              <table:table-cell office:value-type="float" office:value="13.551158">
                <text:p>13.5511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.912736">
                <text:p>10.912736</text:p>
              </table:table-cell>
              <table:table-cell office:value-type="float" office:value="13.753532">
                <text:p>13.75353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.630978">
                <text:p>11.630978</text:p>
              </table:table-cell>
              <table:table-cell office:value-type="float" office:value="8.777984">
                <text:p>8.77798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03653">
                <text:p>0.503653</text:p>
              </table:table-cell>
              <table:table-cell office:value-type="float" office:value="4.532526">
                <text:p>4.53252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2.188479">
                <text:p>22.188479</text:p>
              </table:table-cell>
              <table:table-cell office:value-type="float" office:value="14.513122">
                <text:p>14.51312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22502">
                <text:p>1.22502</text:p>
              </table:table-cell>
              <table:table-cell office:value-type="float" office:value="14.529634">
                <text:p>14.5296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.013399">
                <text:p>15.013399</text:p>
              </table:table-cell>
              <table:table-cell office:value-type="float" office:value="9.469856">
                <text:p>9.4698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1.853534">
                <text:p>11.853534</text:p>
              </table:table-cell>
              <table:table-cell office:value-type="float" office:value="9.083618">
                <text:p>9.0836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0.10098">
                <text:p>10.10098</text:p>
              </table:table-cell>
              <table:table-cell office:value-type="float" office:value="8.488549">
                <text:p>8.48854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3.759543">
                <text:p>13.759543</text:p>
              </table:table-cell>
              <table:table-cell office:value-type="float" office:value="12.063375">
                <text:p>12.06337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0.948761">
                <text:p>10.948761</text:p>
              </table:table-cell>
              <table:table-cell office:value-type="float" office:value="0.302951">
                <text:p>0.3029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400457">
                <text:p>0.400457</text:p>
              </table:table-cell>
              <table:table-cell office:value-type="float" office:value="5.214749">
                <text:p>5.21474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.085953">
                <text:p>7.085953</text:p>
              </table:table-cell>
              <table:table-cell office:value-type="float" office:value="6.170885">
                <text:p>6.1708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1.54566">
                <text:p>11.54566</text:p>
              </table:table-cell>
              <table:table-cell office:value-type="float" office:value="6.272451">
                <text:p>6.27245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6.447646">
                <text:p>6.447646</text:p>
              </table:table-cell>
              <table:table-cell office:value-type="float" office:value="2.847338">
                <text:p>2.84733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648207">
                <text:p>0.648207</text:p>
              </table:table-cell>
              <table:table-cell office:value-type="float" office:value="2.161211">
                <text:p>2.16121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6.651844">
                <text:p>6.651844</text:p>
              </table:table-cell>
              <table:table-cell office:value-type="float" office:value="1.691946">
                <text:p>1.69194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7.698248">
                <text:p>7.698248</text:p>
              </table:table-cell>
              <table:table-cell office:value-type="float" office:value="1.12461">
                <text:p>1.124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59244">
                <text:p>0.959244</text:p>
              </table:table-cell>
              <table:table-cell office:value-type="float" office:value="0.578918">
                <text:p>0.57891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.442225">
                <text:p>8.442225</text:p>
              </table:table-cell>
              <table:table-cell office:value-type="float" office:value="0.099777">
                <text:p>0.0997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201376">
                <text:p>6.201376</text:p>
              </table:table-cell>
              <table:table-cell office:value-type="float" office:value="0.578258">
                <text:p>0.5782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192652">
                <text:p>5.192652</text:p>
              </table:table-cell>
              <table:table-cell office:value-type="float" office:value="8.566301">
                <text:p>8.56630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076978">
                <text:p>3.076978</text:p>
              </table:table-cell>
              <table:table-cell office:value-type="float" office:value="9.767494">
                <text:p>9.76749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.834569">
                <text:p>2.834569</text:p>
              </table:table-cell>
              <table:table-cell office:value-type="float" office:value="9.026627">
                <text:p>9.02662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176711">
                <text:p>3.176711</text:p>
              </table:table-cell>
              <table:table-cell office:value-type="float" office:value="6.09249">
                <text:p>6.0924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.156664">
                <text:p>2.156664</text:p>
              </table:table-cell>
              <table:table-cell office:value-type="float" office:value="3.110158">
                <text:p>3.11015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30523">
                <text:p>0.930523</text:p>
              </table:table-cell>
              <table:table-cell office:value-type="float" office:value="0.005742">
                <text:p>0.00574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38946">
                <text:p>0.138946</text:p>
              </table:table-cell>
              <table:table-cell office:value-type="float" office:value="0.00052">
                <text:p>0.0005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63647">
                <text:p>0.063647</text:p>
              </table:table-cell>
              <table:table-cell office:value-type="float" office:value="0.005763">
                <text:p>0.00576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90766">
                <text:p>0.690766</text:p>
              </table:table-cell>
              <table:table-cell office:value-type="float" office:value="0.044468">
                <text:p>0.04446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515874">
                <text:p>0.515874</text:p>
              </table:table-cell>
              <table:table-cell office:value-type="float" office:value="0.281606">
                <text:p>0.28160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97203">
                <text:p>0.097203</text:p>
              </table:table-cell>
              <table:table-cell office:value-type="float" office:value="0.168522">
                <text:p>0.168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16562">
                <text:p>0.16562</text:p>
              </table:table-cell>
              <table:table-cell office:value-type="float" office:value="0.162379">
                <text:p>0.16237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21251">
                <text:p>0.021251</text:p>
              </table:table-cell>
              <table:table-cell office:value-type="float" office:value="0.000005">
                <text:p>0.000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000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00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59cm" svg:height="8.972cm" xlink:href=".." xlink:type="simple" chart:class="chart:area" chart:style-name="ch1">
        <chart:legend svg:x="12.542cm" svg:y="0.576cm" style:legend-expansion="custom" chartooo:width="2.959cm" chartooo:height="1.162cm" style:legend-expansion-aspect-ratio="2.54647160068847" chart:style-name="ch2"/>
        <chart:plot-area chart:style-name="ch3" table:cell-range-address="Sheet1.CP3:Sheet1.CQ50" chart:data-source-has-labels="row" svg:x="0.226cm" svg:y="0.177cm" svg:width="15.283cm" svg:height="8.21cm">
          <chartooo:coordinate-region svg:x="2.17cm" svg:y="0.378cm" svg:width="13.197cm" svg:height="7.21cm"/>
          <chart:axis chart:dimension="x" chart:name="primary-x" chart:style-name="ch4">
            <chart:title svg:x="7.812cm" svg:y="8.391cm" chart:style-name="ch5">
              <text:p>turn</text:p>
            </chart:title>
          </chart:axis>
          <chart:axis chart:dimension="y" chart:name="primary-y" chart:style-name="ch6">
            <chart:title svg:x="0.206cm" svg:y="7.589cm" chart:style-name="ch7">
              <text:p>calls</text:p>
            </chart:title>
            <chart:grid chart:style-name="ch8" chart:class="major"/>
          </chart:axis>
          <chart:series chart:style-name="ch9" chart:values-cell-range-address="Sheet1.CP4:Sheet1.CP50" chart:label-cell-address="Sheet1.CP3:Sheet1.CP3" chart:class="chart:area">
            <chart:data-point chart:repeated="47"/>
          </chart:series>
          <chart:series chart:style-name="ch10" chart:values-cell-range-address="Sheet1.CQ4:Sheet1.CQ50" chart:label-cell-address="Sheet1.CQ3:Sheet1.CQ3" chart:class="chart:area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rmal calls</text:p>
                <draw:g>
                  <svg:desc>Sheet1.CP3:Sheet1.CP3</svg:desc>
                </draw:g>
              </table:table-cell>
              <table:table-cell office:value-type="string">
                <text:p>extra calls</text:p>
                <draw:g>
                  <svg:desc>Sheet1.CQ3:Sheet1.CQ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44116">
                <text:p>3844116</text:p>
                <draw:g>
                  <svg:desc>Sheet1.CP4:Sheet1.CP50</svg:desc>
                </draw:g>
              </table:table-cell>
              <table:table-cell office:value-type="float" office:value="617474">
                <text:p>617474</text:p>
                <draw:g>
                  <svg:desc>Sheet1.CQ4:Sheet1.CQ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137329">
                <text:p>9137329</text:p>
              </table:table-cell>
              <table:table-cell office:value-type="float" office:value="1859119">
                <text:p>18591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42485">
                <text:p>8442485</text:p>
              </table:table-cell>
              <table:table-cell office:value-type="float" office:value="1675206">
                <text:p>16752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36233">
                <text:p>4936233</text:p>
              </table:table-cell>
              <table:table-cell office:value-type="float" office:value="947925">
                <text:p>9479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26063">
                <text:p>6526063</text:p>
              </table:table-cell>
              <table:table-cell office:value-type="float" office:value="1412612">
                <text:p>1412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110412">
                <text:p>13110412</text:p>
              </table:table-cell>
              <table:table-cell office:value-type="float" office:value="3563634">
                <text:p>35636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18380">
                <text:p>16218380</text:p>
              </table:table-cell>
              <table:table-cell office:value-type="float" office:value="4165169">
                <text:p>41651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501485">
                <text:p>13501485</text:p>
              </table:table-cell>
              <table:table-cell office:value-type="float" office:value="3276704">
                <text:p>32767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66251">
                <text:p>9066251</text:p>
              </table:table-cell>
              <table:table-cell office:value-type="float" office:value="2144000">
                <text:p>2144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597705">
                <text:p>7597705</text:p>
              </table:table-cell>
              <table:table-cell office:value-type="float" office:value="1769660">
                <text:p>17696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96277">
                <text:p>5296277</text:p>
              </table:table-cell>
              <table:table-cell office:value-type="float" office:value="1350347">
                <text:p>1350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45968">
                <text:p>4345968</text:p>
              </table:table-cell>
              <table:table-cell office:value-type="float" office:value="1108572">
                <text:p>1108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183119">
                <text:p>4183119</text:p>
              </table:table-cell>
              <table:table-cell office:value-type="float" office:value="1128303">
                <text:p>11283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792664">
                <text:p>4792664</text:p>
              </table:table-cell>
              <table:table-cell office:value-type="float" office:value="1410354">
                <text:p>1410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57053">
                <text:p>2057053</text:p>
              </table:table-cell>
              <table:table-cell office:value-type="float" office:value="632063">
                <text:p>6320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12241">
                <text:p>3612241</text:p>
              </table:table-cell>
              <table:table-cell office:value-type="float" office:value="1064698">
                <text:p>10646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89989">
                <text:p>2489989</text:p>
              </table:table-cell>
              <table:table-cell office:value-type="float" office:value="740090">
                <text:p>7400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45810">
                <text:p>2245810</text:p>
              </table:table-cell>
              <table:table-cell office:value-type="float" office:value="525082">
                <text:p>5250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0585">
                <text:p>1220585</text:p>
              </table:table-cell>
              <table:table-cell office:value-type="float" office:value="289047">
                <text:p>2890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204317">
                <text:p>2204317</text:p>
              </table:table-cell>
              <table:table-cell office:value-type="float" office:value="450518">
                <text:p>4505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12978">
                <text:p>1812978</text:p>
              </table:table-cell>
              <table:table-cell office:value-type="float" office:value="449690">
                <text:p>4496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88877">
                <text:p>2888877</text:p>
              </table:table-cell>
              <table:table-cell office:value-type="float" office:value="698424">
                <text:p>6984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72331">
                <text:p>2172331</text:p>
              </table:table-cell>
              <table:table-cell office:value-type="float" office:value="511104">
                <text:p>5111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57406">
                <text:p>2457406</text:p>
              </table:table-cell>
              <table:table-cell office:value-type="float" office:value="622385">
                <text:p>6223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36494">
                <text:p>2336494</text:p>
              </table:table-cell>
              <table:table-cell office:value-type="float" office:value="515562">
                <text:p>5155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2460">
                <text:p>1352460</text:p>
              </table:table-cell>
              <table:table-cell office:value-type="float" office:value="344086">
                <text:p>3440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3932">
                <text:p>693932</text:p>
              </table:table-cell>
              <table:table-cell office:value-type="float" office:value="193684">
                <text:p>1936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865">
                <text:p>540865</text:p>
              </table:table-cell>
              <table:table-cell office:value-type="float" office:value="169663">
                <text:p>1696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1968">
                <text:p>291968</text:p>
              </table:table-cell>
              <table:table-cell office:value-type="float" office:value="103162">
                <text:p>1031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7203">
                <text:p>357203</text:p>
              </table:table-cell>
              <table:table-cell office:value-type="float" office:value="155441">
                <text:p>155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7752">
                <text:p>137752</text:p>
              </table:table-cell>
              <table:table-cell office:value-type="float" office:value="45881">
                <text:p>458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0241">
                <text:p>580241</text:p>
              </table:table-cell>
              <table:table-cell office:value-type="float" office:value="206161">
                <text:p>2061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574">
                <text:p>104574</text:p>
              </table:table-cell>
              <table:table-cell office:value-type="float" office:value="33920">
                <text:p>339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014">
                <text:p>99014</text:p>
              </table:table-cell>
              <table:table-cell office:value-type="float" office:value="28510">
                <text:p>285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2541">
                <text:p>152541</text:p>
              </table:table-cell>
              <table:table-cell office:value-type="float" office:value="44670">
                <text:p>4467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59433">
                <text:p>3759433</text:p>
              </table:table-cell>
              <table:table-cell office:value-type="float" office:value="963168">
                <text:p>96316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3586">
                <text:p>443586</text:p>
              </table:table-cell>
              <table:table-cell office:value-type="float" office:value="95690">
                <text:p>956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48541">
                <text:p>4348541</text:p>
              </table:table-cell>
              <table:table-cell office:value-type="float" office:value="1040295">
                <text:p>104029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73413">
                <text:p>2573413</text:p>
              </table:table-cell>
              <table:table-cell office:value-type="float" office:value="576368">
                <text:p>57636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61792">
                <text:p>1861792</text:p>
              </table:table-cell>
              <table:table-cell office:value-type="float" office:value="374402">
                <text:p>3744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56472">
                <text:p>4056472</text:p>
              </table:table-cell>
              <table:table-cell office:value-type="float" office:value="850161">
                <text:p>850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4297">
                <text:p>1284297</text:p>
              </table:table-cell>
              <table:table-cell office:value-type="float" office:value="217949">
                <text:p>2179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54">
                <text:p>225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loext:min-decimal-places="6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9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8.22cm" xlink:href=".." xlink:type="simple" chart:class="chart:line" chart:style-name="ch1">
        <chart:legend svg:x="11.761cm" svg:y="0.347cm" style:legend-expansion="custom" chartooo:width="3.794cm" chartooo:height="1.006cm" style:legend-expansion-aspect-ratio="3.7713717693837" chart:style-name="ch2"/>
        <chart:plot-area chart:style-name="ch3" table:cell-range-address="Sheet1.CT2:Sheet1.CT2 Sheet1.CR4:Sheet1.CR45 Sheet1.CW2:Sheet1.CW2 Sheet1.CX4:Sheet1.CX45" chart:data-source-has-labels="row" svg:x="0.558cm" svg:y="0.147cm" svg:width="14.902cm" svg:height="7.562cm">
          <chartooo:coordinate-region svg:x="1.185cm" svg:y="0.348cm" svg:width="14.275cm" svg:height="6.562cm"/>
          <chart:axis chart:dimension="x" chart:name="primary-x" chart:style-name="ch4">
            <chart:title svg:x="7.591cm" svg:y="7.668cm" chart:style-name="ch5">
              <text:p>turn</text:p>
            </chart:title>
          </chart:axis>
          <chart:axis chart:dimension="y" chart:name="primary-y" chart:style-name="ch4">
            <chart:title svg:x="0.002cm" svg:y="4.279cm" chart:style-name="ch6">
              <text:p>time (s)</text:p>
            </chart:title>
            <chart:grid chart:style-name="ch7" chart:class="major"/>
          </chart:axis>
          <chart:series chart:style-name="ch8" chart:values-cell-range-address="Sheet1.CR4:Sheet1.CR45" chart:label-cell-address="Sheet1.CT2:Sheet1.CT2" chart:class="chart:line">
            <chart:data-point chart:repeated="42"/>
          </chart:series>
          <chart:series chart:style-name="ch9" chart:values-cell-range-address="Sheet1.CX4:Sheet1.CX45" chart:label-cell-address="Sheet1.CW2:Sheet1.CW2" chart:class="chart:line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multithreading</text:p>
                <draw:g>
                  <svg:desc>Sheet1.CT2:Sheet1.CT2</svg:desc>
                </draw:g>
              </table:table-cell>
              <table:table-cell office:value-type="string">
                <text:p>multithreading</text:p>
                <draw:g>
                  <svg:desc>Sheet1.CW2:Sheet1.C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650241">
                <text:p>7.650241</text:p>
                <draw:g>
                  <svg:desc>Sheet1.CR4:Sheet1.CR45</svg:desc>
                </draw:g>
              </table:table-cell>
              <table:table-cell office:value-type="float" office:value="2.52375">
                <text:p>2.52375</text:p>
                <draw:g>
                  <svg:desc>Sheet1.CX4:Sheet1.CX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13596">
                <text:p>17.113596</text:p>
              </table:table-cell>
              <table:table-cell office:value-type="float" office:value="6.232295">
                <text:p>6.2322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.211159">
                <text:p>15.211159</text:p>
              </table:table-cell>
              <table:table-cell office:value-type="float" office:value="11.401827">
                <text:p>11.4018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607647">
                <text:p>9.607647</text:p>
              </table:table-cell>
              <table:table-cell office:value-type="float" office:value="14.050355">
                <text:p>14.050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219428">
                <text:p>12.219428</text:p>
              </table:table-cell>
              <table:table-cell office:value-type="float" office:value="9.633462">
                <text:p>9.6334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.666586">
                <text:p>25.666586</text:p>
              </table:table-cell>
              <table:table-cell office:value-type="float" office:value="8.216818">
                <text:p>8.216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.75535">
                <text:p>32.75535</text:p>
              </table:table-cell>
              <table:table-cell office:value-type="float" office:value="8.792062">
                <text:p>8.7920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50373">
                <text:p>25.50373</text:p>
              </table:table-cell>
              <table:table-cell office:value-type="float" office:value="9.50463">
                <text:p>9.50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68247">
                <text:p>16.68247</text:p>
              </table:table-cell>
              <table:table-cell office:value-type="float" office:value="8.645995">
                <text:p>8.6459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62849">
                <text:p>15.062849</text:p>
              </table:table-cell>
              <table:table-cell office:value-type="float" office:value="8.314089">
                <text:p>8.3140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107561">
                <text:p>10.107561</text:p>
              </table:table-cell>
              <table:table-cell office:value-type="float" office:value="7.852588">
                <text:p>7.8525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793152">
                <text:p>9.793152</text:p>
              </table:table-cell>
              <table:table-cell office:value-type="float" office:value="9.381666">
                <text:p>9.381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11873">
                <text:p>8.711873</text:p>
              </table:table-cell>
              <table:table-cell office:value-type="float" office:value="5.020534">
                <text:p>5.0205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.134739">
                <text:p>10.134739</text:p>
              </table:table-cell>
              <table:table-cell office:value-type="float" office:value="7.972334">
                <text:p>7.9723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62455">
                <text:p>4.562455</text:p>
              </table:table-cell>
              <table:table-cell office:value-type="float" office:value="6.917699">
                <text:p>6.9176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87243">
                <text:p>7.787243</text:p>
              </table:table-cell>
              <table:table-cell office:value-type="float" office:value="6.601427">
                <text:p>6.60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15242">
                <text:p>5.615242</text:p>
              </table:table-cell>
              <table:table-cell office:value-type="float" office:value="5.54876">
                <text:p>5.548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39375">
                <text:p>4.939375</text:p>
              </table:table-cell>
              <table:table-cell office:value-type="float" office:value="4.435612">
                <text:p>4.4356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655596">
                <text:p>2.655596</text:p>
              </table:table-cell>
              <table:table-cell office:value-type="float" office:value="2.836553">
                <text:p>2.8365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848408">
                <text:p>4.848408</text:p>
              </table:table-cell>
              <table:table-cell office:value-type="float" office:value="0.376974">
                <text:p>0.3769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04108">
                <text:p>3.804108</text:p>
              </table:table-cell>
              <table:table-cell office:value-type="float" office:value="4.026065">
                <text:p>4.026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147531">
                <text:p>6.147531</text:p>
              </table:table-cell>
              <table:table-cell office:value-type="float" office:value="1.119067">
                <text:p>1.1190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25557">
                <text:p>4.425557</text:p>
              </table:table-cell>
              <table:table-cell office:value-type="float" office:value="7.02122">
                <text:p>7.021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036083">
                <text:p>5.036083</text:p>
              </table:table-cell>
              <table:table-cell office:value-type="float" office:value="7.073977">
                <text:p>7.0739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159146">
                <text:p>5.159146</text:p>
              </table:table-cell>
              <table:table-cell office:value-type="float" office:value="7.452222">
                <text:p>7.45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83299">
                <text:p>2.983299</text:p>
              </table:table-cell>
              <table:table-cell office:value-type="float" office:value="5.518178">
                <text:p>5.5181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26625">
                <text:p>1.526625</text:p>
              </table:table-cell>
              <table:table-cell office:value-type="float" office:value="1.191427">
                <text:p>1.1914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86684">
                <text:p>1.186684</text:p>
              </table:table-cell>
              <table:table-cell office:value-type="float" office:value="11.253604">
                <text:p>11.2536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06837">
                <text:p>0.606837</text:p>
              </table:table-cell>
              <table:table-cell office:value-type="float" office:value="9.782274">
                <text:p>9.7822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63799">
                <text:p>0.763799</text:p>
              </table:table-cell>
              <table:table-cell office:value-type="float" office:value="7.475115">
                <text:p>7.4751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06136">
                <text:p>0.306136</text:p>
              </table:table-cell>
              <table:table-cell office:value-type="float" office:value="3.524929">
                <text:p>3.5249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84516">
                <text:p>1.084516</text:p>
              </table:table-cell>
              <table:table-cell office:value-type="float" office:value="1.345016">
                <text:p>1.345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9722">
                <text:p>0.199722</text:p>
              </table:table-cell>
              <table:table-cell office:value-type="float" office:value="0.365048">
                <text:p>0.3650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8453">
                <text:p>0.158453</text:p>
              </table:table-cell>
              <table:table-cell office:value-type="float" office:value="1.216848">
                <text:p>1.216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9451">
                <text:p>0.209451</text:p>
              </table:table-cell>
              <table:table-cell office:value-type="float" office:value="0.288236">
                <text:p>0.288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372307">
                <text:p>5.372307</text:p>
              </table:table-cell>
              <table:table-cell office:value-type="float" office:value="0.189064">
                <text:p>0.189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12867">
                <text:p>0.612867</text:p>
              </table:table-cell>
              <table:table-cell office:value-type="float" office:value="1.737828">
                <text:p>1.737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833997">
                <text:p>5.833997</text:p>
              </table:table-cell>
              <table:table-cell office:value-type="float" office:value="0.550396">
                <text:p>0.550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135817">
                <text:p>3.135817</text:p>
              </table:table-cell>
              <table:table-cell office:value-type="float" office:value="0.024624">
                <text:p>0.0246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63615">
                <text:p>2.163615</text:p>
              </table:table-cell>
              <table:table-cell office:value-type="float" office:value="0.131152">
                <text:p>0.1311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390138">
                <text:p>4.390138</text:p>
              </table:table-cell>
              <table:table-cell office:value-type="float" office:value="0.001524">
                <text:p>0.0015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49388">
                <text:p>1.149388</text:p>
              </table:table-cell>
              <table:table-cell office:value-type="float" office:value="0.007672">
                <text:p>0.0076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